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spreadsheet" manifest:full-path="Object 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fill="none" draw:textarea-horizontal-align="left" draw:textarea-vertical-align="top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305cm" draw:marker-end="Arrow" draw:marker-end-width="0.178cm" draw:textarea-horizontal-align="center" draw:textarea-vertical-align="middle" fo:padding-top="0.137cm" fo:padding-bottom="0.137cm" fo:padding-left="0.262cm" fo:padding-right="0.26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10.501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8.094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6.2cm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svg:stroke-color="#000000" draw:fill="none" draw:fill-color="#ffffff" draw:textarea-horizontal-align="left" draw:auto-grow-height="true" draw:auto-grow-width="false" fo:min-height="5.321cm" fo:min-width="6.2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7.126cm" fo:padding-top="0.137cm" fo:padding-bottom="0.137cm" fo:padding-left="0.262cm" fo:padding-right="0.262cm"/>
    </style:style>
    <style:style style:name="gr10" style:family="graphic" style:parent-style-name="standard">
      <style:graphic-properties draw:stroke="solid" svg:stroke-width="0.025cm" svg:stroke-color="#000000" draw:fill="none" draw:fill-color="#ffffff" draw:textarea-horizontal-align="left" draw:auto-grow-height="true" draw:auto-grow-width="false" fo:min-height="6.046cm" fo:min-width="6.2cm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draw:fill="none" draw:textarea-horizontal-align="left" draw:textarea-vertical-align="top" draw:auto-grow-height="false" fo:padding-top="0.137cm" fo:padding-bottom="0.137cm" fo:padding-left="0.262cm" fo:padding-right="0.262cm"/>
    </style:style>
    <style:style style:name="gr12" style:family="graphic" style:parent-style-name="standard">
      <style:graphic-properties draw:stroke="solid" svg:stroke-width="0.025cm" svg:stroke-color="#000000" draw:fill="none" draw:fill-color="#ffffff" draw:textarea-horizontal-align="left" draw:auto-grow-height="true" draw:auto-grow-width="false" fo:min-height="5.523cm" fo:min-width="6.2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12.023cm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draw:marker-end="Arrow" draw:marker-end-width="0.075cm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width="0.025cm" svg:stroke-color="#000000" draw:marker-end="Arrow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17" style:family="graphic" style:parent-style-name="standard">
      <style:graphic-properties draw:stroke="none" draw:fill="none" fo:min-height="7.085cm"/>
    </style:style>
    <style:style style:name="gr18" style:family="graphic" style:parent-style-name="standard">
      <style:graphic-properties draw:ole-draw-aspect="1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0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16cm"/>
    </style:style>
    <style:style style:name="gr24" style:family="graphic" style:parent-style-name="standard">
      <style:graphic-properties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56cm"/>
    </style:style>
    <style:style style:name="gr28" style:family="graphic" style:parent-style-name="standard">
      <style:graphic-properties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svg:stroke-color="#ffff00" draw:fill-color="#e6ff00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1cm" fo:min-width="0cm"/>
    </style:style>
    <style:style style:name="gr33" style:family="graphic" style:parent-style-name="standard">
      <style:graphic-properties draw:fill="none" draw:textarea-horizontal-align="left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083cm" fo:min-width="7.155cm"/>
    </style:style>
    <style:style style:name="gr35" style:family="graphic" style:parent-style-name="standard">
      <style:graphic-properties draw:stroke="none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472cm"/>
    </style:style>
    <style:style style:name="gr38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39" style:family="graphic" style:parent-style-name="standard">
      <style:graphic-properties draw:stroke="none" draw:fill="none" fo:min-height="1.235cm"/>
    </style:style>
    <style:style style:name="gr40" style:family="graphic" style:parent-style-name="standard">
      <style:graphic-properties draw:stroke="none" draw:fill="none" fo:min-height="4.934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outline1">
      <style:graphic-properties draw:fill-color="#ffffff" fo:min-height="12.752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outline1">
      <style:graphic-properties fo:min-height="17.26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text-align="justify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18pt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style:text-properties fo:font-size="20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family="'Nimbus Sans L'" style:font-style-name="Regular" style:font-family-generic="swiss" style:font-pitch="variable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family="FreeMono" style:font-family-generic="modern" style:font-pitch="fixed" fo:font-size="16pt" style:font-size-asian="16pt" style:font-size-complex="16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2" draw:layer="layout" svg:width="6.055cm" svg:height="0.978cm" svg:x="0.962cm" svg:y="7.056cm">
          <draw:text-box>
            <text:p text:style-name="P1"><text:span text:style-name="T1">Directory &lt;DirectoryLabel&gt;</text:span></text:p>
          </draw:text-box>
        </draw:frame>
        <draw:custom-shape draw:style-name="gr2" draw:text-style-name="P4" draw:layer="layout" svg:width="6.534cm" svg:height="7.899cm" svg:x="1.443cm" svg:y="9.099cm">
          <text:p text:style-name="P3"><text:span text:style-name="T1">&lt;FilesView&gt;</text:span></text:p>
          <text:p text:style-name="P3"><text:span text:style-name="T1"/></text:p>
          <text:p text:style-name="P3"><text:span text:style-name="T1">uses ListSelectionListener</text:span></text:p>
          <text:p text:style-name="P3"><text:span text:style-name="T1">calls EntriesModel.setEntriesFile</text:span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4cm" svg:y="0cm" presentation:class="title" presentation:user-transformed="true">
          <draw:text-box>
            <text:p text:style-name="P1">Bulk Extractor UI Call Chain (old)</text:p>
          </draw:text-box>
        </draw:frame>
        <draw:frame draw:style-name="gr1" draw:text-style-name="P2" draw:layer="layout" svg:width="6.321cm" svg:height="0.978cm" svg:x="10.143cm" svg:y="7.056cm">
          <draw:text-box>
            <text:p text:style-name="P1"><text:span text:style-name="T1">Entry file &lt;EntriesFileLabel&gt;</text:span></text:p>
          </draw:text-box>
        </draw:frame>
        <draw:custom-shape draw:style-name="gr2" draw:text-style-name="P4" draw:layer="layout" svg:width="6.534cm" svg:height="7.899cm" svg:x="10.624cm" svg:y="9.099cm">
          <text:p text:style-name="P3"><text:span text:style-name="T1">&lt;EntriesView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251cm" svg:height="3.247cm" svg:x="8.418cm" svg:y="17.559cm">
          <text:p text:style-name="P3"><text:span text:style-name="T1">EntriesFilterPan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251cm" svg:height="3.167cm" svg:x="13.911cm" svg:y="17.639cm">
          <text:p text:style-name="P3"><text:span text:style-name="T1">EntriesFinderPan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47cm" svg:height="0.922cm" svg:x="8.7cm" svg:y="18.482cm">
          <text:p text:style-name="P3"><text:span text:style-name="T1">filter JLabe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007cm" svg:height="0.922cm" svg:x="8.979cm" svg:y="19.582cm">
          <text:p text:style-name="P3"><text:span text:style-name="T1">enable C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47cm" svg:height="0.922cm" svg:x="14.233cm" svg:y="18.544cm">
          <text:p text:style-name="P3"><text:span text:style-name="T1">finder JLabe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5cm" svg:height="0.922cm" svg:x="14.191cm" svg:y="19.644cm">
          <text:p text:style-name="P3"><text:span text:style-name="T1">prev C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5cm" svg:height="0.922cm" svg:x="16.692cm" svg:y="19.644cm">
          <text:p text:style-name="P3"><text:span text:style-name="T1">next CB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636cm" svg:height="0.978cm" svg:x="19.845cm" svg:y="7.056cm">
          <draw:text-box>
            <text:p text:style-name="P1"><text:span text:style-name="T1">Raw file &lt;RawFileLabel&gt;</text:span></text:p>
          </draw:text-box>
        </draw:frame>
        <draw:custom-shape draw:style-name="gr2" draw:text-style-name="P4" draw:layer="layout" svg:width="6.534cm" svg:height="7.899cm" svg:x="20.326cm" svg:y="9.099cm">
          <text:p text:style-name="P3"><text:span text:style-name="T1">&lt;RawFileView&gt;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949cm" svg:height="1.681cm" svg:x="1.082cm" svg:y="4.956cm">
          <draw:text-box>
            <text:p text:style-name="P1"><text:span text:style-name="T1">&lt;FilesModel.setDirectory&gt;</text:span></text:p>
            <text:p text:style-name="P1"><text:span text:style-name="T1">extends AbstractListModel</text:span></text:p>
          </draw:text-box>
        </draw:frame>
        <draw:frame draw:style-name="gr1" draw:text-style-name="P2" draw:layer="layout" svg:width="8.214cm" svg:height="2.384cm" svg:x="10.143cm" svg:y="4.684cm">
          <draw:text-box>
            <text:p text:style-name="P1"><text:span text:style-name="T1">&lt;EntriesModel.setEntriesFile&gt;,</text:span></text:p>
            <text:p text:style-name="P1"><text:span text:style-name="T1">&lt;EntriesModel.setFilteredEntriesList&gt;</text:span></text:p>
            <text:p text:style-name="P1"><text:span text:style-name="T1">extends AbstractListModel</text:span></text:p>
          </draw:text-box>
        </draw:frame>
        <draw:frame draw:style-name="gr1" draw:text-style-name="P2" draw:layer="layout" svg:width="6.41cm" svg:height="1.681cm" svg:x="19.604cm" svg:y="4.956cm">
          <draw:text-box>
            <text:p text:style-name="P1"><text:span text:style-name="T1">&lt;RawFileModel.setRawFile&gt;</text:span></text:p>
            <text:p text:style-name="P1"><text:span text:style-name="T1">extends AbstractListModel</text:span></text:p>
          </draw:text-box>
        </draw:frame>
        <draw:frame draw:style-name="gr1" draw:text-style-name="P2" draw:layer="layout" svg:width="6.575cm" svg:height="1.681cm" svg:x="2.285cm" svg:y="2.672cm">
          <draw:text-box>
            <text:p text:style-name="P1"><text:span text:style-name="T1">&lt;MOpen&gt;</text:span></text:p>
            <text:p text:style-name="P1"><text:span text:style-name="T1">calls setDirectory, setRawFile</text:span></text:p>
          </draw:text-box>
        </draw:frame>
        <draw:line draw:style-name="gr3" draw:text-style-name="P5" draw:layer="layout" svg:x1="5.011cm" svg:y1="4.345cm" svg:x2="5.251cm" svg:y2="4.956cm">
          <text:p/>
        </draw:line>
        <draw:line draw:style-name="gr3" draw:text-style-name="P5" draw:layer="layout" svg:x1="5.385cm" svg:y1="6.294cm" svg:x2="5.346cm" svg:y2="7.056cm">
          <text:p/>
        </draw:line>
        <draw:line draw:style-name="gr3" draw:text-style-name="P5" draw:layer="layout" svg:x1="5.947cm" svg:y1="6.629cm" svg:x2="5.786cm" svg:y2="8.659cm">
          <text:p/>
        </draw:line>
        <draw:line draw:style-name="gr3" draw:text-style-name="P5" draw:layer="layout" svg:x1="8.659cm" svg:y1="11.265cm" svg:x2="10.423cm" svg:y2="5.332cm">
          <text:p/>
        </draw:line>
        <draw:line draw:style-name="gr3" draw:text-style-name="P5" draw:layer="layout" svg:x1="9.701cm" svg:y1="17.318cm" svg:x2="10.523cm" svg:y2="6.093cm">
          <text:p/>
        </draw:line>
        <draw:line draw:style-name="gr3" draw:text-style-name="P5" draw:layer="layout" svg:x1="14.326cm" svg:y1="6.615cm" svg:x2="14.287cm" svg:y2="7.377cm">
          <text:p/>
        </draw:line>
        <draw:line draw:style-name="gr3" draw:text-style-name="P5" draw:layer="layout" svg:x1="14.888cm" svg:y1="6.75cm" svg:x2="14.727cm" svg:y2="8.78cm">
          <text:p/>
        </draw:line>
        <draw:line draw:style-name="gr3" draw:text-style-name="P5" draw:layer="layout" svg:x1="24.188cm" svg:y1="6.375cm" svg:x2="24.149cm" svg:y2="7.137cm">
          <text:p/>
        </draw:line>
        <draw:line draw:style-name="gr3" draw:text-style-name="P5" draw:layer="layout" svg:x1="24.75cm" svg:y1="6.71cm" svg:x2="24.589cm" svg:y2="8.74cm">
          <text:p/>
        </draw:line>
        <draw:line draw:style-name="gr3" draw:text-style-name="P5" draw:layer="layout" svg:x1="10.181cm" svg:y1="3.929cm" svg:x2="19.604cm" svg:y2="4.956cm">
          <text:p/>
        </draw:line>
        <draw:line draw:style-name="gr3" draw:text-style-name="P5" draw:layer="layout" svg:x1="14.447cm" svg:y1="5.212cm" svg:x2="14.191cm" svg:y2="5.773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draw:style-name="gr1" draw:text-style-name="P2" draw:layer="layout" svg:width="6.055cm" svg:height="0.978cm" svg:x="0.881cm" svg:y="9.903cm">
          <draw:text-box>
            <text:p text:style-name="P1"><text:span text:style-name="T1">Directory &lt;DirectoryLabel&gt;</text:span></text:p>
          </draw:text-box>
        </draw:frame>
        <draw:frame presentation:style-name="pr1" draw:text-style-name="P1" draw:layer="layout" svg:width="25.199cm" svg:height="3.256cm" svg:x="1.4cm" svg:y="0cm" presentation:class="title" presentation:user-transformed="true">
          <draw:text-box>
            <text:p text:style-name="P1">Bulk Extractor UI Call Chain 1 of 2</text:p>
          </draw:text-box>
        </draw:frame>
        <draw:custom-shape draw:style-name="gr2" draw:text-style-name="P4" draw:layer="layout" svg:width="3.847cm" svg:height="0.922cm" svg:x="12.708cm" svg:y="17.319cm">
          <text:p text:style-name="P3"><text:span text:style-name="T1">filter: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44cm" svg:height="0.922cm" svg:x="10.021cm" svg:y="17.337cm">
          <text:p text:style-name="P3"><text:span text:style-name="T1">&lt;Clear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47cm" svg:height="0.922cm" svg:x="12.707cm" svg:y="19.185cm">
          <text:p text:style-name="P3"><text:span text:style-name="T1">highlighter: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8.434cm" svg:height="3.087cm" svg:x="0cm" svg:y="2.672cm">
          <draw:text-box>
            <text:p text:style-name="P1"><text:span text:style-name="T1">&lt;MOpen&gt;</text:span></text:p>
            <text:p text:style-name="P1"><text:span text:style-name="T1">calls DirectoryModel.setDirectory()</text:span></text:p>
            <text:p text:style-name="P1"><text:span text:style-name="T1">setDirectory fires notifyObservers(File)</text:span></text:p>
            <text:p text:style-name="P1"><text:span text:style-name="T1">for listening Observers</text:span></text:p>
          </draw:text-box>
        </draw:frame>
        <draw:line draw:style-name="gr3" draw:text-style-name="P5" draw:layer="layout" svg:x1="3.407cm" svg:y1="5.743cm" svg:x2="3.928cm" svg:y2="9.903cm">
          <text:p/>
        </draw:line>
        <draw:line draw:style-name="gr3" draw:text-style-name="P5" draw:layer="layout" svg:x1="4.267cm" svg:y1="5.532cm" svg:x2="4.949cm" svg:y2="6.029cm">
          <text:p/>
        </draw:line>
        <draw:line draw:style-name="gr3" draw:text-style-name="P5" draw:layer="layout" svg:x1="5.572cm" svg:y1="9.1cm" svg:x2="2.685cm" svg:y2="11.425cm">
          <text:p/>
        </draw:line>
        <draw:frame draw:style-name="gr5" draw:text-style-name="P7" draw:layer="layout" svg:width="8.298cm" svg:height="3.087cm" svg:x="3.649cm" svg:y="6.029cm">
          <draw:text-box>
            <text:p text:style-name="P1"><text:span text:style-name="T1">FilesModel detects directory change using Observer.</text:span></text:p>
            <text:p text:style-name="P1"><text:span text:style-name="T1">Provides file list using AbstractListModel.</text:span></text:p>
          </draw:text-box>
        </draw:frame>
        <draw:frame draw:style-name="gr6" draw:text-style-name="P7" draw:layer="layout" svg:width="8.699cm" svg:height="3.79cm" svg:x="13.55cm" svg:y="2.437cm">
          <draw:text-box>
            <text:p text:style-name="P1"><text:span text:style-name="T1">EntriesFileModel.setEntriesFile() sets the active entries file. <text:s/>Fires notifyObservers(File) for listening Observers. <text:s/>Contains public getEntriesText().</text:span></text:p>
          </draw:text-box>
        </draw:frame>
        <draw:frame draw:style-name="gr7" draw:text-style-name="P7" draw:layer="layout" svg:width="9.44cm" svg:height="12.226cm" svg:x="18.56cm" svg:y="6.31cm">
          <draw:text-box>
            <text:p text:style-name="P1"><text:span text:style-name="T1">EntriesDocumentModel manages entries content using Document.</text:span></text:p>
            <text:p text:style-name="P1"><text:span text:style-name="T1">Document content is set by:</text:span></text:p>
            <text:p text:style-name="P1"><text:span text:style-name="T1">1) Observer calls setFilter().</text:span></text:p>
            <text:p text:style-name="P1"><text:span text:style-name="T1">2) Function setFilter(Pattern) sets filtered entries.</text:span></text:p>
            <text:p text:style-name="P1"><text:span text:style-name="T1">3) Function.setHighlight(Pattern) sets highlights</text:span></text:p>
            <text:p text:style-name="P1"><text:span text:style-name="T1"/></text:p>
            <text:p text:style-name="P1"><text:span text:style-name="T1">Contains:</text:span></text:p>
            <text:p text:style-name="P1"><text:span text:style-name="T1">private String unfilteredEntriesText,</text:span></text:p>
            <text:p text:style-name="P1"><text:span text:style-name="T1">private String filteredEntriesText,</text:span></text:p>
            <text:p text:style-name="P1"><text:span text:style-name="T1">private Pattern filter,</text:span></text:p>
            <text:p text:style-name="P1"><text:span text:style-name="T1">private Pattern highlight,</text:span></text:p>
            <text:p text:style-name="P1"><text:span text:style-name="T1">private setEntriesFile(File),</text:span></text:p>
            <text:p text:style-name="P1"><text:span text:style-name="T1">public setFilter(Pattern),</text:span></text:p>
            <text:p text:style-name="P1"><text:span text:style-name="T1">public setHighlight(Pattern)</text:span></text:p>
          </draw:text-box>
        </draw:frame>
        <draw:frame draw:style-name="gr8" draw:text-style-name="P7" draw:layer="layout" svg:width="6.604cm" svg:height="5.595cm" svg:x="1.173cm" svg:y="11.162cm">
          <draw:text-box>
            <text:p text:style-name="P1"><text:span text:style-name="T1">&lt;FilesView&gt;</text:span></text:p>
            <text:p text:style-name="P1"><text:span text:style-name="T1"/></text:p>
            <text:p text:style-name="P1"><text:span text:style-name="T1">View fires ListSelectionListener when entries file selection changes.</text:span></text:p>
          </draw:text-box>
        </draw:frame>
        <draw:frame draw:style-name="gr1" draw:text-style-name="P2" draw:layer="layout" svg:width="6.478cm" svg:height="0.978cm" svg:x="9.782cm" svg:y="9.822cm">
          <draw:text-box>
            <text:p text:style-name="P1"><text:span text:style-name="T1">Entry File &lt;EntriesFileLabel&gt;</text:span></text:p>
          </draw:text-box>
        </draw:frame>
        <draw:line draw:style-name="gr3" draw:text-style-name="P5" draw:layer="layout" svg:x1="16.957cm" svg:y1="5.508cm" svg:x2="14.952cm" svg:y2="9.621cm">
          <text:p/>
        </draw:line>
        <draw:frame draw:style-name="gr8" draw:text-style-name="P7" draw:layer="layout" svg:width="6.604cm" svg:height="5.595cm" svg:x="10.074cm" svg:y="11.081cm">
          <draw:text-box>
            <text:p text:style-name="P1"><text:span text:style-name="T1">&lt;EntriesView&gt;</text:span></text:p>
            <text:p text:style-name="P1"><text:span text:style-name="T1"/></text:p>
            <text:p text:style-name="P1"><text:span text:style-name="T1">View fires ListSelectionListener when entries file selection changes.</text:span></text:p>
          </draw:text-box>
        </draw:frame>
        <draw:line draw:style-name="gr3" draw:text-style-name="P5" draw:layer="layout" svg:x1="17.358cm" svg:y1="5.508cm" svg:x2="18.853cm" svg:y2="8.739cm">
          <text:p/>
        </draw:line>
        <draw:line draw:style-name="gr3" draw:text-style-name="P5" draw:layer="layout" svg:x1="6.694cm" svg:y1="13.47cm" svg:x2="13.55cm" svg:y2="3.256cm">
          <text:p/>
        </draw:line>
        <draw:line draw:style-name="gr3" draw:text-style-name="P5" draw:layer="layout" svg:x1="14.471cm" svg:y1="17.639cm" svg:x2="18.841cm" svg:y2="9.862cm">
          <text:p/>
        </draw:line>
        <draw:line draw:style-name="gr3" draw:text-style-name="P5" draw:layer="layout" svg:x1="24.093cm" svg:y1="7.617cm" svg:x2="14.191cm" svg:y2="11.425cm">
          <text:p/>
        </draw:line>
        <draw:custom-shape draw:style-name="gr2" draw:text-style-name="P4" draw:layer="layout" svg:width="2.244cm" svg:height="0.922cm" svg:x="9.963cm" svg:y="19.185cm">
          <text:p text:style-name="P3"><text:span text:style-name="T1">&lt;Clear&gt;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5.795cm" svg:y1="19.604cm" svg:x2="18.841cm" svg:y2="11.425cm">
          <text:p/>
        </draw:lin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cm" presentation:class="title" presentation:user-transformed="true">
          <draw:text-box>
            <text:p text:style-name="P1">Bulk Extractor UI Call Chain 2 of 2</text:p>
          </draw:text-box>
        </draw:frame>
        <draw:frame draw:style-name="gr9" draw:text-style-name="P7" draw:layer="layout" svg:width="10.102cm" svg:height="3.087cm" svg:x="3.087cm" svg:y="3.256cm">
          <draw:text-box>
            <text:p text:style-name="P1"><text:span text:style-name="T1">&lt;MOpen&gt; calls RawFileModel.setRawFile(File) for listening Observers</text:span></text:p>
            <text:p text:style-name="P1"><text:span text:style-name="T1">Contains getRawFileChannel(rawFileChannel)</text:span></text:p>
          </draw:text-box>
        </draw:frame>
        <draw:frame draw:style-name="gr10" draw:text-style-name="P7" draw:layer="layout" svg:width="7.605cm" svg:height="6.32cm" svg:x="3.54cm" svg:y="9.355cm">
          <draw:text-box>
            <text:p text:style-name="P1"><text:span text:style-name="T1">&lt;RawFileView&gt;</text:span></text:p>
          </draw:text-box>
        </draw:frame>
        <draw:line draw:style-name="gr3" draw:text-style-name="P5" draw:layer="layout" svg:x1="6.253cm" svg:y1="5.372cm" svg:x2="6.735cm" svg:y2="8.381cm">
          <text:p/>
        </draw:line>
        <draw:frame draw:style-name="gr1" draw:text-style-name="P2" draw:layer="layout" svg:width="5.792cm" svg:height="0.978cm" svg:x="3.54cm" svg:y="8.381cm">
          <draw:text-box>
            <text:p text:style-name="P1"><text:span text:style-name="T1">Raw File &lt;RawFileLabel&gt;</text:span></text:p>
          </draw:text-box>
        </draw:frame>
        <draw:frame draw:style-name="gr9" draw:text-style-name="P7" draw:layer="layout" svg:width="10.982cm" svg:height="7.305cm" svg:x="16.077cm" svg:y="7.369cm">
          <draw:text-box>
            <text:p text:style-name="P1"><text:span text:style-name="T1">RawDocumentModel manages raw data content using Document. <text:s/>Raw data content is set by:</text:span></text:p>
            <text:p text:style-name="P1"><text:span text:style-name="T1">1) Observer calls setStartByte()</text:span></text:p>
            <text:p text:style-name="P1"><text:span text:style-name="T1">2) Function setStartByte() sets location within file.</text:span></text:p>
            <text:p text:style-name="P1"><text:span text:style-name="T1"/></text:p>
            <text:p text:style-name="P1"><text:span text:style-name="T1">Contains:</text:span></text:p>
            <text:p text:style-name="P1"><text:span text:style-name="T1">private FileChannel RawFileChannel</text:span></text:p>
            <text:p text:style-name="P1"><text:span text:style-name="T1">private Long startByte</text:span></text:p>
            <text:p text:style-name="P1"><text:span text:style-name="T1">public setStartByte(newStartByte)</text:span></text:p>
            <text:p text:style-name="P1"><text:span text:style-name="T1">public Long getStartByte()</text:span></text:p>
          </draw:text-box>
        </draw:frame>
        <draw:line draw:style-name="gr3" draw:text-style-name="P5" draw:layer="layout" svg:x1="6.694cm" svg:y1="16.396cm" svg:x2="16.077cm" svg:y2="10.583cm">
          <text:p/>
        </draw:line>
        <draw:line draw:style-name="gr3" draw:text-style-name="P5" draw:layer="layout" svg:x1="8.338cm" svg:y1="5.212cm" svg:x2="16.077cm" svg:y2="9.902cm">
          <text:p/>
        </draw:line>
        <draw:line draw:style-name="gr3" draw:text-style-name="P5" draw:layer="layout" svg:x1="21.046cm" svg:y1="8.659cm" svg:x2="9.701cm" svg:y2="10.182cm">
          <text:p/>
        </draw:line>
        <draw:custom-shape draw:style-name="gr2" draw:text-style-name="P4" draw:layer="layout" svg:width="0.842cm" svg:height="0.922cm" svg:x="4.189cm" svg:y="16.152cm">
          <text:p text:style-name="P3"><text:span text:style-name="T1">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167cm" svg:height="0.922cm" svg:x="7.436cm" svg:y="16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842cm" svg:height="0.922cm" svg:x="5.189cm" svg:y="16.152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842cm" svg:height="0.922cm" svg:x="6.189cm" svg:y="16.152cm">
          <text:p text:style-name="P3"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draw:style-name="gr1" draw:text-style-name="P7" draw:layer="layout" svg:width="6.055cm" svg:height="0.978cm" svg:x="0.72cm" svg:y="5.533cm">
          <draw:text-box>
            <text:p text:style-name="P1"><text:span text:style-name="T1">Directory &lt;DirectoryLabel&gt;</text:span></text:p>
          </draw:text-box>
        </draw:frame>
        <draw:frame presentation:style-name="pr1" draw:text-style-name="P1" draw:layer="layout" svg:width="25.199cm" svg:height="3.256cm" svg:x="1.4cm" svg:y="0cm" presentation:class="title" presentation:user-transformed="true">
          <draw:text-box>
            <text:p text:style-name="P1">Bulk Extractor UI Primary Panes</text:p>
          </draw:text-box>
        </draw:frame>
        <draw:custom-shape draw:style-name="gr11" draw:text-style-name="P4" draw:layer="layout" svg:width="2.003cm" svg:height="0.922cm" svg:x="14.844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44cm" svg:height="0.922cm" svg:x="12.317cm" svg:y="13.128cm">
          <text:p text:style-name="P3"><text:span text:style-name="T1">&lt;Clear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934cm" svg:height="0.922cm" svg:x="14.912cm" svg:y="14.97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6.604cm" svg:height="5.595cm" svg:x="1.012cm" svg:y="6.792cm">
          <draw:text-box>
            <text:p text:style-name="P1"><text:span text:style-name="T1">Files JList</text:span></text:p>
            <text:p text:style-name="P1"><text:span text:style-name="T1">List</text:span></text:p>
          </draw:text-box>
        </draw:frame>
        <draw:frame draw:style-name="gr1" draw:text-style-name="P7" draw:layer="layout" svg:width="6.478cm" svg:height="0.978cm" svg:x="10.074cm" svg:y="5.613cm">
          <draw:text-box>
            <text:p text:style-name="P1"><text:span text:style-name="T1">Entry File &lt;EntriesFileLabel&gt;</text:span></text:p>
          </draw:text-box>
        </draw:frame>
        <draw:frame draw:style-name="gr8" draw:text-style-name="P7" draw:layer="layout" svg:width="6.604cm" svg:height="5.595cm" svg:x="10.366cm" svg:y="6.872cm">
          <draw:text-box>
            <text:p text:style-name="P1"><text:span text:style-name="T1">Entries JTextArea</text:span></text:p>
            <text:p text:style-name="P1"><text:span text:style-name="T1">Document</text:span></text:p>
          </draw:text-box>
        </draw:frame>
        <draw:custom-shape draw:style-name="gr2" draw:text-style-name="P4" draw:layer="layout" svg:width="2.244cm" svg:height="0.922cm" svg:x="12.259cm" svg:y="14.976cm">
          <text:p text:style-name="P3"><text:span text:style-name="T1">&lt;Clear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42cm" svg:height="0.922cm" svg:x="19.703cm" svg:y="13.144cm">
          <text:p text:style-name="P3"><text:span text:style-name="T1">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6.414cm" svg:height="5.797cm" svg:x="19.723cm" svg:y="6.831cm">
          <draw:text-box>
            <text:p text:style-name="P1"><text:span text:style-name="T1">Raw File JTextArea</text:span></text:p>
            <text:p text:style-name="P1"><text:span text:style-name="T1">Document</text:span></text:p>
          </draw:text-box>
        </draw:frame>
        <draw:frame draw:style-name="gr1" draw:text-style-name="P2" draw:layer="layout" svg:width="5.792cm" svg:height="0.978cm" svg:x="19.415cm" svg:y="5.656cm">
          <draw:text-box>
            <text:p text:style-name="P1"><text:span text:style-name="T1">Raw File &lt;RawFileLabel&gt;</text:span></text:p>
          </draw:text-box>
        </draw:frame>
        <draw:custom-shape draw:style-name="gr11" draw:text-style-name="P4" draw:layer="layout" svg:width="3.167cm" svg:height="0.922cm" svg:x="22.95cm" svg:y="13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7" draw:layer="layout" svg:width="2.579cm" svg:height="0.978cm" svg:x="2.565cm" svg:y="3.609cm">
          <draw:text-box>
            <text:p text:style-name="P1"><text:span text:style-name="T1">FilesPane</text:span></text:p>
          </draw:text-box>
        </draw:frame>
        <draw:frame draw:style-name="gr1" draw:text-style-name="P7" draw:layer="layout" svg:width="3.041cm" svg:height="0.978cm" svg:x="11.865cm" svg:y="3.609cm">
          <draw:text-box>
            <text:p text:style-name="P1"><text:span text:style-name="T1">EntriesPane</text:span></text:p>
          </draw:text-box>
        </draw:frame>
        <draw:frame draw:style-name="gr1" draw:text-style-name="P7" draw:layer="layout" svg:width="3.269cm" svg:height="0.978cm" svg:x="20.886cm" svg:y="3.609cm">
          <draw:text-box>
            <text:p text:style-name="P1"><text:span text:style-name="T1">RawFilePane</text:span></text:p>
          </draw:text-box>
        </draw:frame>
        <draw:frame draw:style-name="gr1" draw:text-style-name="P7" draw:layer="layout" svg:width="1.55cm" svg:height="0.978cm" svg:x="10.114cm" svg:y="13.07cm">
          <draw:text-box>
            <text:p text:style-name="P1"><text:span text:style-name="T1">Filter</text:span></text:p>
          </draw:text-box>
        </draw:frame>
        <draw:frame draw:style-name="gr1" draw:text-style-name="P7" draw:layer="layout" svg:width="2.325cm" svg:height="0.978cm" svg:x="9.392cm" svg:y="14.976cm">
          <draw:text-box>
            <text:p text:style-name="P1"><text:span text:style-name="T1">Highlight</text:span></text:p>
          </draw:text-box>
        </draw:frame>
        <draw:custom-shape draw:style-name="gr2" draw:text-style-name="P4" draw:layer="layout" svg:width="0.842cm" svg:height="0.922cm" svg:x="20.703cm" svg:y="13.144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842cm" svg:height="0.922cm" svg:x="21.703cm" svg:y="13.144cm">
          <text:p text:style-name="P3"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eature File Document Provider</text:p>
          </draw:text-box>
        </draw:frame>
        <draw:frame draw:style-name="gr9" draw:text-style-name="P7" draw:layer="layout" svg:width="11.625cm" svg:height="0.978cm" svg:x="8.539cm" svg:y="2.895cm">
          <draw:text-box>
            <text:p text:style-name="P1"><text:span text:style-name="T1">FeaturesDocument implements Document</text:span></text:p>
          </draw:text-box>
        </draw:frame>
        <draw:frame draw:style-name="gr9" draw:text-style-name="P7" draw:layer="layout" svg:width="14.63cm" svg:height="15.741cm" svg:x="0.804cm" svg:y="4.906cm">
          <draw:text-box>
            <text:p text:style-name="P1"><text:span text:style-name="T1">Document</text:span></text:p>
            <text:p text:style-name="P1"><text:span text:style-name="T1"/></text:p>
            <text:p text:style-name="P1"><text:span text:style-name="T1">private EventListenerList listenerList</text:span></text:p>
            <text:p text:style-name="P1"><text:span text:style-name="T1">private Dictionary documentProperties</text:span></text:p>
            <text:p text:style-name="P1"><text:span text:style-name="T1"/></text:p>
            <text:p text:style-name="P1"><text:span text:style-name="T1">public addDocumentListener(DocumentListener)</text:span></text:p>
            <text:p text:style-name="P1"><text:span text:style-name="T1">public addUndoableEditListener - NO</text:span></text:p>
            <text:p text:style-name="P1"><text:span text:style-name="T1">public Position createPosition(offs)</text:span></text:p>
            <text:p text:style-name="P1"><text:span text:style-name="T1">public getDefaultRootElement - NO</text:span></text:p>
            <text:p text:style-name="P1"><text:span text:style-name="T1">public Position getEndPosition()</text:span></text:p>
            <text:p text:style-name="P1"><text:span text:style-name="T1">public int getLength()</text:span></text:p>
            <text:p text:style-name="P1"><text:span text:style-name="T1">public Object getProperty(Object key)</text:span></text:p>
            <text:p text:style-name="P1"><text:span text:style-name="T1">public Element[] getRootElements() - NO?</text:span></text:p>
            <text:p text:style-name="P1"><text:span text:style-name="T1">public Position getStartPosition() - NO?</text:span></text:p>
            <text:p text:style-name="P1"><text:span text:style-name="T1">public String getText(off, len) - NO?</text:span></text:p>
            <text:p text:style-name="P1"><text:span text:style-name="T1">public getText(off, len, Segment txt)</text:span></text:p>
            <text:p text:style-name="P1"><text:span text:style-name="T1">public insertString(off, str, AttributeSet a) - NO *1</text:span></text:p>
            <text:p text:style-name="P1"><text:span text:style-name="T1">public putProperty(key, value)</text:span></text:p>
            <text:p text:style-name="P1"><text:span text:style-name="T1">public remove(off, len) - NO *1</text:span></text:p>
            <text:p text:style-name="P1"><text:span text:style-name="T1">public removeDocumentListener(DocumentListener)</text:span></text:p>
            <text:p text:style-name="P1"><text:span text:style-name="T1">public removeUndoableEditListener(Undoable...) - NO</text:span></text:p>
            <text:p text:style-name="P1"><text:span text:style-name="T1">public render(Runnable r)</text:span></text:p>
          </draw:text-box>
        </draw:frame>
        <draw:frame draw:style-name="gr9" draw:text-style-name="P7" draw:layer="layout" svg:width="11.623cm" svg:height="10.82cm" svg:x="15.736cm" svg:y="4.82cm">
          <draw:text-box>
            <text:p text:style-name="P1"><text:span text:style-name="T1">FeaturesDocument</text:span></text:p>
            <text:p text:style-name="P1"><text:span text:style-name="T1"/></text:p>
            <text:p text:style-name="P1"><text:span text:style-name="T1">private int maxLines</text:span></text:p>
            <text:p text:style-name="P1"><text:span text:style-name="T1">int lineBeginIndex[]</text:span></text:p>
            <text:p text:style-name="P1"><text:span text:style-name="T1">int lineEndIndex[]</text:span></text:p>
            <text:p text:style-name="P1"><text:span text:style-name="T1">int totalLines</text:span></text:p>
            <text:p text:style-name="P1"><text:span text:style-name="T1">int totalBytes</text:span></text:p>
            <text:p text:style-name="P1"><text:span text:style-name="T1">int filteredLineBeginIndex[]</text:span></text:p>
            <text:p text:style-name="P1"><text:span text:style-name="T1">int filteredLineEndIndex[]</text:span></text:p>
            <text:p text:style-name="P1"><text:span text:style-name="T1">int totalFilteredLines</text:span></text:p>
            <text:p text:style-name="P1"><text:span text:style-name="T1">int totalFilteredBytes</text:span></text:p>
            <text:p text:style-name="P1"><text:span text:style-name="T1"/></text:p>
            <text:p text:style-name="P1"><text:span text:style-name="T1">public setText(mappedByteBuffer) *1</text:span></text:p>
            <text:p text:style-name="P1"><text:span text:style-name="T1">public setFilteredText(String filter) *1</text:span></text:p>
            <text:p text:style-name="P1"><text:span text:style-name="T1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draw:style-name="gr13" draw:text-style-name="P7" draw:layer="layout" svg:width="12.506cm" svg:height="5.196cm" svg:x="7.177cm" svg:y="4.218cm">
          <draw:text-box>
            <text:p text:style-name="P1"><text:span text:style-name="T1">&lt;FilesModel&gt;.setDirectory(String)</text:span></text:p>
            <text:p text:style-name="P1"><text:span text:style-name="T1"/></text:p>
            <text:p text:style-name="P1"><text:span text:style-name="T1">extends AbstractListModel to provide list elements and data change notification to registered ListDataListener objects.</text:span></text:p>
            <text:p text:style-name="P1"><text:span text:style-name="T1"/></text:p>
            <text:p text:style-name="P1"><text:span text:style-name="T1">Registered listeners: DirectoryJLabel, FilesView</text:span></text:p>
          </draw:text-box>
        </draw:frame>
        <draw:frame draw:style-name="gr1" draw:text-style-name="P2" draw:layer="layout" svg:width="10.115cm" svg:height="2.384cm" svg:x="6.294cm" svg:y="11.506cm">
          <draw:text-box>
            <text:p text:style-name="P1"><text:span text:style-name="T1">&lt;DirectoryJLabel&gt;</text:span></text:p>
            <text:p text:style-name="P1"><text:span text:style-name="T1">implements ListDataListener.contentsChanged</text:span></text:p>
            <text:p text:style-name="P1"><text:span text:style-name="T1">registers via FilesModel.addListDataListener</text:span></text:p>
          </draw:text-box>
        </draw:frame>
        <draw:frame draw:style-name="gr1" draw:text-style-name="P2" draw:layer="layout" svg:width="2.516cm" svg:height="0.978cm" svg:x="2.646cm" svg:y="11.545cm">
          <draw:text-box>
            <text:p text:style-name="P1"><text:span text:style-name="T1">Directory:</text:span></text:p>
          </draw:text-box>
        </draw:frame>
        <draw:custom-shape draw:style-name="gr14" draw:text-style-name="P9" draw:layer="layout" svg:width="16.395cm" svg:height="5.645cm" svg:x="2.687cm" svg:y="13.878cm">
          <text:p text:style-name="P3"><text:span text:style-name="T1">&lt;FilesView&gt;</text:span></text:p>
          <text:p text:style-name="P3"><text:span text:style-name="T1"/></text:p>
          <text:p text:style-name="P3"><text:span text:style-name="T1">implements ListSelectionListener</text:span></text:p>
          <text:p text:style-name="P3"><text:span text:style-name="T1">to observe selection valueChanged</text:span></text:p>
          <text:p text:style-name="P3"><text:span text:style-name="T1">and call EntriesModel.setEntriesFile</text:span></text:p>
          <text:p text:style-name="P3"><text:span text:style-name="T1"/></text:p>
          <text:p text:style-name="P3"><text:span text:style-name="T1">Registered listeners: EntriesFileJlabel, Filter JLabel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4cm" svg:y="0.962cm" presentation:class="title">
          <draw:text-box>
            <text:p text:style-name="P1">Files Directory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draw:style-name="gr1" draw:text-style-name="P2" draw:layer="layout" svg:width="8.713cm" svg:height="3.79cm" svg:x="2.366cm" svg:y="6.214cm">
          <draw:text-box>
            <text:p text:style-name="P1"><text:span text:style-name="T1">&lt;EntriesModel&gt;.setEntriesFile(String)</text:span></text:p>
            <text:p text:style-name="P1"><text:span text:style-name="T1"/></text:p>
            <text:p text:style-name="P1"><text:span text:style-name="T1">extends data model change to issue</text:span></text:p>
            <text:p text:style-name="P1"><text:span text:style-name="T1">AbstractListModel.fireContentsChanged</text:span></text:p>
            <text:p text:style-name="P1"><text:span text:style-name="T1">for registered ListDataListener objects</text:span></text:p>
          </draw:text-box>
        </draw:frame>
        <draw:frame draw:style-name="gr1" draw:text-style-name="P2" draw:layer="layout" svg:width="10.115cm" svg:height="2.384cm" svg:x="6.294cm" svg:y="11.506cm">
          <draw:text-box>
            <text:p text:style-name="P1"><text:span text:style-name="T1">&lt;DirectoryJLabel&gt;</text:span></text:p>
            <text:p text:style-name="P1"><text:span text:style-name="T1">implements ListDataListener.contentsChanged</text:span></text:p>
            <text:p text:style-name="P1"><text:span text:style-name="T1">registers via FilesModel.addListDataListener</text:span></text:p>
          </draw:text-box>
        </draw:frame>
        <draw:frame draw:style-name="gr1" draw:text-style-name="P2" draw:layer="layout" svg:width="2.516cm" svg:height="0.978cm" svg:x="2.646cm" svg:y="11.545cm">
          <draw:text-box>
            <text:p text:style-name="P1"><text:span text:style-name="T1">Directory:</text:span></text:p>
          </draw:text-box>
        </draw:frame>
        <draw:custom-shape draw:style-name="gr14" draw:text-style-name="P9" draw:layer="layout" svg:width="9.3cm" svg:height="5.011cm" svg:x="6.174cm" svg:y="15.153cm">
          <text:p text:style-name="P3"><text:span text:style-name="T1">&lt;FilesView&gt;</text:span></text:p>
          <text:p text:style-name="P3"><text:span text:style-name="T1"/></text:p>
          <text:p text:style-name="P3"><text:span text:style-name="T1">implements ListSelectionListener</text:span></text:p>
          <text:p text:style-name="P3"><text:span text:style-name="T1">to observe selection valueChanged</text:span></text:p>
          <text:p text:style-name="P3"><text:span text:style-name="T1">and call EntriesModel.setEntriesFile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256cm" svg:x="1.4cm" svg:y="0.962cm" presentation:class="title">
          <draw:text-box>
            <text:p text:style-name="P1">Entries File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Document Model Dependencies</text:p>
          </draw:text-box>
        </draw:frame>
        <draw:frame draw:style-name="gr1" draw:layer="layout" svg:width="8.819cm" svg:height="6.611cm" svg:x="3.928cm" svg:y="4.61cm">
          <draw:text-box>
            <text:p text:style-name="P1">PlainView.java:</text:p>
            <text:p text:style-name="P1"><text:s text:c="2"/>private void calculateLongestLine()</text:p>
            <text:p text:style-name="P1"/>
            <text:p text:style-name="P1">paint:</text:p>
            <text:p text:style-name="P1"><text:s text:c="2"/>drawLine:</text:p>
            <text:p text:style-name="P1"><text:s text:c="4"/>drawElement</text:p>
            <text:p text:style-name="P1"><text:s text:c="6"/>drawSelectedText</text:p>
            <text:p text:style-name="P1"><text:s text:c="6"/>drawUnselectedText <text:s/></text:p>
          </draw:text-box>
        </draw:frame>
        <draw:frame draw:style-name="gr1" draw:layer="layout" svg:width="7.337cm" svg:height="4.235cm" svg:x="3.888cm" svg:y="12.428cm">
          <draw:text-box>
            <text:p text:style-name="P1">JComponent:</text:p>
            <text:p text:style-name="P1">paintComponent(Graphics g):</text:p>
            <text:p text:style-name="P1"><text:s text:c="2"/>ui.update(gClone, this)</text:p>
            <text:p text:style-name="P1"/>
            <text:p text:style-name="P1">ComponentUI ui</text:p>
          </draw:text-box>
        </draw:frame>
        <draw:frame draw:style-name="gr1" draw:layer="layout" svg:width="6.432cm" svg:height="2.651cm" svg:x="17.237cm" svg:y="4.691cm">
          <draw:text-box>
            <text:p text:style-name="P1">JScrollPane consists of</text:p>
            <text:p text:style-name="P10">JScrollBars, JViewport,</text:p>
            <text:p text:style-name="P1">and wiring between them.</text:p>
          </draw:text-box>
        </draw:frame>
        <draw:frame draw:style-name="gr1" draw:layer="layout" svg:width="8.154cm" svg:height="2.651cm" svg:x="15.754cm" svg:y="8.7cm">
          <draw:text-box>
            <text:p text:style-name="P1">PlainView.paint uses</text:p>
            <text:p text:style-name="P1">g.getClipBounds</text:p>
            <text:p text:style-name="P1">to calculate which lines to render.</text:p>
          </draw:text-box>
        </draw:frame>
        <draw:frame draw:style-name="gr1" draw:layer="layout" svg:width="10.284cm" svg:height="3.443cm" svg:x="15.153cm" svg:y="12.709cm">
          <draw:text-box>
            <text:p text:style-name="P1">BasicTextAreaUI</text:p>
            <text:p text:style-name="P1"><text:s/>BasicTextUI: BasicCaret, BasicHighlighter</text:p>
            <text:p text:style-name="P1"><text:s text:c="2"/>TextUI: getRootView, modelToView</text:p>
            <text:p text:style-name="P1"><text:s text:c="3"/>ComponentUI</text:p>
          </draw:text-box>
        </draw:frame>
        <draw:frame draw:style-name="gr1" draw:text-style-name="P11" draw:layer="layout" svg:width="5.949cm" svg:height="2.651cm" svg:x="10.262cm" svg:y="16.132cm">
          <draw:text-box>
            <text:p text:style-name="P10">BasicTextUI.paint:</text:p>
            <text:p text:style-name="P10">get lock, paintSafely(g),</text:p>
            <text:p text:style-name="P10">release lock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apped Byte Model</text:p>
          </draw:text-box>
        </draw:frame>
        <draw:frame draw:style-name="gr1" draw:layer="layout" svg:width="7.494cm" svg:height="2.651cm" svg:x="3.928cm" svg:y="4.61cm">
          <draw:text-box>
            <text:p text:style-name="P1">MappedByteScrollPane</text:p>
            <text:p text:style-name="P1">extends JScrollPane</text:p>
            <text:p text:style-name="P1">overrides UI for custom paint()</text:p>
          </draw:text-box>
        </draw:frame>
        <draw:frame draw:style-name="gr1" draw:layer="layout" svg:width="11.059cm" svg:height="5.819cm" svg:x="0.762cm" svg:y="8.479cm">
          <draw:text-box>
            <text:p text:style-name="P1">MappedByteDataProvider</text:p>
            <text:p text:style-name="P1">provides:</text:p>
            <text:p text:style-name="P1">interruptible unfiltered stats loader for</text:p>
            <text:p text:style-name="P1"><text:s text:c="2"/>private unfiltered stats: length, subscripts</text:p>
            <text:p text:style-name="P1">interruptible filtered stats loader for</text:p>
            <text:p text:style-name="P1"><text:s text:c="2"/>private filtered stats: length, subscripts</text:p>
            <text:p text:style-name="P1">reader in form: string=get(startbyte, stopbyte) </text:p>
          </draw:text-box>
        </draw:frame>
        <draw:frame draw:style-name="gr1" draw:text-style-name="P11" draw:layer="layout" svg:width="7.879cm" svg:height="1.859cm" svg:x="1.803cm" svg:y="15.29cm">
          <draw:text-box>
            <text:p text:style-name="P10">MappedByteUI</text:p>
            <text:p text:style-name="P10">defines MappedByteUI constant</text:p>
          </draw:text-box>
        </draw:frame>
        <draw:frame draw:style-name="gr1" draw:text-style-name="P11" draw:layer="layout" svg:width="5.682cm" svg:height="2.651cm" svg:x="1.643cm" svg:y="17.776cm">
          <draw:text-box>
            <text:p text:style-name="P10">BasicMappedByteUI</text:p>
            <text:p text:style-name="P10">extends ComponentUI</text:p>
            <text:p text:style-name="P10">overrides paint</text:p>
          </draw:text-box>
        </draw:frame>
        <draw:frame draw:style-name="gr1" draw:text-style-name="P11" draw:layer="layout" svg:width="7.262cm" svg:height="7.403cm" svg:x="16.156cm" svg:y="6.833cm">
          <draw:text-box>
            <text:p text:style-name="P10">MappedByteUI paint:</text:p>
            <text:p text:style-name="P10">for component portion:</text:p>
            <text:p text:style-name="P10">draw background</text:p>
            <text:p text:style-name="P10">for each line:</text:p>
            <text:p text:style-name="P10"><text:s text:c="2"/>if highlight matches:</text:p>
            <text:p text:style-name="P10"><text:s text:c="4"/>draw highlight backround</text:p>
            <text:p text:style-name="P10"><text:s text:c="2"/>if selection matches:</text:p>
            <text:p text:style-name="P10"><text:s text:c="4"/>draw selection background</text:p>
            <text:p text:style-name="P10">draw caret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OLD MappedByteModel 1 of 2</text:p>
          </draw:text-box>
        </draw:frame>
        <draw:frame draw:style-name="gr1" draw:layer="layout" svg:width="6.457cm" svg:height="3.472cm" svg:x="1.162cm" svg:y="7.657cm">
          <draw:text-box>
            <text:p text:style-name="P1"><text:span text:style-name="T2">parseFile(FileChannel)</text:span>:</text:p>
            <text:p text:style-name="P1">if (parseFileThreadActive)</text:p>
            <text:p text:style-name="P1"><text:s text:c="2"/>kill parseFileThread</text:p>
            <text:p text:style-name="P1">start parseFileThread</text:p>
          </draw:text-box>
        </draw:frame>
        <draw:frame draw:style-name="gr1" draw:layer="layout" svg:width="10.28cm" svg:height="8.195cm" svg:x="0.681cm" svg:y="12.628cm">
          <draw:text-box>
            <text:p text:style-name="P1">parseFileThread:</text:p>
            <text:p text:style-name="P1">loop interruptibly:</text:p>
            <text:p text:style-name="P1"><text:s text:c="2"/>parse lines on NEWLINE</text:p>
            <text:p text:style-name="P1"><text:s text:c="2"/>throw progress signal to progress listener</text:p>
            <text:p text:style-name="P1">lock:</text:p>
            <text:p text:style-name="P1"><text:s text:c="2"/>set numLines</text:p>
            <text:p text:style-name="P1"><text:s text:c="2"/>set startByte[numLines]</text:p>
            <text:p text:style-name="P1"><text:s text:c="2"/>set stopByte[numLines]</text:p>
            <text:p text:style-name="P1">unlock</text:p>
            <text:p text:style-name="P1">call parseFilter</text:p>
          </draw:text-box>
        </draw:frame>
        <draw:frame draw:style-name="gr1" draw:layer="layout" svg:width="6.77cm" svg:height="3.472cm" svg:x="17.278cm" svg:y="7.615cm">
          <draw:text-box>
            <text:p text:style-name="P1"><text:span text:style-name="T3">parseFilter(String)</text:span></text:p>
            <text:p text:style-name="P1">if (parseFilterThreadActive)</text:p>
            <text:p text:style-name="P1"><text:s text:c="2"/>kill parseFilterThread</text:p>
            <text:p text:style-name="P1"><text:s text:c="2"/>start parseFilterThread</text:p>
          </draw:text-box>
        </draw:frame>
        <draw:frame draw:style-name="gr1" draw:layer="layout" svg:width="5.792cm" svg:height="1.067cm" svg:x="1.001cm" svg:y="4.85cm">
          <draw:text-box>
            <text:p text:style-name="P1">Features File Changed</text:p>
          </draw:text-box>
        </draw:frame>
        <draw:line draw:style-name="gr15" draw:text-style-name="P5" draw:layer="layout" svg:x1="4.209cm" svg:y1="5.912cm" svg:x2="4.129cm" svg:y2="7.376cm">
          <text:p/>
        </draw:line>
        <draw:frame draw:style-name="gr16" draw:layer="layout" svg:width="3.142cm" svg:height="1.067cm" svg:x="17.438cm" svg:y="5.572cm">
          <draw:text-box>
            <text:p text:style-name="P1">File Parsed</text:p>
          </draw:text-box>
        </draw:frame>
        <draw:frame draw:style-name="gr16" draw:layer="layout" svg:width="2.596cm" svg:height="1.067cm" svg:x="20.845cm" svg:y="4.218cm">
          <draw:text-box>
            <text:p text:style-name="P1">Filter Set</text:p>
          </draw:text-box>
        </draw:frame>
        <draw:frame draw:style-name="gr16" draw:layer="layout" svg:width="3.629cm" svg:height="1.067cm" svg:x="23.291cm" svg:y="5.672cm">
          <draw:text-box>
            <text:p text:style-name="P1">Filter Cleared</text:p>
          </draw:text-box>
        </draw:frame>
        <draw:line draw:style-name="gr15" draw:text-style-name="P5" draw:layer="layout" svg:x1="19.322cm" svg:y1="6.634cm" svg:x2="19.643cm" svg:y2="7.615cm">
          <text:p/>
        </draw:line>
        <draw:line draw:style-name="gr15" draw:text-style-name="P5" draw:layer="layout" svg:x1="22.008cm" svg:y1="5.813cm" svg:x2="21.687cm" svg:y2="7.615cm">
          <text:p/>
        </draw:line>
        <draw:line draw:style-name="gr15" draw:text-style-name="P5" draw:layer="layout" svg:x1="24.133cm" svg:y1="6.734cm" svg:x2="22.609cm" svg:y2="7.615cm">
          <text:p/>
        </draw:line>
        <draw:frame draw:style-name="gr1" draw:layer="layout" svg:width="10.28cm" svg:height="8.987cm" svg:x="15.553cm" svg:y="11.627cm">
          <draw:text-box>
            <text:p text:style-name="P1">parseFilterThread:</text:p>
            <text:p text:style-name="P1">loop interruptibly:</text:p>
            <text:p text:style-name="P1"><text:s text:c="2"/>parse lines on filter string</text:p>
            <text:p text:style-name="P1"><text:s text:c="2"/>throw progress signal to progress listener</text:p>
            <text:p text:style-name="P1">lock:</text:p>
            <text:p text:style-name="P1"><text:s text:c="2"/>set filteredNumLines</text:p>
            <text:p text:style-name="P1"><text:s text:c="2"/>set filteredStartByte[numLines]</text:p>
            <text:p text:style-name="P1"><text:s text:c="2"/>set filteredStopByte[numLines]</text:p>
            <text:p text:style-name="P1"><text:s text:c="2"/>clear any cached lines</text:p>
            <text:p text:style-name="P1">unlock</text:p>
            <text:p text:style-name="P1">throw data model changed to data listener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appedByteModel 1 of 2</text:p>
          </draw:text-box>
        </draw:frame>
        <draw:frame draw:style-name="gr1" draw:layer="layout" svg:width="6.457cm" svg:height="3.472cm" svg:x="1.162cm" svg:y="7.657cm">
          <draw:text-box>
            <text:p text:style-name="P1"><text:span text:style-name="T2">setFile(File)</text:span>:</text:p>
            <text:p text:style-name="P1">if (parseFileThreadActive)</text:p>
            <text:p text:style-name="P1"><text:s text:c="2"/>kill parseFileThread</text:p>
            <text:p text:style-name="P1">start parseFileThread</text:p>
          </draw:text-box>
        </draw:frame>
        <draw:frame draw:style-name="gr1" draw:layer="layout" svg:width="10.618cm" svg:height="8.987cm" svg:x="0.681cm" svg:y="12.068cm">
          <draw:text-box>
            <text:p text:style-name="P1">parseNewlines:</text:p>
            <text:p text:style-name="P1">loop 64K sections interruptibly:</text:p>
            <text:p text:style-name="P1"><text:s text:c="2"/>read 64K into bytes[]</text:p>
            <text:p text:style-name="P1"><text:s text:c="4"/>loop on bytes[]</text:p>
            <text:p text:style-name="P1"><text:s text:c="6"/>find '\n's</text:p>
            <text:p text:style-name="P1"><text:s text:c="2"/>throw progress signal to progress listener</text:p>
            <text:p text:style-name="P1">lock:</text:p>
            <text:p text:style-name="P1"><text:s text:c="2"/>set parse parameters</text:p>
            <text:p text:style-name="P1"><text:s text:c="2"/>set filtered parameters = parse parameters</text:p>
            <text:p text:style-name="P1">unlock.</text:p>
            <text:p text:style-name="P1">start setFilter(String)</text:p>
          </draw:text-box>
        </draw:frame>
        <draw:frame draw:style-name="gr1" draw:layer="layout" svg:width="6.77cm" svg:height="3.472cm" svg:x="17.278cm" svg:y="7.615cm">
          <draw:text-box>
            <text:p text:style-name="P1"><text:span text:style-name="T3">setFilter(String)</text:span></text:p>
            <text:p text:style-name="P1">if (parseFilterThreadActive)</text:p>
            <text:p text:style-name="P1"><text:s text:c="2"/>kill parseFilterThread</text:p>
            <text:p text:style-name="P1"><text:s text:c="2"/>start parseFilterThread</text:p>
          </draw:text-box>
        </draw:frame>
        <draw:frame draw:style-name="gr1" draw:layer="layout" svg:width="5.792cm" svg:height="1.067cm" svg:x="1.001cm" svg:y="4.85cm">
          <draw:text-box>
            <text:p text:style-name="P1">Features File Changed</text:p>
          </draw:text-box>
        </draw:frame>
        <draw:line draw:style-name="gr15" draw:text-style-name="P5" draw:layer="layout" svg:x1="4.209cm" svg:y1="5.912cm" svg:x2="4.129cm" svg:y2="7.376cm">
          <text:p/>
        </draw:line>
        <draw:frame draw:style-name="gr16" draw:layer="layout" svg:width="3.142cm" svg:height="1.067cm" svg:x="17.438cm" svg:y="5.572cm">
          <draw:text-box>
            <text:p text:style-name="P1">File Parsed</text:p>
          </draw:text-box>
        </draw:frame>
        <draw:frame draw:style-name="gr16" draw:layer="layout" svg:width="2.596cm" svg:height="1.067cm" svg:x="20.845cm" svg:y="4.218cm">
          <draw:text-box>
            <text:p text:style-name="P1">Filter Set</text:p>
          </draw:text-box>
        </draw:frame>
        <draw:frame draw:style-name="gr16" draw:layer="layout" svg:width="3.629cm" svg:height="1.067cm" svg:x="23.291cm" svg:y="5.672cm">
          <draw:text-box>
            <text:p text:style-name="P1">Filter Cleared</text:p>
          </draw:text-box>
        </draw:frame>
        <draw:line draw:style-name="gr15" draw:text-style-name="P5" draw:layer="layout" svg:x1="19.322cm" svg:y1="6.634cm" svg:x2="19.643cm" svg:y2="7.615cm">
          <text:p/>
        </draw:line>
        <draw:line draw:style-name="gr15" draw:text-style-name="P5" draw:layer="layout" svg:x1="22.008cm" svg:y1="5.813cm" svg:x2="21.687cm" svg:y2="7.615cm">
          <text:p/>
        </draw:line>
        <draw:line draw:style-name="gr15" draw:text-style-name="P5" draw:layer="layout" svg:x1="24.133cm" svg:y1="6.734cm" svg:x2="22.609cm" svg:y2="7.615cm">
          <text:p/>
        </draw:line>
        <draw:frame draw:style-name="gr1" draw:layer="layout" svg:width="10.28cm" svg:height="8.987cm" svg:x="15.553cm" svg:y="11.627cm">
          <draw:text-box>
            <text:p text:style-name="P1">parseFilter:</text:p>
            <text:p text:style-name="P1">loop 64K sections interruptibly:</text:p>
            <text:p text:style-name="P1"><text:s text:c="2"/>read 64K into bytes[]</text:p>
            <text:p text:style-name="P1"><text:s text:c="4"/>loop on bytes[]</text:p>
            <text:p text:style-name="P1"><text:s text:c="6"/>find match</text:p>
            <text:p text:style-name="P1"><text:s text:c="2"/>throw progress signal to progress listener</text:p>
            <text:p text:style-name="P1">lock:</text:p>
            <text:p text:style-name="P1"><text:s text:c="2"/>set filtered parameters</text:p>
            <text:p text:style-name="P1"><text:s text:c="2"/>clear any cached lines</text:p>
            <text:p text:style-name="P1">unlock</text:p>
            <text:p text:style-name="P1">throw data model changed to data listener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appedByteModel 2 of 2</text:p>
          </draw:text-box>
        </draw:frame>
        <draw:frame draw:style-name="gr16" draw:layer="layout" svg:width="9.958cm" svg:height="8.224cm" svg:x="2.901cm" svg:y="7.031cm">
          <draw:text-box>
            <text:p text:style-name="P1"><text:span text:style-name="T2">getLine(int lineNumber)</text:span></text:p>
            <text:p text:style-name="P1">if cached(lineNumber)</text:p>
            <text:p text:style-name="P1"><text:s text:c="2"/>return cached line</text:p>
            <text:p text:style-name="P1">else</text:p>
            <text:p text:style-name="P1"><text:s text:c="2"/>prepare String line from:</text:p>
            <text:p text:style-name="P1"><text:s text:c="9"/>filteredNumLines</text:p>
            <text:p text:style-name="P1"><text:s text:c="9"/>filterredStartByte[numLines]</text:p>
            <text:p text:style-name="P1"><text:s text:c="9"/>filteredStopByte[numLines]</text:p>
            <text:p text:style-name="P1"><text:s text:c="2"/>cache line in hash keyed by lineNumber</text:p>
            <text:p text:style-name="P1"><text:s text:c="2"/>return line</text:p>
          </draw:text-box>
        </draw:frame>
        <draw:frame draw:style-name="gr16" draw:layer="layout" svg:width="2.541cm" svg:height="1.067cm" svg:x="4.844cm" svg:y="4.218cm">
          <draw:text-box>
            <text:p text:style-name="P1">ui.draw()</text:p>
          </draw:text-box>
        </draw:frame>
        <draw:line draw:style-name="gr15" draw:text-style-name="P5" draw:layer="layout" svg:x1="6.269cm" svg:y1="5.28cm" svg:x2="6.391cm" svg:y2="7.031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arts</text:p>
          </draw:text-box>
        </draw:frame>
        <draw:frame draw:style-name="gr16" draw:layer="layout" svg:width="6.927cm" svg:height="3.443cm" svg:x="2.809cm" svg:y="6.309cm">
          <draw:text-box>
            <text:p text:style-name="P1">class Observable:</text:p>
            <text:p text:style-name="P1">addObserver(Observer o)</text:p>
            <text:p text:style-name="P1">setChanged()</text:p>
            <text:p text:style-name="P1">notifyObservers(Object arg)</text:p>
          </draw:text-box>
        </draw:frame>
        <draw:frame draw:style-name="gr16" draw:layer="layout" svg:width="8.239cm" svg:height="1.859cm" svg:x="3.338cm" svg:y="14.043cm">
          <draw:text-box>
            <text:p text:style-name="P1">Interface Observer:</text:p>
            <text:p text:style-name="P1">update(Observable o, Object arg)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Interfaces, 9/14/10</text:p>
          </draw:text-box>
        </draw:frame>
        <draw:frame draw:style-name="gr16" draw:layer="layout" svg:width="3.951cm" svg:height="1.859cm" svg:x="2.809cm" svg:y="6.309cm">
          <draw:text-box>
            <text:p text:style-name="P1">RawFileModel:</text:p>
            <text:p text:style-name="P1"><text:s text:c="2"/></text:p>
          </draw:text-box>
        </draw:frame>
        <draw:frame draw:style-name="gr16" draw:layer="layout" svg:width="8.239cm" svg:height="1.859cm" svg:x="3.338cm" svg:y="14.043cm">
          <draw:text-box>
            <text:p text:style-name="P1">Interface Observer:</text:p>
            <text:p text:style-name="P1">update(Observable o, Object arg)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draw:style-name="gr17" draw:text-style-name="P1" draw:layer="layout" svg:width="8.749cm" svg:height="12.923cm" svg:x="0.876cm" svg:y="4.962cm">
          <draw:text-box>
            <text:p text:style-name="P1">libewf/libewf_support.c</text:p>
            <text:p text:style-name="P1">int libewf_glob(</text:p>
            <text:p text:style-name="P1"><text:s text:c="5"/>const char *filename,</text:p>
            <text:p text:style-name="P1"><text:s text:c="5"/>size_t filename_length,</text:p>
            <text:p text:style-name="P1"><text:s text:c="5"/>uint8_t format,</text:p>
            <text:p text:style-name="P1"><text:s text:c="5"/>char **filenames[],</text:p>
            <text:p text:style-name="P1"><text:s text:c="5"/>int *number_of_filenames,</text:p>
            <text:p text:style-name="P1"><text:s text:c="5"/>liberror_error_t **error )</text:p>
            <text:p text:style-name="P1">{</text:p>
            <text:p text:style-name="P1"/>
            <text:p text:style-name="P1"><text:tab/>int libewf_glob_free(</text:p>
            <text:p text:style-name="P1"><text:s text:c="5"/>char *filenames[],</text:p>
            <text:p text:style-name="P1"><text:s text:c="5"/>int number_of_filenames,</text:p>
            <text:p text:style-name="P1"><text:s text:c="5"/>liberror_error_t **error )</text:p>
            <text:p text:style-name="P1">{</text:p>
            <text:p text:style-name="P1"><text:tab/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draw:style-name="gr18" draw:layer="layout" svg:width="9.935cm" svg:height="17.087cm" svg:x="2.385cm" svg:y="3.31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layer="layout" svg:width="10.995cm" svg:height="12.062cm" svg:x="16.059cm" svg:y="5.26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eatures Model</text:p>
          </draw:text-box>
        </draw:frame>
        <draw:frame draw:style-name="gr19" draw:layer="layout" svg:width="16.314cm" svg:height="4.211cm" svg:x="2.565cm" svg:y="7.368cm">
          <draw:text-box>
            <text:p text:style-name="P1">Interfaces:</text:p>
            <text:p text:style-name="P1">setFeaturesFile(filename) starts ParserDispatchThread</text:p>
            <text:p text:style-name="P1">setFilter(filter) starts ParserDispatchThread</text:p>
            <text:p text:style-name="P1">setFilterIgnoreCase(ignoreCase) starts ParserDispatchThread</text:p>
            <text:p text:style-name="P1">setSelectedLineNumber(lineNumber) fires FeatureSelectionChanged</text:p>
          </draw:text-box>
        </draw:frame>
        <draw:frame draw:style-name="gr19" draw:layer="layout" svg:width="4.155cm" svg:height="3.419cm" svg:x="1.955cm" svg:y="13.799cm">
          <draw:text-box>
            <text:p text:style-name="P1">Internal state:</text:p>
            <text:p text:style-name="P1">file</text:p>
            <text:p text:style-name="P1">filterString</text:p>
            <text:p text:style-name="P1">filterIgnoreCase</text:p>
          </draw:text-box>
        </draw:frame>
        <draw:frame draw:style-name="gr19" draw:layer="layout" svg:width="7.233cm" svg:height="3.419cm" svg:x="2.442cm" svg:y="3.46cm">
          <draw:text-box>
            <text:p text:style-name="P1">Events:</text:p>
            <text:p text:style-name="P1">fireFeaturesFileChanged</text:p>
            <text:p text:style-name="P1">fireFeaturesDataChanged</text:p>
            <text:p text:style-name="P1">fireFeatureSelectionChanged</text:p>
          </draw:text-box>
        </draw:frame>
        <draw:frame draw:style-name="gr19" draw:layer="layout" svg:width="6.844cm" svg:height="5.003cm" svg:x="17.055cm" svg:y="12.415cm">
          <draw:text-box>
            <text:p text:style-name="P1">startParserDispatchThread</text:p>
            <text:p text:style-name="P1">clear lines</text:p>
            <text:p text:style-name="P1">fireFeaturesDataChanged</text:p>
            <text:p text:style-name="P1">setSelectedLineNumber(-1)</text:p>
            <text:p text:style-name="P1">run ParserDispatchThread</text:p>
            <text:p text:style-name="P1">run CommitChange</text:p>
          </draw:text-box>
        </draw:frame>
        <draw:frame draw:style-name="gr19" draw:layer="layout" svg:width="6.721cm" svg:height="2.627cm" svg:x="17.544cm" svg:y="18.195cm">
          <draw:text-box>
            <text:p text:style-name="P1">CommitChange:</text:p>
            <text:p text:style-name="P1">accept linePointer</text:p>
            <text:p text:style-name="P1">fireFeaturesDataChangedk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cm" presentation:class="title" presentation:user-transformed="true">
          <draw:text-box>
            <text:p text:style-name="P1">Bulk Extractor Runner</text:p>
          </draw:text-box>
        </draw:frame>
        <draw:custom-shape draw:style-name="gr20" draw:text-style-name="P5" draw:layer="layout" svg:width="23.77cm" svg:height="15.495cm" svg:x="2.012cm" svg:y="2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2.012cm" svg:y1="3.332cm" svg:x2="25.782cm" svg:y2="3.332cm">
          <text:p/>
        </draw:line>
        <draw:line draw:style-name="gr21" draw:text-style-name="P5" draw:layer="layout" svg:x1="24.868cm" svg:y1="2.355cm" svg:x2="24.868cm" svg:y2="3.332cm">
          <text:p/>
        </draw:line>
        <draw:line draw:style-name="gr21" draw:text-style-name="P5" draw:layer="layout" svg:x1="25.09cm" svg:y1="2.64cm" svg:x2="25.497cm" svg:y2="3.047cm">
          <text:p/>
        </draw:line>
        <draw:line draw:style-name="gr21" draw:text-style-name="P5" draw:layer="layout" svg:x1="25.09cm" svg:y1="3.047cm" svg:x2="25.497cm" svg:y2="2.64cm">
          <text:p/>
        </draw:line>
        <draw:frame draw:style-name="gr22" draw:text-style-name="P1" draw:layer="layout" svg:width="6.7cm" svg:height="1.043cm" svg:x="2.012cm" svg:y="2.355cm">
          <draw:text-box>
            <text:p text:style-name="P1">Bulk Extractor Runner</text:p>
          </draw:text-box>
        </draw:frame>
        <draw:frame draw:style-name="gr23" draw:text-style-name="P1" draw:layer="layout" svg:width="5.049cm" svg:height="1.043cm" svg:x="2.513cm" svg:y="3.861cm">
          <draw:text-box>
            <text:p text:style-name="P1">Input Image File</text:p>
          </draw:text-box>
        </draw:frame>
        <draw:custom-shape draw:style-name="gr24" draw:text-style-name="P12" draw:layer="layout" svg:width="8.223cm" svg:height="1.059cm" svg:x="2.472cm" svg:y="5.041cm">
          <text:p text:style-name="P1">image.ra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.033cm" svg:height="1.059cm" svg:x="11.264cm" svg:y="5.042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" draw:layer="layout" svg:width="7.474cm" svg:height="1.043cm" svg:x="2.513cm" svg:y="6.785cm">
          <draw:text-box>
            <text:p text:style-name="P1">Output Feature Directory</text:p>
          </draw:text-box>
        </draw:frame>
        <draw:custom-shape draw:style-name="gr24" draw:text-style-name="P12" draw:layer="layout" svg:width="8.223cm" svg:height="1.059cm" svg:x="2.472cm" svg:y="7.965cm">
          <text:p text:style-name="P1">/fea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.033cm" svg:height="1.059cm" svg:x="11.264cm" svg:y="7.966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2.078cm" svg:height="1.059cm" svg:x="11.563cm" svg:y="16.258cm">
          <text:p text:style-name="P12">Ru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2.078cm" svg:height="1.059cm" svg:x="15.919cm" svg:y="16.259cm">
          <text:p text:style-name="P12">Cance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layer="layout" svg:width="2.576cm" svg:height="1.043cm" svg:x="12.762cm" svg:y="18.265cm">
          <draw:text-box>
            <text:p text:style-name="P1">Progress</text:p>
          </draw:text-box>
        </draw:frame>
        <draw:custom-shape draw:style-name="gr20" draw:text-style-name="P5" draw:layer="layout" svg:width="8.223cm" svg:height="1.059cm" svg:x="12.721cm" svg:y="19.445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3.657cm" svg:y1="19.445cm" svg:x2="13.657cm" svg:y2="20.504cm">
          <text:p/>
        </draw:line>
        <draw:frame draw:style-name="gr19" draw:layer="layout" svg:width="1.251cm" svg:height="1.043cm" svg:x="15.731cm" svg:y="19.445cm">
          <draw:text-box>
            <text:p text:style-name="P1">8%</text:p>
          </draw:text-box>
        </draw:frame>
        <draw:custom-shape draw:style-name="gr20" draw:text-style-name="P5" draw:layer="layout" svg:width="8.713cm" svg:height="2.606cm" svg:x="12.476cm" svg:y="18.184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2.476cm" svg:y1="19.202cm" svg:x2="21.189cm" svg:y2="19.202cm">
          <text:p/>
        </draw:line>
        <draw:line draw:style-name="gr21" draw:text-style-name="P5" draw:layer="layout" svg:x1="20.338cm" svg:y1="18.184cm" svg:x2="20.338cm" svg:y2="19.161cm">
          <text:p/>
        </draw:line>
        <draw:line draw:style-name="gr21" draw:text-style-name="P5" draw:layer="layout" svg:x1="20.56cm" svg:y1="18.469cm" svg:x2="20.967cm" svg:y2="18.876cm">
          <text:p/>
        </draw:line>
        <draw:line draw:style-name="gr21" draw:text-style-name="P5" draw:layer="layout" svg:x1="20.56cm" svg:y1="18.876cm" svg:x2="20.967cm" svg:y2="18.469cm">
          <text:p/>
        </draw:line>
        <draw:frame draw:style-name="gr26" draw:text-style-name="P1" draw:layer="layout" svg:width="3.626cm" svg:height="1.043cm" svg:x="14.516cm" svg:y="4.288cm">
          <draw:text-box>
            <text:p text:style-name="P1">Redlist File</text:p>
          </draw:text-box>
        </draw:frame>
        <draw:custom-shape draw:style-name="gr24" draw:text-style-name="P12" draw:layer="layout" svg:width="8.223cm" svg:height="1.059cm" svg:x="14.475cm" svg:y="5.468cm">
          <text:p text:style-name="P1">/redlist.d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958cm" svg:height="1.059cm" svg:x="23.267cm" svg:y="5.469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" draw:layer="layout" svg:width="6.763cm" svg:height="1.043cm" svg:x="14.516cm" svg:y="7.306cm">
          <draw:text-box>
            <text:p text:style-name="P1">Stoplist File (Whitelist)</text:p>
          </draw:text-box>
        </draw:frame>
        <draw:custom-shape draw:style-name="gr24" draw:text-style-name="P12" draw:layer="layout" svg:width="8.223cm" svg:height="1.059cm" svg:x="14.475cm" svg:y="8.486cm">
          <text:p text:style-name="P1">/stoplist.d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958cm" svg:height="1.059cm" svg:x="23.267cm" svg:y="8.487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" draw:layer="layout" svg:width="9.933cm" svg:height="1.043cm" svg:x="14.516cm" svg:y="10.25cm">
          <draw:text-box>
            <text:p text:style-name="P1">Context Stoplist File (Whitelist)</text:p>
          </draw:text-box>
        </draw:frame>
        <draw:custom-shape draw:style-name="gr24" draw:text-style-name="P12" draw:layer="layout" svg:width="8.223cm" svg:height="1.059cm" svg:x="14.475cm" svg:y="11.43cm">
          <text:p text:style-name="P1">/context_stoplist.d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958cm" svg:height="1.059cm" svg:x="23.267cm" svg:y="11.431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" draw:layer="layout" svg:width="7.474cm" svg:height="1.043cm" svg:x="2.476cm" svg:y="10.978cm">
          <draw:text-box>
            <text:p text:style-name="P1">Banner File</text:p>
          </draw:text-box>
        </draw:frame>
        <draw:custom-shape draw:style-name="gr24" draw:text-style-name="P12" draw:layer="layout" svg:width="8.223cm" svg:height="1.059cm" svg:x="2.435cm" svg:y="12.158cm">
          <text:p text:style-name="P1">/banner.d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.033cm" svg:height="1.059cm" svg:x="11.227cm" svg:y="12.159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" draw:layer="layout" svg:width="7.474cm" svg:height="1.043cm" svg:x="3.529cm" svg:y="10.048cm">
          <draw:text-box>
            <text:p text:style-name="P1">Use Banner File</text:p>
          </draw:text-box>
        </draw:frame>
        <draw:custom-shape draw:style-name="gr20" draw:text-style-name="P5" draw:layer="layout" svg:width="0.596cm" svg:height="0.708cm" svg:x="2.618cm" svg:y="10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214cm" svg:y1="10.474cm" svg:x2="3.214cm" svg:y2="10.66cm">
          <text:p/>
        </draw:line>
        <draw:line draw:style-name="gr21" draw:text-style-name="P5" draw:layer="layout" svg:x1="2.782cm" svg:y1="10.337cm" svg:x2="3.117cm" svg:y2="10.747cm">
          <text:p/>
        </draw:line>
        <draw:line draw:style-name="gr21" draw:text-style-name="P5" draw:layer="layout" svg:x1="2.782cm" svg:y1="10.747cm" svg:x2="3.117cm" svg:y2="10.337cm">
          <text:p/>
        </draw:line>
        <draw:frame draw:style-name="gr26" draw:text-style-name="P1" draw:layer="layout" svg:width="5.201cm" svg:height="1.043cm" svg:x="2.012cm" svg:y="13.791cm">
          <draw:text-box>
            <text:p text:style-name="P1">Min Word size</text:p>
          </draw:text-box>
        </draw:frame>
        <draw:frame draw:style-name="gr26" draw:text-style-name="P1" draw:layer="layout" svg:width="5.201cm" svg:height="1.043cm" svg:x="7.214cm" svg:y="13.791cm">
          <draw:text-box>
            <text:p text:style-name="P1">Max Word size</text:p>
          </draw:text-box>
        </draw:frame>
        <draw:custom-shape draw:style-name="gr24" draw:text-style-name="P12" draw:layer="layout" svg:width="1.849cm" svg:height="1.059cm" svg:x="2.457cm" svg:y="14.781cm">
          <text:p text:style-name="P1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.849cm" svg:height="1.059cm" svg:x="7.526cm" svg:y="14.829cm">
          <text:p text:style-name="P12">80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861cm" svg:x="0.812cm" svg:y="-0.003cm" presentation:class="title" presentation:user-transformed="true">
          <draw:text-box>
            <text:p text:style-name="P1">Bulk Extractor Runner<text:line-break/>Required Parameters</text:p>
          </draw:text-box>
        </draw:frame>
        <draw:custom-shape draw:style-name="gr20" draw:text-style-name="P5" draw:layer="layout" svg:width="10.694cm" svg:height="6.358cm" svg:x="1.69cm" svg:y="6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" draw:layer="layout" svg:width="5.049cm" svg:height="1.043cm" svg:x="2.109cm" svg:y="6.747cm">
          <draw:text-box>
            <text:p text:style-name="P1">Input Image File</text:p>
          </draw:text-box>
        </draw:frame>
        <draw:custom-shape draw:style-name="gr24" draw:text-style-name="P12" draw:layer="layout" svg:width="8.223cm" svg:height="1.059cm" svg:x="2.068cm" svg:y="7.927cm">
          <text:p text:style-name="P1">image.ra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.033cm" svg:height="1.059cm" svg:x="10.86cm" svg:y="7.928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" draw:layer="layout" svg:width="7.474cm" svg:height="1.043cm" svg:x="2.109cm" svg:y="9.671cm">
          <draw:text-box>
            <text:p text:style-name="P1">Output Feature Directory</text:p>
          </draw:text-box>
        </draw:frame>
        <draw:custom-shape draw:style-name="gr24" draw:text-style-name="P12" draw:layer="layout" svg:width="8.223cm" svg:height="1.059cm" svg:x="2.068cm" svg:y="10.851cm">
          <text:p text:style-name="P1">/fea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.033cm" svg:height="1.059cm" svg:x="10.86cm" svg:y="10.852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" draw:layer="layout" svg:width="7.922cm" svg:height="1.043cm" svg:x="1.926cm" svg:y="5.131cm">
          <draw:text-box>
            <text:p text:style-name="P1">Required parameters</text:p>
          </draw:text-box>
        </draw:frame>
        <draw:frame draw:style-name="gr19" draw:layer="layout" svg:width="6.962cm" svg:height="4.211cm" svg:x="16.867cm" svg:y="5.696cm">
          <draw:text-box>
            <text:p text:style-name="P1">JTextField imageFileTF</text:p>
            <text:p text:style-name="P1">JButton imageFileChooserB</text:p>
            <text:p text:style-name="P1">JTextField outdirTF</text:p>
            <text:p text:style-name="P1">JButton outdirChooserB</text:p>
            <text:p text:style-name="P1"/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861cm" svg:x="0.812cm" svg:y="-0.003cm" presentation:class="title" presentation:user-transformed="true">
          <draw:text-box>
            <text:p text:style-name="P1">Bulk Extractor Runner<text:line-break/>Options</text:p>
          </draw:text-box>
        </draw:frame>
        <draw:custom-shape draw:style-name="gr20" draw:text-style-name="P5" draw:layer="layout" svg:width="21.763cm" svg:height="13.486cm" svg:x="2.012cm" svg:y="4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8.223cm" svg:height="1.059cm" svg:x="13.229cm" svg:y="5.429cm">
          <text:p text:style-name="P1">/banner.d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.033cm" svg:height="1.059cm" svg:x="22.021cm" svg:y="5.43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" draw:layer="layout" svg:width="5.29cm" svg:height="1.043cm" svg:x="3.64cm" svg:y="5.464cm">
          <draw:text-box>
            <text:p text:style-name="P1">Use Banner File</text:p>
          </draw:text-box>
        </draw:frame>
        <draw:custom-shape draw:style-name="gr20" draw:text-style-name="P5" draw:layer="layout" svg:width="0.596cm" svg:height="0.708cm" svg:x="2.729cm" svg:y="5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325cm" svg:y1="5.89cm" svg:x2="3.325cm" svg:y2="6.076cm">
          <text:p/>
        </draw:line>
        <draw:line draw:style-name="gr21" draw:text-style-name="P5" draw:layer="layout" svg:x1="2.893cm" svg:y1="5.753cm" svg:x2="3.228cm" svg:y2="6.163cm">
          <text:p/>
        </draw:line>
        <draw:line draw:style-name="gr21" draw:text-style-name="P5" draw:layer="layout" svg:x1="2.893cm" svg:y1="6.163cm" svg:x2="3.228cm" svg:y2="5.753cm">
          <text:p/>
        </draw:line>
        <draw:frame draw:style-name="gr26" draw:text-style-name="P1" draw:layer="layout" svg:width="5.201cm" svg:height="1.043cm" svg:x="3.222cm" svg:y="15.444cm">
          <draw:text-box>
            <text:p text:style-name="P1">Min Word size</text:p>
          </draw:text-box>
        </draw:frame>
        <draw:frame draw:style-name="gr26" draw:text-style-name="P1" draw:layer="layout" svg:width="5.201cm" svg:height="1.043cm" svg:x="8.791cm" svg:y="15.517cm">
          <draw:text-box>
            <text:p text:style-name="P1">Max Word size</text:p>
          </draw:text-box>
        </draw:frame>
        <draw:custom-shape draw:style-name="gr24" draw:text-style-name="P12" draw:layer="layout" svg:width="1.849cm" svg:height="1.059cm" svg:x="4.034cm" svg:y="16.507cm">
          <text:p text:style-name="P1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.849cm" svg:height="1.059cm" svg:x="9.103cm" svg:y="16.555cm">
          <text:p text:style-name="P12">8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8.223cm" svg:height="1.059cm" svg:x="13.23cm" svg:y="7.076cm">
          <text:p text:style-name="P1">/redlist.d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.033cm" svg:height="1.059cm" svg:x="22.022cm" svg:y="7.077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" draw:layer="layout" svg:width="5.29cm" svg:height="1.043cm" svg:x="3.641cm" svg:y="7.111cm">
          <draw:text-box>
            <text:p text:style-name="P1">Use Redlist File</text:p>
          </draw:text-box>
        </draw:frame>
        <draw:custom-shape draw:style-name="gr20" draw:text-style-name="P5" draw:layer="layout" svg:width="0.596cm" svg:height="0.708cm" svg:x="2.73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326cm" svg:y1="7.537cm" svg:x2="3.326cm" svg:y2="7.723cm">
          <text:p/>
        </draw:line>
        <draw:line draw:style-name="gr21" draw:text-style-name="P5" draw:layer="layout" svg:x1="2.894cm" svg:y1="7.4cm" svg:x2="3.229cm" svg:y2="7.81cm">
          <text:p/>
        </draw:line>
        <draw:line draw:style-name="gr21" draw:text-style-name="P5" draw:layer="layout" svg:x1="2.894cm" svg:y1="7.81cm" svg:x2="3.229cm" svg:y2="7.4cm">
          <text:p/>
        </draw:line>
        <draw:custom-shape draw:style-name="gr24" draw:text-style-name="P12" draw:layer="layout" svg:width="8.223cm" svg:height="1.059cm" svg:x="13.231cm" svg:y="8.786cm">
          <text:p text:style-name="P1">/stoplist.d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.033cm" svg:height="1.059cm" svg:x="22.023cm" svg:y="8.787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" draw:layer="layout" svg:width="5.29cm" svg:height="1.043cm" svg:x="3.642cm" svg:y="8.821cm">
          <draw:text-box>
            <text:p text:style-name="P1">Use Stoplist File</text:p>
          </draw:text-box>
        </draw:frame>
        <draw:custom-shape draw:style-name="gr20" draw:text-style-name="P5" draw:layer="layout" svg:width="0.596cm" svg:height="0.708cm" svg:x="2.731cm" svg:y="8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327cm" svg:y1="9.247cm" svg:x2="3.327cm" svg:y2="9.433cm">
          <text:p/>
        </draw:line>
        <draw:line draw:style-name="gr21" draw:text-style-name="P5" draw:layer="layout" svg:x1="2.895cm" svg:y1="9.11cm" svg:x2="3.23cm" svg:y2="9.52cm">
          <text:p/>
        </draw:line>
        <draw:line draw:style-name="gr21" draw:text-style-name="P5" draw:layer="layout" svg:x1="2.895cm" svg:y1="9.52cm" svg:x2="3.23cm" svg:y2="9.11cm">
          <text:p/>
        </draw:line>
        <draw:custom-shape draw:style-name="gr24" draw:text-style-name="P12" draw:layer="layout" svg:width="8.223cm" svg:height="1.059cm" svg:x="13.232cm" svg:y="10.44cm">
          <text:p text:style-name="P1">/contextstoplist.d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.033cm" svg:height="1.059cm" svg:x="22.024cm" svg:y="10.441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" draw:layer="layout" svg:width="8.594cm" svg:height="1.043cm" svg:x="3.643cm" svg:y="10.475cm">
          <draw:text-box>
            <text:p text:style-name="P1">Use ContextStoplist File</text:p>
          </draw:text-box>
        </draw:frame>
        <draw:custom-shape draw:style-name="gr20" draw:text-style-name="P5" draw:layer="layout" svg:width="0.596cm" svg:height="0.708cm" svg:x="2.732cm" svg:y="10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328cm" svg:y1="10.901cm" svg:x2="3.328cm" svg:y2="11.087cm">
          <text:p/>
        </draw:line>
        <draw:line draw:style-name="gr21" draw:text-style-name="P5" draw:layer="layout" svg:x1="2.896cm" svg:y1="10.764cm" svg:x2="3.231cm" svg:y2="11.174cm">
          <text:p/>
        </draw:line>
        <draw:line draw:style-name="gr21" draw:text-style-name="P5" draw:layer="layout" svg:x1="2.896cm" svg:y1="11.174cm" svg:x2="3.231cm" svg:y2="10.764cm">
          <text:p/>
        </draw:line>
        <draw:custom-shape draw:style-name="gr24" draw:text-style-name="P12" draw:layer="layout" svg:width="8.223cm" svg:height="1.059cm" svg:x="13.232cm" svg:y="12.074cm">
          <text:p text:style-name="P1">/redlist.d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.033cm" svg:height="1.059cm" svg:x="22.024cm" svg:y="12.075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" draw:layer="layout" svg:width="9.586cm" svg:height="1.043cm" svg:x="3.643cm" svg:y="12.109cm">
          <draw:text-box>
            <text:p text:style-name="P1">Use Split Dedup word list outdir</text:p>
          </draw:text-box>
        </draw:frame>
        <draw:custom-shape draw:style-name="gr20" draw:text-style-name="P5" draw:layer="layout" svg:width="0.596cm" svg:height="0.708cm" svg:x="2.732cm" svg:y="12.2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328cm" svg:y1="12.535cm" svg:x2="3.328cm" svg:y2="12.721cm">
          <text:p/>
        </draw:line>
        <draw:line draw:style-name="gr21" draw:text-style-name="P5" draw:layer="layout" svg:x1="2.896cm" svg:y1="12.398cm" svg:x2="3.231cm" svg:y2="12.808cm">
          <text:p/>
        </draw:line>
        <draw:line draw:style-name="gr21" draw:text-style-name="P5" draw:layer="layout" svg:x1="2.896cm" svg:y1="12.808cm" svg:x2="3.231cm" svg:y2="12.398cm">
          <text:p/>
        </draw:line>
        <draw:custom-shape draw:style-name="gr24" draw:text-style-name="P12" draw:layer="layout" svg:width="8.223cm" svg:height="1.059cm" svg:x="13.233cm" svg:y="13.691cm">
          <text:p text:style-name="P1">&lt;regex text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" draw:layer="layout" svg:width="9.586cm" svg:height="1.043cm" svg:x="3.644cm" svg:y="13.726cm">
          <draw:text-box>
            <text:p text:style-name="P1">Use Find regex </text:p>
          </draw:text-box>
        </draw:frame>
        <draw:custom-shape draw:style-name="gr20" draw:text-style-name="P5" draw:layer="layout" svg:width="0.596cm" svg:height="0.708cm" svg:x="2.733cm" svg:y="13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329cm" svg:y1="14.152cm" svg:x2="3.329cm" svg:y2="14.338cm">
          <text:p/>
        </draw:line>
        <draw:line draw:style-name="gr21" draw:text-style-name="P5" draw:layer="layout" svg:x1="2.897cm" svg:y1="14.015cm" svg:x2="3.232cm" svg:y2="14.425cm">
          <text:p/>
        </draw:line>
        <draw:line draw:style-name="gr21" draw:text-style-name="P5" draw:layer="layout" svg:x1="2.897cm" svg:y1="14.425cm" svg:x2="3.232cm" svg:y2="14.015cm">
          <text:p/>
        </draw:line>
        <draw:frame draw:style-name="gr26" draw:text-style-name="P1" draw:layer="layout" svg:width="5.201cm" svg:height="1.043cm" svg:x="14.672cm" svg:y="15.518cm">
          <draw:text-box>
            <text:p text:style-name="P1">Margin</text:p>
          </draw:text-box>
        </draw:frame>
        <draw:custom-shape draw:style-name="gr24" draw:text-style-name="P12" draw:layer="layout" svg:width="3.72cm" svg:height="1.059cm" svg:x="14.984cm" svg:y="16.556cm">
          <text:p text:style-name="P12">1048576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" draw:layer="layout" svg:width="5.201cm" svg:height="1.043cm" svg:x="3.113cm" svg:y="3.74cm">
          <draw:text-box>
            <text:p text:style-name="P1">Options</text:p>
          </draw:text-box>
        </draw:frame>
        <draw:frame draw:style-name="gr19" draw:layer="layout" svg:width="7.343cm" svg:height="8.171cm" svg:x="19.167cm" svg:y="12.879cm">
          <draw:text-box>
            <text:p text:style-name="P1">JCheckBox useBannerFileCB</text:p>
            <text:p text:style-name="P1">JTextField bannerFileTF</text:p>
            <text:p text:style-name="P1">JButton bannerFileChooserB</text:p>
            <text:p text:style-name="P1">redlistFile</text:p>
            <text:p text:style-name="P1">stoplistFile</text:p>
            <text:p text:style-name="P1">contextStoplistFile</text:p>
            <text:p text:style-name="P1">findRegexText</text:p>
            <text:p text:style-name="P1">minWordSize</text:p>
            <text:p text:style-name="P1">maxWordSize</text:p>
            <text:p text:style-name="P1">marginSize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861cm" svg:x="0.812cm" svg:y="-0.003cm" presentation:class="title" presentation:user-transformed="true">
          <draw:text-box>
            <text:p text:style-name="P1">Bulk Extractor Runner<text:line-break/>Multi-processing Options</text:p>
          </draw:text-box>
        </draw:frame>
        <draw:custom-shape draw:style-name="gr20" draw:text-style-name="P5" draw:layer="layout" svg:width="21.763cm" svg:height="8.158cm" svg:x="2.012cm" svg:y="4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" draw:layer="layout" svg:width="7.068cm" svg:height="1.043cm" svg:x="2.255cm" svg:y="5.363cm">
          <draw:text-box>
            <text:p text:style-name="P1">Number of Threads</text:p>
          </draw:text-box>
        </draw:frame>
        <draw:custom-shape draw:style-name="gr24" draw:text-style-name="P12" draw:layer="layout" svg:width="1.849cm" svg:height="1.059cm" svg:x="8.588cm" svg:y="5.363cm">
          <text:p text:style-name="P12">4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" draw:layer="layout" svg:width="8.594cm" svg:height="1.043cm" svg:x="12.243cm" svg:y="5.404cm">
          <draw:text-box>
            <text:p text:style-name="P1">Use single thread number</text:p>
          </draw:text-box>
        </draw:frame>
        <draw:custom-shape draw:style-name="gr20" draw:text-style-name="P5" draw:layer="layout" svg:width="0.596cm" svg:height="0.708cm" svg:x="11.332cm" svg:y="5.5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1.928cm" svg:y1="5.83cm" svg:x2="11.928cm" svg:y2="6.016cm">
          <text:p/>
        </draw:line>
        <draw:line draw:style-name="gr21" draw:text-style-name="P5" draw:layer="layout" svg:x1="11.496cm" svg:y1="5.693cm" svg:x2="11.831cm" svg:y2="6.103cm">
          <text:p/>
        </draw:line>
        <draw:line draw:style-name="gr21" draw:text-style-name="P5" draw:layer="layout" svg:x1="11.496cm" svg:y1="6.103cm" svg:x2="11.831cm" svg:y2="5.693cm">
          <text:p/>
        </draw:line>
        <draw:custom-shape draw:style-name="gr24" draw:text-style-name="P12" draw:layer="layout" svg:width="8.223cm" svg:height="1.059cm" svg:x="12.938cm" svg:y="7.224cm">
          <text:p text:style-name="P1">/thread state ou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.033cm" svg:height="1.059cm" svg:x="21.73cm" svg:y="7.225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" draw:layer="layout" svg:width="9.586cm" svg:height="1.043cm" svg:x="3.349cm" svg:y="7.259cm">
          <draw:text-box>
            <text:p text:style-name="P1">Use Slave Thread State outdir</text:p>
          </draw:text-box>
        </draw:frame>
        <draw:custom-shape draw:style-name="gr20" draw:text-style-name="P5" draw:layer="layout" svg:width="0.596cm" svg:height="0.708cm" svg:x="2.438cm" svg:y="7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34cm" svg:y1="7.685cm" svg:x2="3.034cm" svg:y2="7.871cm">
          <text:p/>
        </draw:line>
        <draw:line draw:style-name="gr21" draw:text-style-name="P5" draw:layer="layout" svg:x1="2.602cm" svg:y1="7.548cm" svg:x2="2.937cm" svg:y2="7.958cm">
          <text:p/>
        </draw:line>
        <draw:line draw:style-name="gr21" draw:text-style-name="P5" draw:layer="layout" svg:x1="2.602cm" svg:y1="7.958cm" svg:x2="2.937cm" svg:y2="7.548cm">
          <text:p/>
        </draw:line>
        <draw:custom-shape draw:style-name="gr24" draw:text-style-name="P12" draw:layer="layout" svg:width="5.839cm" svg:height="1.059cm" svg:x="9.337cm" svg:y="9.245cm">
          <text:p text:style-name="P1">25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" draw:layer="layout" svg:width="5.874cm" svg:height="1.043cm" svg:x="3.363cm" svg:y="9.234cm">
          <draw:text-box>
            <text:p text:style-name="P1">Use Start at Offset</text:p>
          </draw:text-box>
        </draw:frame>
        <draw:frame draw:style-name="gr26" draw:text-style-name="P1" draw:layer="layout" svg:width="7.728cm" svg:height="1.043cm" svg:x="3.113cm" svg:y="3.74cm">
          <draw:text-box>
            <text:p text:style-name="P1">Multi-processing Options</text:p>
          </draw:text-box>
        </draw:frame>
        <draw:frame draw:style-name="gr19" draw:layer="layout" svg:width="10.383cm" svg:height="8.171cm" svg:x="13.833cm" svg:y="12.936cm">
          <draw:text-box>
            <text:p text:style-name="P1">JSpinner numThreadsS</text:p>
            <text:p text:style-name="P1">JCheckBox useSingleThreadNumberCB</text:p>
            <text:p text:style-name="P1">JSpinner singleThreadNumberS</text:p>
            <text:p text:style-name="P1">JCheckBox useSlaveThreadStateOutdirCB</text:p>
            <text:p text:style-name="P1">JTextField slaveThreadStateOutdirTF</text:p>
            <text:p text:style-name="P1">JButton threadStateOutdirChooserB</text:p>
            <text:p text:style-name="P1">JCheckBox useStartAtOffsetCB</text:p>
            <text:p text:style-name="P1">JTextField startAtOffsetTF</text:p>
            <text:p text:style-name="P1">JCheckBox useQuietNumberCB</text:p>
            <text:p text:style-name="P1">JTextField quietNumberTF</text:p>
          </draw:text-box>
        </draw:frame>
        <draw:custom-shape draw:style-name="gr24" draw:text-style-name="P12" draw:layer="layout" svg:width="1.849cm" svg:height="1.059cm" svg:x="20.091cm" svg:y="5.364cm">
          <text:p text:style-name="P12">3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" draw:layer="layout" svg:width="6.204cm" svg:height="1.043cm" svg:x="3.387cm" svg:y="11.026cm">
          <draw:text-box>
            <text:p text:style-name="P1">Use Quiet number</text:p>
          </draw:text-box>
        </draw:frame>
        <draw:custom-shape draw:style-name="gr20" draw:text-style-name="P5" draw:layer="layout" svg:width="0.596cm" svg:height="0.708cm" svg:x="2.476cm" svg:y="11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72cm" svg:y1="11.452cm" svg:x2="3.072cm" svg:y2="11.638cm">
          <text:p/>
        </draw:line>
        <draw:line draw:style-name="gr21" draw:text-style-name="P5" draw:layer="layout" svg:x1="2.64cm" svg:y1="11.315cm" svg:x2="2.975cm" svg:y2="11.725cm">
          <text:p/>
        </draw:line>
        <draw:line draw:style-name="gr21" draw:text-style-name="P5" draw:layer="layout" svg:x1="2.64cm" svg:y1="11.725cm" svg:x2="2.975cm" svg:y2="11.315cm">
          <text:p/>
        </draw:line>
        <draw:custom-shape draw:style-name="gr24" draw:text-style-name="P12" draw:layer="layout" svg:width="1.849cm" svg:height="1.059cm" svg:x="9.591cm" svg:y="11.026cm">
          <text:p text:style-name="P12">10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0.596cm" svg:height="0.708cm" svg:x="2.438cm" svg:y="9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34cm" svg:y1="9.633cm" svg:x2="3.034cm" svg:y2="9.819cm">
          <text:p/>
        </draw:line>
        <draw:line draw:style-name="gr21" draw:text-style-name="P5" draw:layer="layout" svg:x1="2.602cm" svg:y1="9.496cm" svg:x2="2.937cm" svg:y2="9.906cm">
          <text:p/>
        </draw:line>
        <draw:line draw:style-name="gr21" draw:text-style-name="P5" draw:layer="layout" svg:x1="2.602cm" svg:y1="9.906cm" svg:x2="2.937cm" svg:y2="9.496cm">
          <text:p/>
        </draw:lin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861cm" svg:x="0.812cm" svg:y="-0.003cm" presentation:class="title" presentation:user-transformed="true">
          <draw:text-box>
            <text:p text:style-name="P1">Bulk Extractor Runner<text:line-break/>POSIX pthread options</text:p>
          </draw:text-box>
        </draw:frame>
        <draw:custom-shape draw:style-name="gr20" draw:text-style-name="P5" draw:layer="layout" svg:width="6.734cm" svg:height="3.454cm" svg:x="5.429cm" svg:y="5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" draw:layer="layout" svg:width="4.258cm" svg:height="1.043cm" svg:x="6.84cm" svg:y="6.194cm">
          <draw:text-box>
            <text:p text:style-name="P1">Use POSIX</text:p>
          </draw:text-box>
        </draw:frame>
        <draw:custom-shape draw:style-name="gr20" draw:text-style-name="P5" draw:layer="layout" svg:width="0.596cm" svg:height="0.708cm" svg:x="5.929cm" svg:y="6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6.525cm" svg:y1="6.62cm" svg:x2="6.525cm" svg:y2="6.806cm">
          <text:p/>
        </draw:line>
        <draw:line draw:style-name="gr21" draw:text-style-name="P5" draw:layer="layout" svg:x1="6.093cm" svg:y1="6.483cm" svg:x2="6.428cm" svg:y2="6.893cm">
          <text:p/>
        </draw:line>
        <draw:line draw:style-name="gr21" draw:text-style-name="P5" draw:layer="layout" svg:x1="6.093cm" svg:y1="6.893cm" svg:x2="6.428cm" svg:y2="6.483cm">
          <text:p/>
        </draw:line>
        <draw:frame draw:style-name="gr26" draw:text-style-name="P1" draw:layer="layout" svg:width="5.494cm" svg:height="1.043cm" svg:x="6.89cm" svg:y="7.471cm">
          <draw:text-box>
            <text:p text:style-name="P1">Don't use POSIX</text:p>
          </draw:text-box>
        </draw:frame>
        <draw:frame draw:style-name="gr26" draw:text-style-name="P1" draw:layer="layout" svg:width="7.728cm" svg:height="1.043cm" svg:x="4.435cm" svg:y="4.778cm">
          <draw:text-box>
            <text:p text:style-name="P1">POSIX PThread options</text:p>
          </draw:text-box>
        </draw:frame>
        <draw:frame draw:style-name="gr19" draw:layer="layout" svg:width="7.936cm" svg:height="2.627cm" svg:x="13.061cm" svg:y="4.521cm">
          <draw:text-box>
            <text:p text:style-name="P1">JRadioButton useForcePosixB</text:p>
            <text:p text:style-name="P1">JRadioButton useDisablePosixB</text:p>
            <text:p text:style-name="P1">ButtonGroup posixGroup</text:p>
          </draw:text-box>
        </draw:frame>
        <draw:custom-shape draw:style-name="gr20" draw:text-style-name="P5" draw:layer="layout" svg:width="0.596cm" svg:height="0.708cm" svg:x="5.965cm" svg:y="7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6.561cm" svg:y1="7.87cm" svg:x2="6.561cm" svg:y2="8.056cm">
          <text:p/>
        </draw:lin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861cm" svg:x="0.812cm" svg:y="-0.003cm" presentation:class="title" presentation:user-transformed="true">
          <draw:text-box>
            <text:p text:style-name="P1">Bulk Extractor Runner<text:line-break/>Debugging</text:p>
          </draw:text-box>
        </draw:frame>
        <draw:custom-shape draw:style-name="gr20" draw:text-style-name="P5" draw:layer="layout" svg:width="17.464cm" svg:height="8.525cm" svg:x="2.012cm" svg:y="4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8.223cm" svg:height="1.059cm" svg:x="9.237cm" svg:y="7.328cm">
          <text:p text:style-name="P1"><text:span text:style-name="T4">/restart out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.033cm" svg:height="1.059cm" svg:x="18.029cm" svg:y="7.329cm">
          <text:p text:style-name="P12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4" draw:layer="layout" svg:width="9.586cm" svg:height="1.043cm" svg:x="3.349cm" svg:y="6.155cm">
          <draw:text-box>
            <text:p text:style-name="P1"><text:span text:style-name="T4">Enable crash protection</text:span></text:p>
          </draw:text-box>
        </draw:frame>
        <draw:custom-shape draw:style-name="gr20" draw:text-style-name="P5" draw:layer="layout" svg:width="0.596cm" svg:height="0.708cm" svg:x="2.438cm" svg:y="6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34cm" svg:y1="6.581cm" svg:x2="3.034cm" svg:y2="6.767cm">
          <text:p/>
        </draw:line>
        <draw:line draw:style-name="gr21" draw:text-style-name="P5" draw:layer="layout" svg:x1="2.602cm" svg:y1="6.444cm" svg:x2="2.937cm" svg:y2="6.854cm">
          <text:p/>
        </draw:line>
        <draw:line draw:style-name="gr21" draw:text-style-name="P5" draw:layer="layout" svg:x1="2.602cm" svg:y1="6.854cm" svg:x2="2.937cm" svg:y2="6.444cm">
          <text:p/>
        </draw:line>
        <draw:frame draw:style-name="gr26" draw:text-style-name="P14" draw:layer="layout" svg:width="5.874cm" svg:height="1.043cm" svg:x="3.363cm" svg:y="7.35cm">
          <draw:text-box>
            <text:p text:style-name="P1"><text:span text:style-name="T4">Restart after crash</text:span></text:p>
          </draw:text-box>
        </draw:frame>
        <draw:frame draw:style-name="gr26" draw:text-style-name="P14" draw:layer="layout" svg:width="7.728cm" svg:height="1.043cm" svg:x="3.113cm" svg:y="3.446cm">
          <draw:text-box>
            <text:p text:style-name="P1"><text:span text:style-name="T4">Debugging</text:span></text:p>
          </draw:text-box>
        </draw:frame>
        <draw:frame draw:style-name="gr19" draw:text-style-name="P14" draw:layer="layout" svg:width="10.433cm" svg:height="8.171cm" svg:x="13.024cm" svg:y="12.879cm">
          <draw:text-box>
            <text:p text:style-name="P1"><text:span text:style-name="T4">JCheckBox useDebugNumberCB</text:span></text:p>
            <text:p text:style-name="P1"><text:span text:style-name="T4">JTextField debugNumberTF</text:span></text:p>
            <text:p text:style-name="P1"><text:span text:style-name="T4">JCheckBox useCrashProtectionCB</text:span></text:p>
            <text:p text:style-name="P1"><text:span text:style-name="T4">JCheckBox useRestartAfterCrashOutdirCB</text:span></text:p>
            <text:p text:style-name="P1"><text:span text:style-name="T4">JTextField restartAfterCrashOutdirTF</text:span></text:p>
            <text:p text:style-name="P1"><text:span text:style-name="T4">JButton restartAfterCrashChooserB</text:span></text:p>
            <text:p text:style-name="P1"><text:span text:style-name="T4">JSpinner bloomDedupBitsS</text:span></text:p>
            <text:p text:style-name="P1"><text:span text:style-name="T4">JSpinner maxRecursionDepthS</text:span></text:p>
            <text:p text:style-name="P1"><text:span text:style-name="T4">JCheckBox useStartOnPageNumberCB</text:span></text:p>
            <text:p text:style-name="P1"><text:span text:style-name="T4">JTextField startOnPageNumberTF</text:span></text:p>
          </draw:text-box>
        </draw:frame>
        <draw:frame draw:style-name="gr25" draw:text-style-name="P14" draw:layer="layout" svg:width="7.392cm" svg:height="1.043cm" svg:x="3.35cm" svg:y="4.926cm">
          <draw:text-box>
            <text:p text:style-name="P1"><text:span text:style-name="T4">Use Debugging number</text:span></text:p>
          </draw:text-box>
        </draw:frame>
        <draw:custom-shape draw:style-name="gr20" draw:text-style-name="P5" draw:layer="layout" svg:width="0.596cm" svg:height="0.708cm" svg:x="2.476cm" svg:y="5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72cm" svg:y1="5.352cm" svg:x2="3.072cm" svg:y2="5.538cm">
          <text:p/>
        </draw:line>
        <draw:line draw:style-name="gr21" draw:text-style-name="P5" draw:layer="layout" svg:x1="2.64cm" svg:y1="5.215cm" svg:x2="2.975cm" svg:y2="5.625cm">
          <text:p/>
        </draw:line>
        <draw:line draw:style-name="gr21" draw:text-style-name="P5" draw:layer="layout" svg:x1="2.64cm" svg:y1="5.625cm" svg:x2="2.975cm" svg:y2="5.215cm">
          <text:p/>
        </draw:line>
        <draw:custom-shape draw:style-name="gr24" draw:text-style-name="P13" draw:layer="layout" svg:width="1.849cm" svg:height="1.059cm" svg:x="10.742cm" svg:y="4.905cm">
          <text:p text:style-name="P12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0.596cm" svg:height="0.708cm" svg:x="2.438cm" svg:y="7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34cm" svg:y1="7.749cm" svg:x2="3.034cm" svg:y2="7.935cm">
          <text:p/>
        </draw:line>
        <draw:line draw:style-name="gr21" draw:text-style-name="P5" draw:layer="layout" svg:x1="2.602cm" svg:y1="7.612cm" svg:x2="2.937cm" svg:y2="8.022cm">
          <text:p/>
        </draw:line>
        <draw:line draw:style-name="gr21" draw:text-style-name="P5" draw:layer="layout" svg:x1="2.602cm" svg:y1="8.022cm" svg:x2="2.937cm" svg:y2="7.612cm">
          <text:p/>
        </draw:line>
        <draw:frame draw:style-name="gr25" draw:text-style-name="P14" draw:layer="layout" svg:width="7.392cm" svg:height="1.043cm" svg:x="2.322cm" svg:y="9.006cm">
          <draw:text-box>
            <text:p text:style-name="P1"><text:span text:style-name="T4">Bits for Bloom dedup</text:span></text:p>
          </draw:text-box>
        </draw:frame>
        <draw:custom-shape draw:style-name="gr24" draw:text-style-name="P13" draw:layer="layout" svg:width="1.849cm" svg:height="1.059cm" svg:x="10.229cm" svg:y="8.985cm">
          <text:p text:style-name="P12"><text:span text:style-name="T4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4" draw:layer="layout" svg:width="8.517cm" svg:height="1.043cm" svg:x="2.323cm" svg:y="10.286cm">
          <draw:text-box>
            <text:p text:style-name="P1"><text:span text:style-name="T4">Maximum recursion depth</text:span></text:p>
          </draw:text-box>
        </draw:frame>
        <draw:custom-shape draw:style-name="gr24" draw:text-style-name="P13" draw:layer="layout" svg:width="1.849cm" svg:height="1.059cm" svg:x="10.23cm" svg:y="10.265cm">
          <text:p text:style-name="P12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4" draw:layer="layout" svg:width="7.392cm" svg:height="1.043cm" svg:x="3.351cm" svg:y="11.578cm">
          <draw:text-box>
            <text:p text:style-name="P1"><text:span text:style-name="T4">Start on Page number</text:span></text:p>
          </draw:text-box>
        </draw:frame>
        <draw:custom-shape draw:style-name="gr20" draw:text-style-name="P5" draw:layer="layout" svg:width="0.596cm" svg:height="0.708cm" svg:x="2.477cm" svg:y="11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73cm" svg:y1="12.004cm" svg:x2="3.073cm" svg:y2="12.19cm">
          <text:p/>
        </draw:line>
        <draw:line draw:style-name="gr21" draw:text-style-name="P5" draw:layer="layout" svg:x1="2.641cm" svg:y1="11.867cm" svg:x2="2.976cm" svg:y2="12.277cm">
          <text:p/>
        </draw:line>
        <draw:line draw:style-name="gr21" draw:text-style-name="P5" draw:layer="layout" svg:x1="2.641cm" svg:y1="12.277cm" svg:x2="2.976cm" svg:y2="11.867cm">
          <text:p/>
        </draw:line>
        <draw:custom-shape draw:style-name="gr24" draw:text-style-name="P13" draw:layer="layout" svg:width="1.849cm" svg:height="1.059cm" svg:x="10.743cm" svg:y="11.557cm">
          <text:p text:style-name="P12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861cm" svg:x="0.812cm" svg:y="-0.003cm" presentation:class="title" presentation:user-transformed="true">
          <draw:text-box>
            <text:p text:style-name="P1">Bulk Extractor Runner<text:line-break/>Scanners (Feature Recorders)</text:p>
          </draw:text-box>
        </draw:frame>
        <draw:custom-shape draw:style-name="gr20" draw:text-style-name="P5" draw:layer="layout" svg:width="19.926cm" svg:height="8.525cm" svg:x="2.012cm" svg:y="4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4" draw:layer="layout" svg:width="9.528cm" svg:height="1.043cm" svg:x="3.113cm" svg:y="3.446cm">
          <draw:text-box>
            <text:p text:style-name="P1"><text:span text:style-name="T4">Scanners (feature recorders)</text:span></text:p>
          </draw:text-box>
        </draw:frame>
        <draw:frame draw:style-name="gr19" draw:text-style-name="P14" draw:layer="layout" svg:width="8.046cm" svg:height="9.755cm" svg:x="11.554cm" svg:y="11.232cm">
          <draw:text-box>
            <text:p text:style-name="P1"><text:span text:style-name="T4">JCheckBox useScannerAcctsCB</text:span></text:p>
            <text:p text:style-name="P1"><text:span text:style-name="T4">useScannerBase64</text:span></text:p>
            <text:p text:style-name="P1"><text:span text:style-name="T4">useScannerKML</text:span></text:p>
            <text:p text:style-name="P1"><text:span text:style-name="T4">useScannerEmail</text:span></text:p>
            <text:p text:style-name="P1"><text:span text:style-name="T4">useScannerZIP</text:span></text:p>
            <text:p text:style-name="P1"><text:span text:style-name="T4">useScannerGZIP</text:span></text:p>
            <text:p text:style-name="P1"><text:span text:style-name="T4">useScannerPDF</text:span></text:p>
            <text:p text:style-name="P1"><text:span text:style-name="T4">useScannerHiber</text:span></text:p>
            <text:p text:style-name="P1"><text:span text:style-name="T4">useScannerNet</text:span></text:p>
            <text:p text:style-name="P1"><text:span text:style-name="T4">useScannerBulk</text:span></text:p>
            <text:p text:style-name="P1"><text:span text:style-name="T4">useScannerFind</text:span></text:p>
            <text:p text:style-name="P1"><text:span text:style-name="T4">useScannerWordlist</text:span></text:p>
          </draw:text-box>
        </draw:frame>
        <draw:frame draw:style-name="gr25" draw:text-style-name="P14" draw:layer="layout" svg:width="11.532cm" svg:height="1.043cm" svg:x="3.276cm" svg:y="4.926cm">
          <draw:text-box>
            <text:p text:style-name="P1"><text:span text:style-name="T4">accts (ccn/c ccn_track2/c telephone/c)</text:span></text:p>
          </draw:text-box>
        </draw:frame>
        <draw:custom-shape draw:style-name="gr20" draw:text-style-name="P5" draw:layer="layout" svg:width="0.596cm" svg:height="0.708cm" svg:x="2.476cm" svg:y="5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72cm" svg:y1="5.352cm" svg:x2="3.072cm" svg:y2="5.538cm">
          <text:p/>
        </draw:line>
        <draw:line draw:style-name="gr21" draw:text-style-name="P5" draw:layer="layout" svg:x1="2.64cm" svg:y1="5.215cm" svg:x2="2.975cm" svg:y2="5.625cm">
          <text:p/>
        </draw:line>
        <draw:line draw:style-name="gr21" draw:text-style-name="P5" draw:layer="layout" svg:x1="2.64cm" svg:y1="5.625cm" svg:x2="2.975cm" svg:y2="5.215cm">
          <text:p/>
        </draw:line>
        <draw:frame draw:style-name="gr25" draw:text-style-name="P14" draw:layer="layout" svg:width="11.532cm" svg:height="1.043cm" svg:x="3.277cm" svg:y="5.826cm">
          <draw:text-box>
            <text:p text:style-name="P1"><text:span text:style-name="T4">base64</text:span></text:p>
          </draw:text-box>
        </draw:frame>
        <draw:custom-shape draw:style-name="gr20" draw:text-style-name="P5" draw:layer="layout" svg:width="0.596cm" svg:height="0.708cm" svg:x="2.477cm" svg:y="5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73cm" svg:y1="6.252cm" svg:x2="3.073cm" svg:y2="6.438cm">
          <text:p/>
        </draw:line>
        <draw:line draw:style-name="gr21" draw:text-style-name="P5" draw:layer="layout" svg:x1="2.641cm" svg:y1="6.115cm" svg:x2="2.976cm" svg:y2="6.525cm">
          <text:p/>
        </draw:line>
        <draw:line draw:style-name="gr21" draw:text-style-name="P5" draw:layer="layout" svg:x1="2.641cm" svg:y1="6.525cm" svg:x2="2.976cm" svg:y2="6.115cm">
          <text:p/>
        </draw:line>
        <draw:frame draw:style-name="gr25" draw:text-style-name="P14" draw:layer="layout" svg:width="11.532cm" svg:height="1.043cm" svg:x="3.277cm" svg:y="6.726cm">
          <draw:text-box>
            <text:p text:style-name="P1"><text:span text:style-name="T4">kml</text:span></text:p>
          </draw:text-box>
        </draw:frame>
        <draw:custom-shape draw:style-name="gr20" draw:text-style-name="P5" draw:layer="layout" svg:width="0.596cm" svg:height="0.708cm" svg:x="2.477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73cm" svg:y1="7.152cm" svg:x2="3.073cm" svg:y2="7.338cm">
          <text:p/>
        </draw:line>
        <draw:line draw:style-name="gr21" draw:text-style-name="P5" draw:layer="layout" svg:x1="2.641cm" svg:y1="7.015cm" svg:x2="2.976cm" svg:y2="7.425cm">
          <text:p/>
        </draw:line>
        <draw:line draw:style-name="gr21" draw:text-style-name="P5" draw:layer="layout" svg:x1="2.641cm" svg:y1="7.425cm" svg:x2="2.976cm" svg:y2="7.015cm">
          <text:p/>
        </draw:line>
        <draw:frame draw:style-name="gr25" draw:text-style-name="P14" draw:layer="layout" svg:width="11.532cm" svg:height="1.043cm" svg:x="3.277cm" svg:y="7.626cm">
          <draw:text-box>
            <text:p text:style-name="P1"><text:span text:style-name="T4">email (domain/c email/c rfc822/c url/c)</text:span></text:p>
          </draw:text-box>
        </draw:frame>
        <draw:custom-shape draw:style-name="gr20" draw:text-style-name="P5" draw:layer="layout" svg:width="0.596cm" svg:height="0.708cm" svg:x="2.477cm" svg:y="7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73cm" svg:y1="8.052cm" svg:x2="3.073cm" svg:y2="8.238cm">
          <text:p/>
        </draw:line>
        <draw:line draw:style-name="gr21" draw:text-style-name="P5" draw:layer="layout" svg:x1="2.641cm" svg:y1="7.915cm" svg:x2="2.976cm" svg:y2="8.325cm">
          <text:p/>
        </draw:line>
        <draw:line draw:style-name="gr21" draw:text-style-name="P5" draw:layer="layout" svg:x1="2.641cm" svg:y1="8.325cm" svg:x2="2.976cm" svg:y2="7.915cm">
          <text:p/>
        </draw:line>
        <draw:frame draw:style-name="gr25" draw:text-style-name="P14" draw:layer="layout" svg:width="11.532cm" svg:height="1.043cm" svg:x="3.277cm" svg:y="8.526cm">
          <draw:text-box>
            <text:p text:style-name="P1"><text:span text:style-name="T4">zip</text:span></text:p>
          </draw:text-box>
        </draw:frame>
        <draw:custom-shape draw:style-name="gr20" draw:text-style-name="P5" draw:layer="layout" svg:width="0.596cm" svg:height="0.708cm" svg:x="2.477cm" svg:y="8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73cm" svg:y1="8.952cm" svg:x2="3.073cm" svg:y2="9.138cm">
          <text:p/>
        </draw:line>
        <draw:line draw:style-name="gr21" draw:text-style-name="P5" draw:layer="layout" svg:x1="2.641cm" svg:y1="8.815cm" svg:x2="2.976cm" svg:y2="9.225cm">
          <text:p/>
        </draw:line>
        <draw:line draw:style-name="gr21" draw:text-style-name="P5" draw:layer="layout" svg:x1="2.641cm" svg:y1="9.225cm" svg:x2="2.976cm" svg:y2="8.815cm">
          <text:p/>
        </draw:line>
        <draw:frame draw:style-name="gr25" draw:text-style-name="P14" draw:layer="layout" svg:width="11.532cm" svg:height="1.043cm" svg:x="3.277cm" svg:y="9.426cm">
          <draw:text-box>
            <text:p text:style-name="P1"><text:span text:style-name="T4">gzip</text:span></text:p>
          </draw:text-box>
        </draw:frame>
        <draw:custom-shape draw:style-name="gr20" draw:text-style-name="P5" draw:layer="layout" svg:width="0.596cm" svg:height="0.708cm" svg:x="2.477cm" svg:y="9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73cm" svg:y1="9.852cm" svg:x2="3.073cm" svg:y2="10.038cm">
          <text:p/>
        </draw:line>
        <draw:line draw:style-name="gr21" draw:text-style-name="P5" draw:layer="layout" svg:x1="2.641cm" svg:y1="9.715cm" svg:x2="2.976cm" svg:y2="10.125cm">
          <text:p/>
        </draw:line>
        <draw:line draw:style-name="gr21" draw:text-style-name="P5" draw:layer="layout" svg:x1="2.641cm" svg:y1="10.125cm" svg:x2="2.976cm" svg:y2="9.715cm">
          <text:p/>
        </draw:line>
        <draw:frame draw:style-name="gr25" draw:text-style-name="P14" draw:layer="layout" svg:width="11.532cm" svg:height="1.043cm" svg:x="3.277cm" svg:y="10.326cm">
          <draw:text-box>
            <text:p text:style-name="P1"><text:span text:style-name="T4">pdf</text:span></text:p>
          </draw:text-box>
        </draw:frame>
        <draw:custom-shape draw:style-name="gr20" draw:text-style-name="P5" draw:layer="layout" svg:width="0.596cm" svg:height="0.708cm" svg:x="2.477cm" svg:y="10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73cm" svg:y1="10.752cm" svg:x2="3.073cm" svg:y2="10.938cm">
          <text:p/>
        </draw:line>
        <draw:line draw:style-name="gr21" draw:text-style-name="P5" draw:layer="layout" svg:x1="2.641cm" svg:y1="10.615cm" svg:x2="2.976cm" svg:y2="11.025cm">
          <text:p/>
        </draw:line>
        <draw:line draw:style-name="gr21" draw:text-style-name="P5" draw:layer="layout" svg:x1="2.641cm" svg:y1="11.025cm" svg:x2="2.976cm" svg:y2="10.615cm">
          <text:p/>
        </draw:line>
        <draw:frame draw:style-name="gr25" draw:text-style-name="P14" draw:layer="layout" svg:width="11.532cm" svg:height="1.043cm" svg:x="3.277cm" svg:y="11.226cm">
          <draw:text-box>
            <text:p text:style-name="P1"><text:span text:style-name="T4">hiber</text:span></text:p>
          </draw:text-box>
        </draw:frame>
        <draw:custom-shape draw:style-name="gr20" draw:text-style-name="P5" draw:layer="layout" svg:width="0.596cm" svg:height="0.708cm" svg:x="2.477cm" svg:y="11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3.073cm" svg:y1="11.652cm" svg:x2="3.073cm" svg:y2="11.838cm">
          <text:p/>
        </draw:line>
        <draw:line draw:style-name="gr21" draw:text-style-name="P5" draw:layer="layout" svg:x1="2.641cm" svg:y1="11.515cm" svg:x2="2.976cm" svg:y2="11.925cm">
          <text:p/>
        </draw:line>
        <draw:line draw:style-name="gr21" draw:text-style-name="P5" draw:layer="layout" svg:x1="2.641cm" svg:y1="11.925cm" svg:x2="2.976cm" svg:y2="11.515cm">
          <text:p/>
        </draw:line>
        <draw:custom-shape draw:style-name="gr20" draw:text-style-name="P5" draw:layer="layout" svg:width="0.596cm" svg:height="0.708cm" svg:x="15.302cm" svg:y="5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0.596cm" svg:height="0.708cm" svg:x="15.302cm" svg:y="6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0.596cm" svg:height="0.708cm" svg:x="15.302cm" svg:y="6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0.596cm" svg:height="0.708cm" svg:x="15.302cm" svg:y="7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4" draw:layer="layout" svg:width="5.588cm" svg:height="1.043cm" svg:x="16.35cm" svg:y="4.998cm">
          <draw:text-box>
            <text:p text:style-name="P1"><text:span text:style-name="T4">net (ether ip tcp)</text:span></text:p>
          </draw:text-box>
        </draw:frame>
        <draw:frame draw:style-name="gr25" draw:text-style-name="P14" draw:layer="layout" svg:width="5.588cm" svg:height="1.043cm" svg:x="16.35cm" svg:y="5.898cm">
          <draw:text-box>
            <text:p text:style-name="P1"><text:span text:style-name="T4">bulk</text:span></text:p>
          </draw:text-box>
        </draw:frame>
        <draw:frame draw:style-name="gr25" draw:text-style-name="P14" draw:layer="layout" svg:width="5.588cm" svg:height="1.043cm" svg:x="16.35cm" svg:y="6.798cm">
          <draw:text-box>
            <text:p text:style-name="P1"><text:span text:style-name="T4">find (find/c)</text:span></text:p>
          </draw:text-box>
        </draw:frame>
        <draw:frame draw:style-name="gr25" draw:text-style-name="P14" draw:layer="layout" svg:width="5.588cm" svg:height="1.043cm" svg:x="16.35cm" svg:y="7.698cm">
          <draw:text-box>
            <text:p text:style-name="P1"><text:span text:style-name="T4">wordlis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861cm" svg:x="0.812cm" svg:y="-0.003cm" presentation:class="title" presentation:user-transformed="true">
          <draw:text-box>
            <text:p text:style-name="P1">Bulk Extractor Runner<text:line-break/>Start</text:p>
          </draw:text-box>
        </draw:frame>
        <draw:custom-shape draw:style-name="gr20" draw:text-style-name="P5" draw:layer="layout" svg:width="9.6cm" svg:height="5.107cm" svg:x="2.012cm" svg:y="4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4" draw:layer="layout" svg:width="7.728cm" svg:height="1.043cm" svg:x="3.113cm" svg:y="3.446cm">
          <draw:text-box>
            <text:p text:style-name="P1"><text:span text:style-name="T4">Start</text:span></text:p>
          </draw:text-box>
        </draw:frame>
        <draw:frame draw:style-name="gr19" draw:text-style-name="P14" draw:layer="layout" svg:width="3.774cm" svg:height="1.043cm" svg:x="4.756cm" svg:y="10.453cm">
          <draw:text-box>
            <text:p text:style-name="P1"><text:span text:style-name="T4">JButton startB</text:span></text:p>
          </draw:text-box>
        </draw:frame>
        <draw:custom-shape draw:style-name="gr24" draw:text-style-name="P13" draw:layer="layout" svg:width="1.849cm" svg:height="1.059cm" svg:x="3.761cm" svg:y="5.531cm">
          <text:p text:style-name="P12"><text:span text:style-name="T4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861cm" svg:x="0.812cm" svg:y="-0.003cm" presentation:class="title" presentation:user-transformed="true">
          <draw:text-box>
            <text:p text:style-name="P1">Bulk Extractor Runner<text:line-break/>Scanner Progress</text:p>
          </draw:text-box>
        </draw:frame>
        <draw:custom-shape draw:style-name="gr20" draw:text-style-name="P5" draw:layer="layout" svg:width="9.6cm" svg:height="7.495cm" svg:x="5.025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3.528cm" svg:height="1.059cm" svg:x="7.827cm" svg:y="9.225cm">
          <text:p text:style-name="P1"><text:span text:style-name="T4">&lt;progress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4" draw:layer="layout" svg:width="7.728cm" svg:height="1.043cm" svg:x="6.126cm" svg:y="4.345cm">
          <draw:text-box>
            <text:p text:style-name="P1"><text:span text:style-name="T4">Scanner Progress</text:span></text:p>
          </draw:text-box>
        </draw:frame>
        <draw:frame draw:style-name="gr19" draw:text-style-name="P14" draw:layer="layout" svg:width="6.615cm" svg:height="2.627cm" svg:x="9.754cm" svg:y="14.238cm">
          <draw:text-box>
            <text:p text:style-name="P1"><text:span text:style-name="T4">JTextArea commandTA</text:span></text:p>
            <text:p text:style-name="P1"><text:span text:style-name="T4">JProgressBar progressBar</text:span></text:p>
            <text:p text:style-name="P1"><text:span text:style-name="T4">JButton cancelB</text:span></text:p>
          </draw:text-box>
        </draw:frame>
        <draw:custom-shape draw:style-name="gr24" draw:text-style-name="P13" draw:layer="layout" svg:width="1.849cm" svg:height="1.059cm" svg:x="10.193cm" svg:y="11.018cm">
          <text:p text:style-name="P12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8.223cm" svg:height="2.103cm" svg:x="5.594cm" svg:y="6.844cm">
          <text:p text:style-name="P1"><text:span text:style-name="T4">&lt;command&gt;</text:span></text:p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4" draw:layer="layout" svg:width="7.728cm" svg:height="1.043cm" svg:x="5.594cm" svg:y="5.806cm">
          <draw:text-box>
            <text:p text:style-name="P1"><text:span text:style-name="T4">Comman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cm" presentation:class="title" presentation:user-transformed="true">
          <draw:text-box>
            <text:p text:style-name="P1">Bulk Extractor Viewer Main</text:p>
          </draw:text-box>
        </draw:frame>
        <draw:custom-shape draw:style-name="gr20" draw:text-style-name="P5" draw:layer="layout" svg:width="23.77cm" svg:height="15.495cm" svg:x="2.012cm" svg:y="2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2.012cm" svg:y1="3.332cm" svg:x2="25.782cm" svg:y2="3.332cm">
          <text:p/>
        </draw:line>
        <draw:line draw:style-name="gr21" draw:text-style-name="P5" draw:layer="layout" svg:x1="24.868cm" svg:y1="2.355cm" svg:x2="24.868cm" svg:y2="3.332cm">
          <text:p/>
        </draw:line>
        <draw:line draw:style-name="gr21" draw:text-style-name="P5" draw:layer="layout" svg:x1="25.09cm" svg:y1="2.64cm" svg:x2="25.497cm" svg:y2="3.047cm">
          <text:p/>
        </draw:line>
        <draw:line draw:style-name="gr21" draw:text-style-name="P5" draw:layer="layout" svg:x1="25.09cm" svg:y1="3.047cm" svg:x2="25.497cm" svg:y2="2.64cm">
          <text:p/>
        </draw:line>
        <draw:frame draw:style-name="gr22" draw:text-style-name="P1" draw:layer="layout" svg:width="6.7cm" svg:height="1.043cm" svg:x="2.012cm" svg:y="2.355cm">
          <draw:text-box>
            <text:p text:style-name="P1">Bulk Extractor Viewer</text:p>
          </draw:text-box>
        </draw:frame>
        <draw:line draw:style-name="gr21" draw:text-style-name="P5" draw:layer="layout" svg:x1="2.012cm" svg:y1="4.3cm" svg:x2="25.782cm" svg:y2="4.3cm">
          <text:p/>
        </draw:line>
        <draw:frame draw:style-name="gr22" draw:text-style-name="P1" draw:layer="layout" svg:width="11.364cm" svg:height="1.043cm" svg:x="2.012cm" svg:y="3.355cm">
          <draw:text-box>
            <text:p text:style-name="P1">File <text:s text:c="2"/>| <text:s text:c="3"/>Edit <text:s text:c="2"/>| <text:s text:c="3"/>View <text:s text:c="2"/>| <text:s text:c="2"/>Help <text:s text:c="2"/>|</text:p>
          </draw:text-box>
        </draw:frame>
        <draw:custom-shape draw:style-name="gr20" draw:text-style-name="P5" draw:layer="layout" svg:width="6.21cm" svg:height="11.089cm" svg:x="3.124cm" svg:y="6.293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4.147cm" svg:height="1.043cm" svg:x="3.381cm" svg:y="5.255cm">
          <draw:text-box>
            <text:p text:style-name="P1">Directory: Mydir</text:p>
          </draw:text-box>
        </draw:frame>
        <draw:custom-shape draw:style-name="gr20" draw:text-style-name="P5" draw:layer="layout" svg:width="6.21cm" svg:height="9.593cm" svg:x="10.913cm" svg:y="7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layer="layout" svg:width="5.472cm" svg:height="1.043cm" svg:x="10.67cm" svg:y="5.22cm">
          <draw:text-box>
            <text:p text:style-name="P1">Feature File: email.txt</text:p>
          </draw:text-box>
        </draw:frame>
        <draw:custom-shape draw:style-name="gr20" draw:text-style-name="P5" draw:layer="layout" svg:width="6.21cm" svg:height="9.557cm" svg:x="18.814cm" svg:y="7.791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5.675cm" svg:height="1.043cm" svg:x="18.571cm" svg:y="5.221cm">
          <draw:text-box>
            <text:p text:style-name="P1">Image File: image.E01</text:p>
          </draw:text-box>
        </draw:frame>
        <draw:line draw:style-name="gr21" draw:text-style-name="P5" draw:layer="layout" svg:x1="11.07cm" svg:y1="7.423cm" svg:x2="11.07cm" svg:y2="6.909cm">
          <text:p/>
        </draw:line>
        <draw:line draw:style-name="gr21" draw:text-style-name="P5" draw:layer="layout" svg:x1="11.547cm" svg:y1="6.688cm" svg:x2="11.327cm" svg:y2="6.909cm">
          <text:p/>
        </draw:line>
        <draw:line draw:style-name="gr21" draw:text-style-name="P5" draw:layer="layout" svg:x1="11.327cm" svg:y1="7.497cm" svg:x2="11.327cm" svg:y2="6.909cm">
          <text:p/>
        </draw:line>
        <draw:line draw:style-name="gr21" draw:text-style-name="P5" draw:layer="layout" svg:x1="10.923cm" svg:y1="6.652cm" svg:x2="11.07cm" svg:y2="6.909cm">
          <text:p/>
        </draw:line>
        <draw:frame draw:style-name="gr19" draw:layer="layout" svg:width="1.137cm" svg:height="1.043cm" svg:x="11.567cm" svg:y="6.505cm">
          <draw:text-box>
            <text:p text:style-name="P1">Aa</text:p>
          </draw:text-box>
        </draw:frame>
        <draw:custom-shape draw:style-name="gr24" draw:text-style-name="P5" draw:layer="layout" svg:width="4.593cm" svg:height="0.955cm" svg:x="12.803cm" svg:y="6.505cm">
          <text:p text:style-name="P12">microsoft.co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9.403cm" svg:y1="6.762cm" svg:x2="18.852cm" svg:y2="7.056cm">
          <text:p/>
        </draw:line>
        <draw:line draw:style-name="gr21" draw:text-style-name="P5" draw:layer="layout" svg:x1="19.403cm" svg:y1="7.387cm" svg:x2="18.852cm" svg:y2="7.056cm">
          <text:p/>
        </draw:line>
        <draw:line draw:style-name="gr21" draw:text-style-name="P5" draw:layer="layout" svg:x1="20.719cm" svg:y1="6.735cm" svg:x2="21.234cm" svg:y2="7.103cm">
          <text:p/>
        </draw:line>
        <draw:line draw:style-name="gr21" draw:text-style-name="P5" draw:layer="layout" svg:x1="20.83cm" svg:y1="7.433cm" svg:x2="21.234cm" svg:y2="7.103cm">
          <text:p/>
        </draw:line>
        <draw:line draw:style-name="gr28" draw:text-style-name="P5" draw:layer="layout" svg:x1="22.52cm" svg:y1="7.092cm" svg:x2="21.969cm" svg:y2="7.056cm">
          <text:p/>
        </draw:line>
        <draw:line draw:style-name="gr28" draw:text-style-name="P5" draw:layer="layout" svg:x1="23.145cm" svg:y1="7.129cm" svg:x2="23.806cm" svg:y2="7.092cm">
          <text:p/>
        </draw:line>
        <draw:custom-shape draw:style-name="gr29" draw:text-style-name="P5" draw:layer="layout" svg:width="0.514cm" svg:height="0.478cm" svg:x="19.807cm" svg:y="6.8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661cm" svg:height="0.735cm" svg:x="24.321cm" svg:y="6.578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24.227cm" svg:y1="6.759cm" svg:x2="24.521cm" svg:y2="7.078cm">
          <text:p/>
        </draw:line>
        <draw:line draw:style-name="gr21" draw:text-style-name="P5" draw:layer="layout" svg:x1="24.999cm" svg:y1="6.564cm" svg:x2="24.521cm" svg:y2="7.078cm">
          <text:p/>
        </draw:line>
        <draw:frame presentation:style-name="pr5" draw:text-style-name="P15" draw:layer="layout" svg:width="25.199cm" svg:height="13.609cm" svg:x="1.4cm" svg:y="7.633cm" presentation:class="outline" presentation:user-transformed="true">
          <draw:text-box>
            <text:list text:style-name="L2">
              <text:list-item>
                <text:p text:style-name="P1">The Feature portion is changed:</text:p>
                <text:list>
                  <text:list-item>
                    <text:p text:style-name="P1">Feature controls are moved to the top:</text:p>
                    <text:list>
                      <text:list-item>
                        <text:p text:style-name="P1">Clear filter, set case sensitivity, filter text</text:p>
                      </text:list-item>
                    </text:list>
                  </text:list-item>
                </text:list>
              </text:list-item>
              <text:list-item>
                <text:p text:style-name="P1">The Image File portion is changed:</text:p>
                <text:list>
                  <text:list-item>
                    <text:p text:style-name="P1">Page controls are moved to the top:</text:p>
                    <text:list>
                      <text:list-item>
                        <text:p text:style-name="P1">Previous page, selection page, next page</text:p>
                      </text:list-item>
                    </text:list>
                  </text:list-item>
                  <text:list-item>
                    <text:p text:style-name="P1">New Navigation controls are added:</text:p>
                    <text:list>
                      <text:list-item>
                        <text:p text:style-name="P1">Go to previous selection, Go to Next selection, Bookmark current sele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ulk Extractor Viewer File Menu</text:p>
          </draw:text-box>
        </draw:frame>
        <draw:custom-shape draw:style-name="gr20" draw:text-style-name="P5" draw:layer="layout" svg:width="8.672cm" svg:height="3.555cm" svg:x="4.962cm" svg:y="13.459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1.336cm" svg:height="1.043cm" svg:x="5.219cm" svg:y="12.421cm">
          <draw:text-box>
            <text:p text:style-name="P1">File</text:p>
          </draw:text-box>
        </draw:frame>
        <draw:frame draw:style-name="gr19" draw:layer="layout" svg:width="6.814cm" svg:height="3.419cm" svg:x="5.256cm" svg:y="13.744cm">
          <draw:text-box>
            <text:p text:style-name="P1">Open...</text:p>
            <text:p text:style-name="P1">Open Secondary Window...</text:p>
            <text:p text:style-name="P1">-------------------</text:p>
            <text:p text:style-name="P1">Quit</text:p>
          </draw:text-box>
        </draw:frame>
        <draw:custom-shape draw:style-name="gr20" draw:text-style-name="P5" draw:layer="layout" svg:width="2.131cm" svg:height="1.149cm" svg:x="5.219cm" svg:y="12.3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The File Menu Open functionality is split:</text:p>
                <text:list>
                  <text:list-item>
                    <text:p text:style-name="P1">Open into the primary window</text:p>
                  </text:list-item>
                  <text:list-item>
                    <text:p text:style-name="P1">Open a new secondary wind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ulk Extractor Viewer Secondary Window</text:p>
          </draw:text-box>
        </draw:frame>
        <draw:custom-shape draw:style-name="gr20" draw:text-style-name="P5" draw:layer="layout" svg:width="23.77cm" svg:height="13.695cm" svg:x="2.012cm" svg:y="6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2.012cm" svg:y1="7.705cm" svg:x2="25.782cm" svg:y2="7.705cm">
          <text:p/>
        </draw:line>
        <draw:line draw:style-name="gr21" draw:text-style-name="P5" draw:layer="layout" svg:x1="24.868cm" svg:y1="6.728cm" svg:x2="24.868cm" svg:y2="7.705cm">
          <text:p/>
        </draw:line>
        <draw:line draw:style-name="gr21" draw:text-style-name="P5" draw:layer="layout" svg:x1="25.09cm" svg:y1="7.013cm" svg:x2="25.497cm" svg:y2="7.42cm">
          <text:p/>
        </draw:line>
        <draw:line draw:style-name="gr21" draw:text-style-name="P5" draw:layer="layout" svg:x1="25.09cm" svg:y1="7.42cm" svg:x2="25.497cm" svg:y2="7.013cm">
          <text:p/>
        </draw:line>
        <draw:frame draw:style-name="gr22" draw:text-style-name="P14" draw:layer="layout" svg:width="12.797cm" svg:height="1.043cm" svg:x="2.012cm" svg:y="6.728cm">
          <draw:text-box>
            <text:p text:style-name="P1"><text:span text:style-name="T4">Bulk Extractor Viewer Secondary Window</text:span></text:p>
          </draw:text-box>
        </draw:frame>
        <draw:custom-shape draw:style-name="gr20" draw:text-style-name="P5" draw:layer="layout" svg:width="6.21cm" svg:height="11.089cm" svg:x="3.124cm" svg:y="8.866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4.147cm" svg:height="1.043cm" svg:x="3.381cm" svg:y="7.828cm">
          <draw:text-box>
            <text:p text:style-name="P1"><text:span text:style-name="T4">Directory: Mydir</text:span></text:p>
          </draw:text-box>
        </draw:frame>
        <draw:custom-shape draw:style-name="gr20" draw:text-style-name="P5" draw:layer="layout" svg:width="6.21cm" svg:height="9.593cm" svg:x="10.913cm" svg:y="10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5.472cm" svg:height="1.043cm" svg:x="10.67cm" svg:y="7.793cm">
          <draw:text-box>
            <text:p text:style-name="P1"><text:span text:style-name="T4">Feature File: email.txt</text:span></text:p>
          </draw:text-box>
        </draw:frame>
        <draw:custom-shape draw:style-name="gr20" draw:text-style-name="P5" draw:layer="layout" svg:width="6.21cm" svg:height="9.557cm" svg:x="18.814cm" svg:y="10.364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5.675cm" svg:height="1.043cm" svg:x="18.571cm" svg:y="7.794cm">
          <draw:text-box>
            <text:p text:style-name="P1"><text:span text:style-name="T4">Image File: image.E01</text:span></text:p>
          </draw:text-box>
        </draw:frame>
        <draw:line draw:style-name="gr21" draw:text-style-name="P5" draw:layer="layout" svg:x1="11.07cm" svg:y1="9.996cm" svg:x2="11.07cm" svg:y2="9.482cm">
          <text:p/>
        </draw:line>
        <draw:line draw:style-name="gr21" draw:text-style-name="P5" draw:layer="layout" svg:x1="11.547cm" svg:y1="9.261cm" svg:x2="11.327cm" svg:y2="9.482cm">
          <text:p/>
        </draw:line>
        <draw:line draw:style-name="gr21" draw:text-style-name="P5" draw:layer="layout" svg:x1="11.327cm" svg:y1="10.07cm" svg:x2="11.327cm" svg:y2="9.482cm">
          <text:p/>
        </draw:line>
        <draw:line draw:style-name="gr21" draw:text-style-name="P5" draw:layer="layout" svg:x1="10.923cm" svg:y1="9.225cm" svg:x2="11.07cm" svg:y2="9.482cm">
          <text:p/>
        </draw:line>
        <draw:frame draw:style-name="gr19" draw:text-style-name="P14" draw:layer="layout" svg:width="1.137cm" svg:height="1.043cm" svg:x="11.567cm" svg:y="9.078cm">
          <draw:text-box>
            <text:p text:style-name="P1"><text:span text:style-name="T4">Aa</text:span></text:p>
          </draw:text-box>
        </draw:frame>
        <draw:custom-shape draw:style-name="gr24" draw:text-style-name="P13" draw:layer="layout" svg:width="4.593cm" svg:height="0.955cm" svg:x="12.803cm" svg:y="9.078cm">
          <text:p text:style-name="P12"><text:span text:style-name="T4">microsoft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9.403cm" svg:y1="9.335cm" svg:x2="18.852cm" svg:y2="9.629cm">
          <text:p/>
        </draw:line>
        <draw:line draw:style-name="gr21" draw:text-style-name="P5" draw:layer="layout" svg:x1="19.403cm" svg:y1="9.96cm" svg:x2="18.852cm" svg:y2="9.629cm">
          <text:p/>
        </draw:line>
        <draw:line draw:style-name="gr21" draw:text-style-name="P5" draw:layer="layout" svg:x1="20.064cm" svg:y1="9.345cm" svg:x2="20.579cm" svg:y2="9.713cm">
          <text:p/>
        </draw:line>
        <draw:line draw:style-name="gr21" draw:text-style-name="P5" draw:layer="layout" svg:x1="20.175cm" svg:y1="10.043cm" svg:x2="20.579cm" svg:y2="9.713cm">
          <text:p/>
        </draw:line>
        <draw:line draw:style-name="gr28" draw:text-style-name="P5" draw:layer="layout" svg:x1="21.865cm" svg:y1="9.702cm" svg:x2="21.314cm" svg:y2="9.666cm">
          <text:p/>
        </draw:line>
        <draw:line draw:style-name="gr28" draw:text-style-name="P5" draw:layer="layout" svg:x1="22.49cm" svg:y1="9.739cm" svg:x2="23.151cm" svg:y2="9.702cm">
          <text:p/>
        </draw:line>
        <draw:custom-shape draw:style-name="gr29" draw:text-style-name="P5" draw:layer="layout" svg:width="0.514cm" svg:height="0.478cm" svg:x="23.629cm" svg:y="9.4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661cm" svg:height="0.735cm" svg:x="24.621cm" svg:y="9.151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24.527cm" svg:y1="9.332cm" svg:x2="24.821cm" svg:y2="9.651cm">
          <text:p/>
        </draw:line>
        <draw:line draw:style-name="gr21" draw:text-style-name="P5" draw:layer="layout" svg:x1="25.299cm" svg:y1="9.137cm" svg:x2="24.821cm" svg:y2="9.651cm">
          <text:p/>
        </draw:line>
        <draw:frame presentation:style-name="pr5" draw:text-style-name="P15" draw:layer="layout" svg:width="25.199cm" svg:height="13.609cm" svg:x="1.387cm" svg:y="11.419cm" presentation:class="outline" presentation:user-transformed="true">
          <draw:text-box>
            <text:list text:style-name="L2">
              <text:list-item>
                <text:p text:style-name="P1">The secondary Window has no menu bar.</text:p>
              </text:list-item>
              <text:list-item>
                <text:p text:style-name="P1">The same Feature and Image controls are available.</text:p>
              </text:list-item>
              <text:list-item>
                <text:p text:style-name="P1">The Bookmark control appends the current selection to the Bookmark list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Bulk Extractor Viewer Bookmarks Menu</text:p>
          </draw:text-box>
        </draw:frame>
        <draw:custom-shape draw:style-name="gr20" draw:text-style-name="P5" draw:layer="layout" svg:width="5.915cm" svg:height="3.555cm" svg:x="6.726cm" svg:y="11.511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.395cm" svg:height="1.043cm" svg:x="6.983cm" svg:y="10.473cm">
          <draw:text-box>
            <text:p text:style-name="P1"><text:span text:style-name="T4">Edit</text:span></text:p>
          </draw:text-box>
        </draw:frame>
        <draw:frame draw:style-name="gr19" draw:text-style-name="P14" draw:layer="layout" svg:width="3.8cm" svg:height="2.627cm" svg:x="7.02cm" svg:y="11.796cm">
          <draw:text-box>
            <text:p text:style-name="P1"><text:span text:style-name="T4">Copy</text:span></text:p>
            <text:p text:style-name="P1"><text:span text:style-name="T4">-------------------</text:span></text:p>
            <text:p text:style-name="P1"><text:span text:style-name="T4">Bookmarks...</text:span></text:p>
          </draw:text-box>
        </draw:frame>
        <draw:custom-shape draw:style-name="gr20" draw:text-style-name="P5" draw:layer="layout" svg:width="2.131cm" svg:height="1.149cm" svg:x="6.983cm" svg:y="10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New Bookmarks menu is introduced:</text:p>
                <text:list>
                  <text:list-item>
                    <text:p text:style-name="P1">Open Bookmarks wind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Bulk Extractor Viewer Bookmark Table</text:p>
          </draw:text-box>
        </draw:frame>
        <draw:custom-shape draw:style-name="gr20" draw:text-style-name="P5" draw:layer="layout" svg:width="23.77cm" svg:height="13.695cm" svg:x="2.012cm" svg:y="4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2.012cm" svg:y1="5.495cm" svg:x2="25.782cm" svg:y2="5.495cm">
          <text:p/>
        </draw:line>
        <draw:line draw:style-name="gr21" draw:text-style-name="P5" draw:layer="layout" svg:x1="24.868cm" svg:y1="4.518cm" svg:x2="24.868cm" svg:y2="5.495cm">
          <text:p/>
        </draw:line>
        <draw:line draw:style-name="gr21" draw:text-style-name="P5" draw:layer="layout" svg:x1="25.09cm" svg:y1="4.803cm" svg:x2="25.497cm" svg:y2="5.21cm">
          <text:p/>
        </draw:line>
        <draw:line draw:style-name="gr21" draw:text-style-name="P5" draw:layer="layout" svg:x1="25.09cm" svg:y1="5.21cm" svg:x2="25.497cm" svg:y2="4.803cm">
          <text:p/>
        </draw:line>
        <draw:frame draw:style-name="gr22" draw:text-style-name="P14" draw:layer="layout" svg:width="12.797cm" svg:height="1.043cm" svg:x="2.012cm" svg:y="4.518cm">
          <draw:text-box>
            <text:p text:style-name="P1"><text:span text:style-name="T4">Bulk Extractor Bookmarks</text:span></text:p>
          </draw:text-box>
        </draw:frame>
        <draw:custom-shape draw:style-name="gr20" draw:text-style-name="P5" draw:layer="layout" svg:width="21.534cm" svg:height="11.089cm" svg:x="3.124cm" svg:y="6.656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4.236cm" svg:height="1.043cm" svg:x="3.381cm" svg:y="5.618cm">
          <draw:text-box>
            <text:p text:style-name="P1"><text:span text:style-name="T4">Bookmark Table</text:span></text:p>
          </draw:text-box>
        </draw:frame>
        <draw:frame presentation:style-name="pr5" draw:text-style-name="P15" draw:layer="layout" svg:width="25.199cm" svg:height="13.609cm" svg:x="1.46cm" svg:y="6.97cm" presentation:class="outline" presentation:user-transformed="true">
          <draw:text-box>
            <text:list text:style-name="L2">
              <text:list-item>
                <text:p text:style-name="P1">Each Bookmark entry contains Feature Information:</text:p>
                <text:list>
                  <text:list-item>
                    <text:p text:style-name="P1">Address, feature text, image file filename.</text:p>
                  </text:list-item>
                  <text:list-item>
                    <text:p text:style-name="P1">Not the feature file filename.</text:p>
                  </text:list-item>
                </text:list>
              </text:list-item>
              <text:list-item>
                <text:p text:style-name="P1">The user may:</text:p>
                <text:list>
                  <text:list-item>
                    <text:p text:style-name="P1">Delete bookmark entries.</text:p>
                  </text:list-item>
                  <text:list-item>
                    <text:p text:style-name="P1">Save the Bookmark table.</text:p>
                  </text:list-item>
                  <text:list-item>
                    <text:p text:style-name="P1">Generate a Report.</text:p>
                  </text:list-item>
                </text:list>
              </text:list-item>
            </text:list>
          </draw:text-box>
        </draw:frame>
        <draw:custom-shape draw:style-name="gr30" draw:text-style-name="P5" draw:layer="layout" svg:width="2.94cm" svg:height="0.855cm" svg:x="9.986cm" svg:y="5.701cm">
          <text:p text:style-name="P12">Delete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4.677cm" svg:height="0.855cm" svg:x="13.697cm" svg:y="5.702cm">
          <text:p text:style-name="P12">Save Table...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4.814cm" svg:height="0.855cm" svg:x="18.934cm" svg:y="5.629cm">
          <text:p text:style-name="P12">Generate Repor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31" draw:text-style-name="P5" draw:layer="layout" svg:width="3.991cm" svg:height="0.652cm" svg:x="11.599cm" svg:y="10.0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3.991cm" svg:height="0.652cm" svg:x="11.599cm" svg:y="10.8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3.915cm" svg:height="0.652cm" svg:x="20.229cm" svg:y="14.61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3.507cm" svg:x="1.4cm" svg:y="0cm" presentation:class="title" presentation:user-transformed="true">
          <draw:text-box>
            <text:p text:style-name="P1">Bulk Extractor Viewer</text:p>
          </draw:text-box>
        </draw:frame>
        <draw:custom-shape draw:style-name="gr20" draw:text-style-name="P5" draw:layer="layout" svg:width="23.77cm" svg:height="17.143cm" svg:x="2.012cm" svg:y="2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2.012cm" svg:y1="3.617cm" svg:x2="25.782cm" svg:y2="3.617cm">
          <text:p/>
        </draw:line>
        <draw:line draw:style-name="gr21" draw:text-style-name="P5" draw:layer="layout" svg:x1="24.868cm" svg:y1="2.64cm" svg:x2="24.868cm" svg:y2="3.617cm">
          <text:p/>
        </draw:line>
        <draw:line draw:style-name="gr21" draw:text-style-name="P5" draw:layer="layout" svg:x1="25.09cm" svg:y1="2.925cm" svg:x2="25.497cm" svg:y2="3.332cm">
          <text:p/>
        </draw:line>
        <draw:line draw:style-name="gr21" draw:text-style-name="P5" draw:layer="layout" svg:x1="25.09cm" svg:y1="3.332cm" svg:x2="25.497cm" svg:y2="2.925cm">
          <text:p/>
        </draw:line>
        <draw:frame draw:style-name="gr22" draw:text-style-name="P14" draw:layer="layout" svg:width="6.7cm" svg:height="1.043cm" svg:x="2.012cm" svg:y="2.64cm">
          <draw:text-box>
            <text:p text:style-name="P1"><text:span text:style-name="T4">Bulk Extractor Viewer</text:span></text:p>
          </draw:text-box>
        </draw:frame>
        <draw:line draw:style-name="gr21" draw:text-style-name="P5" draw:layer="layout" svg:x1="2.012cm" svg:y1="4.585cm" svg:x2="25.782cm" svg:y2="4.585cm">
          <text:p/>
        </draw:line>
        <draw:frame draw:style-name="gr22" draw:text-style-name="P14" draw:layer="layout" svg:width="11.364cm" svg:height="1.043cm" svg:x="2.012cm" svg:y="3.64cm">
          <draw:text-box>
            <text:p text:style-name="P1"><text:span text:style-name="T4">File <text:s text:c="2"/>| <text:s text:c="3"/>Edit <text:s text:c="2"/>| <text:s text:c="3"/>View <text:s text:c="2"/>| <text:s text:c="2"/>Help <text:s text:c="2"/>|</text:span></text:p>
          </draw:text-box>
        </draw:frame>
        <draw:custom-shape draw:style-name="gr20" draw:text-style-name="P5" draw:layer="layout" svg:width="5.669cm" svg:height="13.106cm" svg:x="2.676cm" svg:y="6.147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335cm" svg:height="1.043cm" svg:x="3.641cm" svg:y="4.809cm">
          <draw:text-box>
            <text:p text:style-name="P1"><text:span text:style-name="T4">Reports</text:span></text:p>
          </draw:text-box>
        </draw:frame>
        <draw:custom-shape draw:style-name="gr20" draw:text-style-name="P5" draw:layer="layout" svg:width="6.21cm" svg:height="9.823cm" svg:x="10.099cm" svg:y="9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5.933cm" svg:height="1.835cm" svg:x="9.671cm" svg:y="7.451cm">
          <draw:text-box>
            <text:p text:style-name="P1"><text:span text:style-name="T4">Image File: image1.E01</text:span></text:p>
            <text:p text:style-name="P1"><text:span text:style-name="T4">Feature File: email.txt</text:span></text:p>
          </draw:text-box>
        </draw:frame>
        <draw:custom-shape draw:style-name="gr20" draw:text-style-name="P5" draw:layer="layout" svg:width="7.032cm" svg:height="5.071cm" svg:x="17.992cm" svg:y="13.303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5.963cm" svg:height="3.419cm" svg:x="17.921cm" svg:y="9.753cm">
          <draw:text-box>
            <text:p text:style-name="P1"><text:span text:style-name="T4">Image File: image2.E01</text:span></text:p>
            <text:p text:style-name="P1"><text:span text:style-name="T4">Feature File: email.txt</text:span></text:p>
            <text:p text:style-name="P1"><text:span text:style-name="T4">Feature path: 8-ZIP-65</text:span></text:p>
            <text:p text:style-name="P1"><text:span text:style-name="T4">Feature: microsoft.com</text:span></text:p>
          </draw:text-box>
        </draw:frame>
        <draw:line draw:style-name="gr21" draw:text-style-name="P5" draw:layer="layout" svg:x1="10.053cm" svg:y1="7.047cm" svg:x2="10.053cm" svg:y2="6.533cm">
          <text:p/>
        </draw:line>
        <draw:line draw:style-name="gr21" draw:text-style-name="P5" draw:layer="layout" svg:x1="10.53cm" svg:y1="6.312cm" svg:x2="10.31cm" svg:y2="6.533cm">
          <text:p/>
        </draw:line>
        <draw:line draw:style-name="gr21" draw:text-style-name="P5" draw:layer="layout" svg:x1="10.31cm" svg:y1="7.121cm" svg:x2="10.31cm" svg:y2="6.533cm">
          <text:p/>
        </draw:line>
        <draw:line draw:style-name="gr21" draw:text-style-name="P5" draw:layer="layout" svg:x1="9.906cm" svg:y1="6.276cm" svg:x2="10.053cm" svg:y2="6.533cm">
          <text:p/>
        </draw:line>
        <draw:frame draw:style-name="gr19" draw:text-style-name="P14" draw:layer="layout" svg:width="1.137cm" svg:height="1.043cm" svg:x="10.55cm" svg:y="6.129cm">
          <draw:text-box>
            <text:p text:style-name="P1"><text:span text:style-name="T4">Aa</text:span></text:p>
          </draw:text-box>
        </draw:frame>
        <draw:custom-shape draw:style-name="gr24" draw:text-style-name="P13" draw:layer="layout" svg:width="4.593cm" svg:height="0.955cm" svg:x="11.786cm" svg:y="6.129cm">
          <text:p text:style-name="P12"><text:span text:style-name="T4">microsoft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23.109cm" svg:y1="18.658cm" svg:x2="22.558cm" svg:y2="18.913cm">
          <text:p/>
        </draw:line>
        <draw:line draw:style-name="gr21" draw:text-style-name="P5" draw:layer="layout" svg:x1="23.109cm" svg:y1="19.2cm" svg:x2="22.558cm" svg:y2="18.913cm">
          <text:p/>
        </draw:line>
        <draw:line draw:style-name="gr21" draw:text-style-name="P5" draw:layer="layout" svg:x1="24.425cm" svg:y1="18.634cm" svg:x2="24.94cm" svg:y2="18.954cm">
          <text:p/>
        </draw:line>
        <draw:line draw:style-name="gr21" draw:text-style-name="P5" draw:layer="layout" svg:x1="24.536cm" svg:y1="19.241cm" svg:x2="24.94cm" svg:y2="18.954cm">
          <text:p/>
        </draw:line>
        <draw:line draw:style-name="gr28" draw:text-style-name="P5" draw:layer="layout" svg:x1="21.868cm" svg:y1="7.905cm" svg:x2="21.317cm" svg:y2="7.874cm">
          <text:p/>
        </draw:line>
        <draw:line draw:style-name="gr28" draw:text-style-name="P5" draw:layer="layout" svg:x1="22.493cm" svg:y1="7.937cm" svg:x2="23.154cm" svg:y2="7.905cm">
          <text:p/>
        </draw:line>
        <draw:custom-shape draw:style-name="gr29" draw:text-style-name="P5" draw:layer="layout" svg:width="0.514cm" svg:height="0.415cm" svg:x="23.513cm" svg:y="18.76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661cm" svg:height="0.638cm" svg:x="21.495cm" svg:y="8.612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21.401cm" svg:y1="8.769cm" svg:x2="21.695cm" svg:y2="9.046cm">
          <text:p/>
        </draw:line>
        <draw:line draw:style-name="gr21" draw:text-style-name="P5" draw:layer="layout" svg:x1="22.173cm" svg:y1="8.6cm" svg:x2="21.695cm" svg:y2="9.046cm">
          <text:p/>
        </draw:line>
        <draw:frame draw:style-name="gr19" draw:layer="layout" svg:width="3.436cm" svg:height="5.003cm" svg:x="2.89cm" svg:y="6.403cm">
          <draw:text-box>
            <text:p text:style-name="P1"><text:span text:style-name="T5">•</text:span>image1.E01</text:p>
            <text:p text:style-name="P1"><text:s text:c="4"/>email.dat</text:p>
            <text:p text:style-name="P1"><text:s text:c="4"/>url.dat</text:p>
            <text:p text:style-name="P1"><text:span text:style-name="T5">•</text:span>image2.E01</text:p>
            <text:p text:style-name="P1"><text:s text:c="4"/>email.dat</text:p>
            <text:p text:style-name="P1"><text:s text:c="4"/>url.dat</text:p>
          </draw:text-box>
        </draw:frame>
        <draw:frame draw:style-name="gr19" draw:layer="layout" svg:width="5.04cm" svg:height="2.627cm" svg:x="10.099cm" svg:y="9.778cm">
          <draw:text-box>
            <text:p text:style-name="P1">300 microsoft.com</text:p>
            <text:p text:style-name="P1">335 microsoft.com</text:p>
            <text:p text:style-name="P1">405 microsoft2.com</text:p>
          </draw:text-box>
        </draw:frame>
        <draw:frame draw:style-name="gr32" draw:text-style-name="P1" draw:layer="layout" svg:width="5.59cm" svg:height="3.419cm" svg:x="17.992cm" svg:y="13.621cm">
          <draw:text-box>
            <text:p text:style-name="P1">0000 <text:s/>fdse..tjle...ds.</text:p>
            <text:p text:style-name="P1">0064 <text:s/>.microsoft.com.i</text:p>
            <text:p text:style-name="P1">0128 <text:s/>.fds.e........</text:p>
            <text:p text:style-name="P1">...</text:p>
          </draw:text-box>
        </draw:frame>
        <draw:frame draw:style-name="gr19" draw:text-style-name="P14" draw:layer="layout" svg:width="2.517cm" svg:height="1.043cm" svg:x="17.268cm" svg:y="6.049cm">
          <draw:text-box>
            <text:p text:style-name="P1"><text:span text:style-name="T4">Highlight</text:span></text:p>
          </draw:text-box>
        </draw:frame>
        <draw:custom-shape draw:style-name="gr24" draw:text-style-name="P13" draw:layer="layout" svg:width="4.087cm" svg:height="0.955cm" svg:x="21.39cm" svg:y="6.049cm">
          <text:p text:style-name="P12"><text:span text:style-name="T4">microsoft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1.797cm" svg:height="1.043cm" svg:x="20.473cm" svg:y="18.504cm">
          <draw:text-box>
            <text:p text:style-name="P1"><text:span text:style-name="T4">Scroll</text:span></text:p>
          </draw:text-box>
        </draw:frame>
        <draw:frame draw:style-name="gr19" draw:text-style-name="P14" draw:layer="layout" svg:width="2.538cm" svg:height="1.043cm" svg:x="18.041cm" svg:y="7.362cm">
          <draw:text-box>
            <text:p text:style-name="P1"><text:span text:style-name="T4">Navigate</text:span></text:p>
          </draw:text-box>
        </draw:frame>
        <draw:frame draw:style-name="gr19" draw:text-style-name="P14" draw:layer="layout" svg:width="2.843cm" svg:height="1.043cm" svg:x="18.041cm" svg:y="8.4cm">
          <draw:text-box>
            <text:p text:style-name="P1"><text:span text:style-name="T4">Bookmark</text:span></text:p>
          </draw:text-box>
        </draw:frame>
        <draw:custom-shape draw:style-name="gr24" draw:text-style-name="P13" draw:layer="layout" svg:width="2.28cm" svg:height="0.748cm" svg:x="17.981cm" svg:y="18.687cm">
          <text:p text:style-name="P12"><text:span text:style-name="T4">Hex/B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1.137cm" svg:height="1.043cm" svg:x="20.113cm" svg:y="6.049cm">
          <draw:text-box>
            <text:p text:style-name="P1"><text:span text:style-name="T4">Aa</text:span></text:p>
          </draw:text-box>
        </draw:frame>
        <draw:frame draw:style-name="gr19" draw:text-style-name="P14" draw:layer="layout" svg:width="3.491cm" svg:height="1.043cm" svg:x="11.05cm" svg:y="4.791cm">
          <draw:text-box>
            <text:p text:style-name="P1"><text:span text:style-name="T4">Feature Lists</text:span></text:p>
          </draw:text-box>
        </draw:frame>
        <draw:frame draw:style-name="gr19" draw:text-style-name="P14" draw:layer="layout" svg:width="4.862cm" svg:height="1.043cm" svg:x="19.146cm" svg:y="4.785cm">
          <draw:text-box>
            <text:p text:style-name="P1"><text:span text:style-name="T4">Feature Navig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cm" presentation:class="title" presentation:user-transformed="true">
          <draw:text-box>
            <text:p text:style-name="P1">Functional Changes 1 of 3: Reports</text:p>
          </draw:text-box>
        </draw:frame>
        <draw:frame presentation:style-name="pr6" draw:text-style-name="P16" draw:layer="layout" svg:width="25.199cm" svg:height="12.752cm" svg:x="1.4cm" svg:y="3.901cm" presentation:class="outline" presentation:user-transformed="true">
          <draw:text-box>
            <text:list text:style-name="L2">
              <text:list-item>
                <text:p text:style-name="P1"><text:span text:style-name="T6">A Report Tree is introduced</text:span></text:p>
                <text:list>
                  <text:list-item>
                    <text:p text:style-name="P1"><text:span text:style-name="T7">The Report Tree replaces the Feature File List</text:span></text:p>
                  </text:list-item>
                  <text:list-item>
                    <text:p text:style-name="P1"><text:span text:style-name="T7">Multiple reports are available by using a <text:s/>Report Tree</text:span></text:p>
                  </text:list-item>
                  <text:list-item>
                    <text:p text:style-name="P1"><text:span text:style-name="T7">Menu option “File | Open Report” adds a feature directory and its associated image filename to the report tree</text:span></text:p>
                  </text:list-item>
                  <text:list-item>
                    <text:p text:style-name="P1"><text:span text:style-name="T7">The Feature List view is set by selecting a Feature File in the Report Tree.</text:span></text:p>
                  </text:list-item>
                  <text:list-item>
                    <text:p text:style-name="P1"><text:span text:style-name="T7">We no longer need multiple Report Windows because multiple reports are available in the Report T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1.181cm" presentation:class="title" presentation:user-transformed="true">
          <draw:text-box>
            <text:p text:style-name="P1">Functional Changes 2 of 3: Feature Lists</text:p>
          </draw:text-box>
        </draw:frame>
        <draw:frame presentation:style-name="pr6" draw:text-style-name="P16" draw:layer="layout" svg:width="25.199cm" svg:height="12.752cm" svg:x="1.4cm" svg:y="5.447cm" presentation:class="outline" presentation:user-transformed="true">
          <draw:text-box>
            <text:list text:style-name="L2">
              <text:list-item>
                <text:p text:style-name="P1"><text:span text:style-name="T6">Feature List management is changed</text:span></text:p>
                <text:list>
                  <text:list-item>
                    <text:p text:style-name="P1"><text:span text:style-name="T7">The Feature List view indicates the Image File associated with it</text:span></text:p>
                  </text:list-item>
                  <text:list-item>
                    <text:p text:style-name="P1"><text:span text:style-name="T7">The Feature List view is not set during Feature Navigation</text:span></text:p>
                  </text:list-item>
                  <text:list-item>
                    <text:p text:style-name="P1"><text:span text:style-name="T7">The Feature List view changes from a Histogram file to a Feature file when a Histogram feature is selec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6.743cm" svg:height="3.256cm" svg:x="0.611cm" svg:y="0cm" presentation:class="title" presentation:user-transformed="true">
          <draw:text-box>
            <text:p text:style-name="P1">Functional Changes 3 of 3: Feature Navigation</text:p>
          </draw:text-box>
        </draw:frame>
        <draw:frame presentation:style-name="pr6" draw:text-style-name="P16" draw:layer="layout" svg:width="25.199cm" svg:height="16.098cm" svg:x="1.4cm" svg:y="3.556cm" presentation:class="outline" presentation:user-transformed="true">
          <draw:text-box>
            <text:list text:style-name="L2">
              <text:list-item>
                <text:p text:style-name="P1"><text:span text:style-name="T6">A Navigation Area replaces the old “Image Area”</text:span></text:p>
              </text:list-item>
              <text:list-item>
                <text:p text:style-name="P1"><text:span text:style-name="T6">The Navigation area shows all properties of a Feature that has been navigated to:</text:span></text:p>
                <text:list>
                  <text:list-item>
                    <text:p text:style-name="P1"><text:span text:style-name="T7">Feature text and Path of the Feature</text:span></text:p>
                  </text:list-item>
                  <text:list-item>
                    <text:p text:style-name="P1"><text:span text:style-name="T7">Image file and Feature file associated with the Feature</text:span></text:p>
                  </text:list-item>
                  <text:list-item>
                    <text:p text:style-name="P1"><text:span text:style-name="T7">The binary excerpt from the Image File</text:span></text:p>
                  </text:list-item>
                </text:list>
              </text:list-item>
              <text:list-item>
                <text:p text:style-name="P1"><text:span text:style-name="T6">A Feature is navigated to by:</text:span></text:p>
                <text:list>
                  <text:list-item>
                    <text:p text:style-name="P1"><text:span text:style-name="T8">Clicking on a Feature in the Feature List</text:span></text:p>
                  </text:list-item>
                  <text:list-item>
                    <text:p text:style-name="P1"><text:span text:style-name="T8">Clicking Navigation forward/back</text:span></text:p>
                  </text:list-item>
                  <text:list-item>
                    <text:p text:style-name="P1"><text:span text:style-name="T8">Selecting a bookmarked Feature</text:span></text:p>
                  </text:list-item>
                </text:list>
              </text:list-item>
              <text:list-item>
                <text:p text:style-name="P1"><text:span text:style-name="T6">Feature highlighting applies to both the Feature and Image view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6.611cm" svg:height="3.507cm" svg:x="5.525cm" svg:y="0cm" presentation:class="title" presentation:user-transformed="true">
          <draw:text-box>
            <text:p text:style-name="P1">Finding Common Text</text:p>
          </draw:text-box>
        </draw:frame>
        <draw:custom-shape draw:style-name="gr20" draw:text-style-name="P5" draw:layer="layout" svg:width="12.176cm" svg:height="15.003cm" svg:x="7.634cm" svg:y="3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7.634cm" svg:y1="4.594cm" svg:x2="19.81cm" svg:y2="4.594cm">
          <text:p/>
        </draw:line>
        <draw:line draw:style-name="gr21" draw:text-style-name="P5" draw:layer="layout" svg:x1="18.881cm" svg:y1="3.617cm" svg:x2="18.881cm" svg:y2="4.594cm">
          <text:p/>
        </draw:line>
        <draw:line draw:style-name="gr21" draw:text-style-name="P5" draw:layer="layout" svg:x1="19.103cm" svg:y1="3.902cm" svg:x2="19.51cm" svg:y2="4.309cm">
          <text:p/>
        </draw:line>
        <draw:line draw:style-name="gr21" draw:text-style-name="P5" draw:layer="layout" svg:x1="19.103cm" svg:y1="4.309cm" svg:x2="19.51cm" svg:y2="3.902cm">
          <text:p/>
        </draw:line>
        <draw:frame draw:style-name="gr22" draw:text-style-name="P14" draw:layer="layout" svg:width="12.904cm" svg:height="1.043cm" svg:x="7.634cm" svg:y="3.617cm">
          <draw:text-box>
            <text:p text:style-name="P1"><text:span text:style-name="T4">Bulk Extractor Viewer Common Text</text:span></text:p>
          </draw:text-box>
        </draw:frame>
        <draw:custom-shape draw:style-name="gr20" draw:text-style-name="P5" draw:layer="layout" svg:width="9.858cm" svg:height="7.64cm" svg:x="8.628cm" svg:y="6.032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89cm" svg:height="1.043cm" svg:x="8.733cm" svg:y="4.821cm">
          <draw:text-box>
            <text:p text:style-name="P1"><text:span text:style-name="T4">Media File</text:span></text:p>
          </draw:text-box>
        </draw:frame>
        <draw:frame draw:style-name="gr19" draw:text-style-name="P14" draw:layer="layout" svg:width="1.916cm" svg:height="1.043cm" svg:x="16.064cm" svg:y="4.821cm">
          <draw:text-box>
            <text:p text:style-name="P1"><text:span text:style-name="T4">Match</text:span></text:p>
          </draw:text-box>
        </draw:frame>
        <draw:frame draw:style-name="gr19" draw:text-style-name="P14" draw:layer="layout" svg:width="2.788cm" svg:height="1.043cm" svg:x="9cm" svg:y="6.244cm">
          <draw:text-box>
            <text:p text:style-name="P1"><text:span text:style-name="T4">IN117.E01</text:span></text:p>
          </draw:text-box>
        </draw:frame>
        <draw:custom-shape draw:style-name="gr20" draw:text-style-name="P5" draw:layer="layout" svg:width="0.596cm" svg:height="0.708cm" svg:x="16.639cm" svg:y="6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7.235cm" svg:y1="6.609cm" svg:x2="17.235cm" svg:y2="6.795cm">
          <text:p/>
        </draw:line>
        <draw:line draw:style-name="gr21" draw:text-style-name="P5" draw:layer="layout" svg:x1="16.803cm" svg:y1="6.472cm" svg:x2="17.138cm" svg:y2="6.882cm">
          <text:p/>
        </draw:line>
        <draw:line draw:style-name="gr21" draw:text-style-name="P5" draw:layer="layout" svg:x1="16.803cm" svg:y1="6.882cm" svg:x2="17.138cm" svg:y2="6.472cm">
          <text:p/>
        </draw:line>
        <draw:custom-shape draw:style-name="gr20" draw:text-style-name="P5" draw:layer="layout" svg:width="0.596cm" svg:height="0.708cm" svg:x="16.64cm" svg:y="7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7.236cm" svg:y1="7.509cm" svg:x2="17.236cm" svg:y2="7.695cm">
          <text:p/>
        </draw:line>
        <draw:line draw:style-name="gr21" draw:text-style-name="P5" draw:layer="layout" svg:x1="16.804cm" svg:y1="7.372cm" svg:x2="17.139cm" svg:y2="7.782cm">
          <text:p/>
        </draw:line>
        <draw:line draw:style-name="gr21" draw:text-style-name="P5" draw:layer="layout" svg:x1="16.804cm" svg:y1="7.782cm" svg:x2="17.139cm" svg:y2="7.372cm">
          <text:p/>
        </draw:line>
        <draw:custom-shape draw:style-name="gr20" draw:text-style-name="P5" draw:layer="layout" svg:width="0.596cm" svg:height="0.708cm" svg:x="16.64cm" svg:y="8.1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7.236cm" svg:y1="8.409cm" svg:x2="17.236cm" svg:y2="8.595cm">
          <text:p/>
        </draw:line>
        <draw:custom-shape draw:style-name="gr20" draw:text-style-name="P5" draw:layer="layout" svg:width="0.596cm" svg:height="0.708cm" svg:x="16.64cm" svg:y="9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7.236cm" svg:y1="9.309cm" svg:x2="17.236cm" svg:y2="9.495cm">
          <text:p/>
        </draw:line>
        <draw:frame draw:style-name="gr19" draw:text-style-name="P14" draw:layer="layout" svg:width="2.856cm" svg:height="1.043cm" svg:x="9.001cm" svg:y="7.144cm">
          <draw:text-box>
            <text:p text:style-name="P1"><text:span text:style-name="T4">IN118.E01</text:span></text:p>
          </draw:text-box>
        </draw:frame>
        <draw:frame draw:style-name="gr19" draw:text-style-name="P14" draw:layer="layout" svg:width="2.856cm" svg:height="1.043cm" svg:x="9.001cm" svg:y="8.044cm">
          <draw:text-box>
            <text:p text:style-name="P1"><text:span text:style-name="T4">IN119.E01</text:span></text:p>
          </draw:text-box>
        </draw:frame>
        <draw:frame draw:style-name="gr19" draw:text-style-name="P14" draw:layer="layout" svg:width="2.907cm" svg:height="1.043cm" svg:x="9.001cm" svg:y="8.944cm">
          <draw:text-box>
            <text:p text:style-name="P1"><text:span text:style-name="T4">IN120.E01</text:span></text:p>
          </draw:text-box>
        </draw:frame>
        <draw:custom-shape draw:style-name="gr33" draw:text-style-name="P12" draw:layer="layout" svg:width="7.872cm" svg:height="0.955cm" svg:x="10.582cm" svg:y="14.353cm">
          <text:p text:style-name="P12">yahoo.co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1.598cm" svg:height="1.043cm" svg:x="8.557cm" svg:y="14.342cm">
          <draw:text-box>
            <text:p text:style-name="P1"><text:span text:style-name="T4">Text:</text:span></text:p>
          </draw:text-box>
        </draw:frame>
        <draw:custom-shape draw:style-name="gr24" draw:text-style-name="P5" draw:layer="layout" svg:width="3.342cm" svg:height="0.705cm" svg:x="12.168cm" svg:y="15.884cm">
          <text:p text:style-name="P12">20%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2.72cm" svg:height="1.043cm" svg:x="8.523cm" svg:y="15.775cm">
          <draw:text-box>
            <text:p text:style-name="P1"><text:span text:style-name="T4">Progress:</text:span></text:p>
          </draw:text-box>
        </draw:frame>
        <draw:custom-shape draw:style-name="gr29" draw:text-style-name="P5" draw:layer="layout" svg:width="0.563cm" svg:height="0.705cm" svg:x="12.168cm" svg:y="15.8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596cm" svg:height="0.708cm" svg:x="16.641cm" svg:y="9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7.237cm" svg:y1="10.209cm" svg:x2="17.237cm" svg:y2="10.395cm">
          <text:p/>
        </draw:line>
        <draw:frame draw:style-name="gr19" draw:text-style-name="P14" draw:layer="layout" svg:width="2.864cm" svg:height="1.043cm" svg:x="9.002cm" svg:y="9.844cm">
          <draw:text-box>
            <text:p text:style-name="P1"><text:span text:style-name="T4">IN121.E01</text:span></text:p>
          </draw:text-box>
        </draw:frame>
        <draw:custom-shape draw:style-name="gr24" draw:text-style-name="P13" draw:layer="layout" svg:width="2.109cm" svg:height="1.059cm" svg:x="12.575cm" svg:y="17.14cm">
          <text:p text:style-name="P12"><text:span text:style-name="T4">Clos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Generating .msi</text:p>
          </draw:text-box>
        </draw:frame>
        <draw:frame presentation:style-name="pr5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6">Use WiX XML declaration file BulkExtractorInstaller.wxs to generate .msi Windows install file BulkExtractorInstaller.msi.</text:span></text:p>
              </text:list-item>
              <text:list-item>
                <text:p text:style-name="P1"><text:span text:style-name="T6">Use Windows Installer XML Toolset 3.5 to compile the .wxs to .wixobj and to link .wixobj to produce the .msi. <text:s/>We automate .msi generation via command line invocations in the Makefile and type “make msi”.</text:span></text:p>
              </text:list-item>
              <text:list-item>
                <text:p text:style-name="P1"><text:span text:style-name="T6">Use the WixEdit user interface to build the .wxs file. <text:s/>WixEdit requires .net3 to be installed. <text:s/>It says to install <text:s/>Visual Studio 2010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tructure of .wxs</text:p>
          </draw:text-box>
        </draw:frame>
        <draw:frame presentation:style-name="pr5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6">The .wxs file defines the MSI package. <text:s/>It defines the package description, source and destination directory paths, features, actions, components, files, and registry entries.</text:span></text:p>
              </text:list-item>
              <text:list-item>
                <text:p text:style-name="P1"><text:span text:style-name="T6">Features define grouping for user installation choices, such as bulk_extractor but not BEViewer.</text:span></text:p>
              </text:list-item>
              <text:list-item>
                <text:p text:style-name="P1"><text:span text:style-name="T6">Components are atomically inseparable groups. <text:s/>A component consists of a file and its shortcuts, not a collection of files for a Feature.</text:span></text:p>
              </text:list-item>
              <text:list-item>
                <text:p text:style-name="P1"><text:span text:style-name="T6">Components have unique GUIDs useful for uninstalling them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ontents of Our .wxs</text:p>
          </draw:text-box>
        </draw:frame>
        <draw:frame presentation:style-name="pr5" draw:text-style-name="P17" draw:layer="layout" svg:width="25.199cm" svg:height="14.753cm" svg:x="1.4cm" svg:y="4.914cm" presentation:class="outline" presentation:user-transformed="true">
          <draw:text-box>
            <text:list text:style-name="L2">
              <text:list-item>
                <text:p text:style-name="P1"><text:span text:style-name="T6">License statement</text:span></text:p>
              </text:list-item>
              <text:list-item>
                <text:p text:style-name="P1"><text:span text:style-name="T6">Feature libewf</text:span></text:p>
                <text:list>
                  <text:list-item>
                    <text:p text:style-name="P1"><text:span text:style-name="T6">.dll?</text:span></text:p>
                  </text:list-item>
                </text:list>
              </text:list-item>
              <text:list-item>
                <text:p text:style-name="P1"><text:span text:style-name="T6">Also Features afflib, SleuthKit, fiwalk?</text:span></text:p>
              </text:list-item>
              <text:list-item>
                <text:p text:style-name="P1"><text:span text:style-name="T6">Feature bulk_extractor</text:span></text:p>
                <text:list>
                  <text:list-item>
                    <text:p text:style-name="P1"><text:span text:style-name="T6">bulk_extractor.exe</text:span></text:p>
                  </text:list-item>
                  <text:list-item>
                    <text:p text:style-name="P1"><text:span text:style-name="T6">PATH entry for finding bulk_extractor?</text:span></text:p>
                  </text:list-item>
                </text:list>
              </text:list-item>
              <text:list-item>
                <text:p text:style-name="P1"><text:span text:style-name="T6">Feature BEViewer</text:span></text:p>
                <text:list>
                  <text:list-item>
                    <text:p text:style-name="P1"><text:span text:style-name="T6">BEViewer.ex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anaging Features and Histograms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Proposal 1: Offer a different view depending on whether a Feature file or a Histogram file is selected:</text:p>
                <text:list>
                  <text:list-item>
                    <text:p>Histogram: Show Histogram listing in upper area. <text:s/>Selecting a Histogram entry shows associated Features in lower area.</text:p>
                  </text:list-item>
                  <text:list-item>
                    <text:p>Feature: Show Features in full area.</text:p>
                  </text:list-item>
                </text:list>
              </text:list-item>
              <text:list-item>
                <text:p>Proposal 2: Clicking on a Histogram entry shows the associated Features in-line as a tree under the associated Histogram entry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custom-shape draw:style-name="gr29" draw:text-style-name="P5" draw:layer="layout" svg:width="7.422cm" svg:height="0.882cm" svg:x="9.681cm" svg:y="8.49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3.861cm" svg:x="1.4cm" svg:y="0.66cm" presentation:class="title" presentation:user-transformed="true">
          <draw:text-box>
            <text:p text:style-name="P1">Proposal 1: Bulk Extractor Viewer Showing Histograms</text:p>
          </draw:text-box>
        </draw:frame>
        <draw:custom-shape draw:style-name="gr20" draw:text-style-name="P5" draw:layer="layout" svg:width="23.77cm" svg:height="13.695cm" svg:x="1.992cm" svg:y="6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.992cm" svg:y1="7.294cm" svg:x2="25.762cm" svg:y2="7.294cm">
          <text:p/>
        </draw:line>
        <draw:line draw:style-name="gr21" draw:text-style-name="P5" draw:layer="layout" svg:x1="24.848cm" svg:y1="6.317cm" svg:x2="24.848cm" svg:y2="7.294cm">
          <text:p/>
        </draw:line>
        <draw:line draw:style-name="gr21" draw:text-style-name="P5" draw:layer="layout" svg:x1="25.07cm" svg:y1="6.602cm" svg:x2="25.477cm" svg:y2="7.009cm">
          <text:p/>
        </draw:line>
        <draw:line draw:style-name="gr21" draw:text-style-name="P5" draw:layer="layout" svg:x1="25.07cm" svg:y1="7.009cm" svg:x2="25.477cm" svg:y2="6.602cm">
          <text:p/>
        </draw:line>
        <draw:frame draw:style-name="gr22" draw:text-style-name="P14" draw:layer="layout" svg:width="12.797cm" svg:height="1.043cm" svg:x="1.992cm" svg:y="6.317cm">
          <draw:text-box>
            <text:p text:style-name="P1"><text:span text:style-name="T4">Bulk Extractor Viewer</text:span></text:p>
          </draw:text-box>
        </draw:frame>
        <draw:custom-shape draw:style-name="gr20" draw:text-style-name="P5" draw:layer="layout" svg:width="6.21cm" svg:height="11.089cm" svg:x="2.488cm" svg:y="8.367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335cm" svg:height="1.043cm" svg:x="3.361cm" svg:y="7.417cm">
          <draw:text-box>
            <text:p text:style-name="P1"><text:span text:style-name="T4">Reports</text:span></text:p>
          </draw:text-box>
        </draw:frame>
        <draw:custom-shape draw:style-name="gr20" draw:text-style-name="P5" draw:layer="layout" svg:width="7.422cm" svg:height="4.733cm" svg:x="9.681cm" svg:y="8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7.644cm" svg:height="1.043cm" svg:x="8.916cm" svg:y="7.417cm">
          <draw:text-box>
            <text:p text:style-name="P1"><text:span text:style-name="T4">Histogram <text:s/>email_histogram.txt</text:span></text:p>
          </draw:text-box>
        </draw:frame>
        <draw:custom-shape draw:style-name="gr20" draw:text-style-name="P5" draw:layer="layout" svg:width="6.21cm" svg:height="10.302cm" svg:x="18.794cm" svg:y="9.208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5.971cm" svg:height="1.835cm" svg:x="18.551cm" svg:y="7.383cm">
          <draw:text-box>
            <text:p text:style-name="P1"><text:span text:style-name="T4">Navigation</text:span></text:p>
            <text:p text:style-name="P1"><text:span text:style-name="T4">&lt;navigatioin controls&gt;...</text:span></text:p>
          </draw:text-box>
        </draw:frame>
        <draw:frame draw:style-name="gr19" draw:text-style-name="P14" draw:layer="layout" svg:width="4.757cm" svg:height="1.043cm" svg:x="9.093cm" svg:y="13.649cm">
          <draw:text-box>
            <text:p text:style-name="P1"><text:span text:style-name="T4">Features <text:s/>email.txt</text:span></text:p>
          </draw:text-box>
        </draw:frame>
        <draw:custom-shape draw:style-name="gr20" draw:text-style-name="P5" draw:layer="layout" svg:width="7.422cm" svg:height="4.733cm" svg:x="9.77cm" svg:y="14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4.405cm" svg:height="1.835cm" svg:x="9.681cm" svg:y="8.496cm">
          <draw:text-box>
            <text:p text:style-name="P1"><text:span text:style-name="T4">N=200 &lt;feature&gt;</text:span></text:p>
            <text:p text:style-name="P1"><text:span text:style-name="T4">N=80 &lt;feature2&gt;</text:span></text:p>
          </draw:text-box>
        </draw:frame>
        <draw:frame draw:style-name="gr19" draw:text-style-name="P14" draw:layer="layout" svg:width="4.308cm" svg:height="2.627cm" svg:x="9.77cm" svg:y="14.687cm">
          <draw:text-box>
            <text:p text:style-name="P1"><text:span text:style-name="T4">54359 &lt;feature&gt;</text:span></text:p>
            <text:p text:style-name="P1"><text:span text:style-name="T4">54430 &lt;feature&gt;</text:span></text:p>
            <text:p text:style-name="P1"><text:span text:style-name="T4">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861cm" svg:x="1.4cm" svg:y="0.66cm" presentation:class="title" presentation:user-transformed="true">
          <draw:text-box>
            <text:p text:style-name="P1">Proposal 1: Bulk Extractor Viewer Showing Paths</text:p>
          </draw:text-box>
        </draw:frame>
        <draw:custom-shape draw:style-name="gr20" draw:text-style-name="P5" draw:layer="layout" svg:width="23.77cm" svg:height="13.695cm" svg:x="1.992cm" svg:y="6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.992cm" svg:y1="7.294cm" svg:x2="25.762cm" svg:y2="7.294cm">
          <text:p/>
        </draw:line>
        <draw:line draw:style-name="gr21" draw:text-style-name="P5" draw:layer="layout" svg:x1="24.848cm" svg:y1="6.317cm" svg:x2="24.848cm" svg:y2="7.294cm">
          <text:p/>
        </draw:line>
        <draw:line draw:style-name="gr21" draw:text-style-name="P5" draw:layer="layout" svg:x1="25.07cm" svg:y1="6.602cm" svg:x2="25.477cm" svg:y2="7.009cm">
          <text:p/>
        </draw:line>
        <draw:line draw:style-name="gr21" draw:text-style-name="P5" draw:layer="layout" svg:x1="25.07cm" svg:y1="7.009cm" svg:x2="25.477cm" svg:y2="6.602cm">
          <text:p/>
        </draw:line>
        <draw:frame draw:style-name="gr22" draw:text-style-name="P14" draw:layer="layout" svg:width="12.797cm" svg:height="1.043cm" svg:x="1.992cm" svg:y="6.317cm">
          <draw:text-box>
            <text:p text:style-name="P1"><text:span text:style-name="T4">Bulk Extractor Viewer</text:span></text:p>
          </draw:text-box>
        </draw:frame>
        <draw:custom-shape draw:style-name="gr20" draw:text-style-name="P5" draw:layer="layout" svg:width="6.21cm" svg:height="11.089cm" svg:x="2.488cm" svg:y="8.367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335cm" svg:height="1.043cm" svg:x="3.361cm" svg:y="7.417cm">
          <draw:text-box>
            <text:p text:style-name="P1"><text:span text:style-name="T4">Reports</text:span></text:p>
          </draw:text-box>
        </draw:frame>
        <draw:custom-shape draw:style-name="gr20" draw:text-style-name="P5" draw:layer="layout" svg:width="6.21cm" svg:height="10.302cm" svg:x="18.794cm" svg:y="9.208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5.971cm" svg:height="1.835cm" svg:x="18.551cm" svg:y="7.383cm">
          <draw:text-box>
            <text:p text:style-name="P1"><text:span text:style-name="T4">Navigation</text:span></text:p>
            <text:p text:style-name="P1"><text:span text:style-name="T4">&lt;navigatioin controls&gt;...</text:span></text:p>
          </draw:text-box>
        </draw:frame>
        <draw:frame draw:style-name="gr34" draw:text-style-name="P14" draw:layer="layout" svg:width="7.655cm" svg:height="18.333cm" svg:x="9.093cm" svg:y="7.355cm">
          <draw:text-box>
            <text:p text:style-name="P1"><text:span text:style-name="T4">Features <text:s/>email.txt</text:span></text:p>
          </draw:text-box>
        </draw:frame>
        <draw:custom-shape draw:style-name="gr20" draw:text-style-name="P5" draw:layer="layout" svg:width="7.422cm" svg:height="11.127cm" svg:x="9.77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4.308cm" svg:height="2.627cm" svg:x="9.77cm" svg:y="8.393cm">
          <draw:text-box>
            <text:p text:style-name="P1"><text:span text:style-name="T4">54359 &lt;feature&gt;</text:span></text:p>
            <text:p text:style-name="P1"><text:span text:style-name="T4">54430 &lt;feature&gt;</text:span></text:p>
            <text:p text:style-name="P1"><text:span text:style-name="T4">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custom-shape draw:style-name="gr29" draw:text-style-name="P5" draw:layer="layout" svg:width="7.422cm" svg:height="0.882cm" svg:x="9.681cm" svg:y="8.49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3.861cm" svg:x="1.4cm" svg:y="0.66cm" presentation:class="title" presentation:user-transformed="true">
          <draw:text-box>
            <text:p text:style-name="P1">Proposal 2: Bulk Extractor Viewer Showing Features Inline in Tree</text:p>
          </draw:text-box>
        </draw:frame>
        <draw:custom-shape draw:style-name="gr20" draw:text-style-name="P5" draw:layer="layout" svg:width="23.77cm" svg:height="13.695cm" svg:x="1.992cm" svg:y="6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.992cm" svg:y1="7.294cm" svg:x2="25.762cm" svg:y2="7.294cm">
          <text:p/>
        </draw:line>
        <draw:line draw:style-name="gr21" draw:text-style-name="P5" draw:layer="layout" svg:x1="24.848cm" svg:y1="6.317cm" svg:x2="24.848cm" svg:y2="7.294cm">
          <text:p/>
        </draw:line>
        <draw:line draw:style-name="gr21" draw:text-style-name="P5" draw:layer="layout" svg:x1="25.07cm" svg:y1="6.602cm" svg:x2="25.477cm" svg:y2="7.009cm">
          <text:p/>
        </draw:line>
        <draw:line draw:style-name="gr21" draw:text-style-name="P5" draw:layer="layout" svg:x1="25.07cm" svg:y1="7.009cm" svg:x2="25.477cm" svg:y2="6.602cm">
          <text:p/>
        </draw:line>
        <draw:frame draw:style-name="gr22" draw:text-style-name="P14" draw:layer="layout" svg:width="12.797cm" svg:height="1.043cm" svg:x="1.992cm" svg:y="6.317cm">
          <draw:text-box>
            <text:p text:style-name="P1"><text:span text:style-name="T4">Bulk Extractor Viewer</text:span></text:p>
          </draw:text-box>
        </draw:frame>
        <draw:custom-shape draw:style-name="gr20" draw:text-style-name="P5" draw:layer="layout" svg:width="6.21cm" svg:height="11.089cm" svg:x="2.488cm" svg:y="8.367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335cm" svg:height="1.043cm" svg:x="3.361cm" svg:y="7.417cm">
          <draw:text-box>
            <text:p text:style-name="P1"><text:span text:style-name="T4">Reports</text:span></text:p>
          </draw:text-box>
        </draw:frame>
        <draw:custom-shape draw:style-name="gr20" draw:text-style-name="P5" draw:layer="layout" svg:width="7.422cm" svg:height="10.965cm" svg:x="9.681cm" svg:y="8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7.644cm" svg:height="1.043cm" svg:x="8.916cm" svg:y="7.417cm">
          <draw:text-box>
            <text:p text:style-name="P1"><text:span text:style-name="T4">Histogram <text:s/>email_histogram.txt</text:span></text:p>
          </draw:text-box>
        </draw:frame>
        <draw:custom-shape draw:style-name="gr20" draw:text-style-name="P5" draw:layer="layout" svg:width="6.21cm" svg:height="10.302cm" svg:x="18.794cm" svg:y="9.208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5.971cm" svg:height="1.835cm" svg:x="18.551cm" svg:y="7.383cm">
          <draw:text-box>
            <text:p text:style-name="P1"><text:span text:style-name="T4">Navigation</text:span></text:p>
            <text:p text:style-name="P1"><text:span text:style-name="T4">&lt;navigatioin controls&gt;...</text:span></text:p>
          </draw:text-box>
        </draw:frame>
        <draw:frame draw:style-name="gr19" draw:text-style-name="P14" draw:layer="layout" svg:width="4.884cm" svg:height="4.211cm" svg:x="9.681cm" svg:y="8.496cm">
          <draw:text-box>
            <text:p text:style-name="P1"><text:span text:style-name="T4">N=200 &lt;feature&gt;</text:span></text:p>
            <text:p text:style-name="P1"><text:span text:style-name="T4"><text:s text:c="4"/></text:span><text:span text:style-name="T4">54359 &lt;feature&gt;</text:span></text:p>
            <text:p text:style-name="P1"><text:span text:style-name="T4"><text:s text:c="4"/></text:span><text:span text:style-name="T4">54430 &lt;feature&gt;</text:span></text:p>
            <text:p text:style-name="P1"><text:span text:style-name="T4">N=80 &lt;feature2&gt;</text:span></text:p>
            <text:p text:style-name="P1"><text:span text:style-name="T4">N=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Existing Action: user selects Feature</text:p>
          </draw:text-box>
        </draw:frame>
        <draw:custom-shape draw:style-name="gr20" draw:text-style-name="P5" draw:layer="layout" svg:width="23.77cm" svg:height="4.627cm" svg:x="1.992cm" svg:y="3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.992cm" svg:y1="4.132cm" svg:x2="25.762cm" svg:y2="4.132cm">
          <text:p/>
        </draw:line>
        <draw:line draw:style-name="gr21" draw:text-style-name="P5" draw:layer="layout" svg:x1="24.848cm" svg:y1="3.155cm" svg:x2="24.848cm" svg:y2="4.132cm">
          <text:p/>
        </draw:line>
        <draw:line draw:style-name="gr21" draw:text-style-name="P5" draw:layer="layout" svg:x1="25.07cm" svg:y1="3.44cm" svg:x2="25.477cm" svg:y2="3.847cm">
          <text:p/>
        </draw:line>
        <draw:line draw:style-name="gr21" draw:text-style-name="P5" draw:layer="layout" svg:x1="25.07cm" svg:y1="3.847cm" svg:x2="25.477cm" svg:y2="3.44cm">
          <text:p/>
        </draw:line>
        <draw:frame draw:style-name="gr22" draw:text-style-name="P14" draw:layer="layout" svg:width="12.797cm" svg:height="1.043cm" svg:x="1.992cm" svg:y="3.155cm">
          <draw:text-box>
            <text:p text:style-name="P1"><text:span text:style-name="T4">Bulk Extractor Viewer</text:span></text:p>
          </draw:text-box>
        </draw:frame>
        <draw:custom-shape draw:style-name="gr20" draw:text-style-name="P5" draw:layer="layout" svg:width="6.21cm" svg:height="2.41cm" svg:x="2.488cm" svg:y="5.205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335cm" svg:height="1.043cm" svg:x="3.361cm" svg:y="4.255cm">
          <draw:text-box>
            <text:p text:style-name="P1"><text:span text:style-name="T4">Reports</text:span></text:p>
          </draw:text-box>
        </draw:frame>
        <draw:custom-shape draw:style-name="gr20" draw:text-style-name="P5" draw:layer="layout" svg:width="6.21cm" svg:height="1.472cm" svg:x="18.794cm" svg:y="6.046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5.971cm" svg:height="1.835cm" svg:x="18.551cm" svg:y="4.221cm">
          <draw:text-box>
            <text:p text:style-name="P1"><text:span text:style-name="T4">Navigation</text:span></text:p>
            <text:p text:style-name="P1"><text:span text:style-name="T4">&lt;navigatioin controls&gt;...</text:span></text:p>
          </draw:text-box>
        </draw:frame>
        <draw:frame draw:style-name="gr19" draw:text-style-name="P14" draw:layer="layout" svg:width="4.757cm" svg:height="1.043cm" svg:x="9.093cm" svg:y="4.132cm">
          <draw:text-box>
            <text:p text:style-name="P1"><text:span text:style-name="T4">Features <text:s/>email.txt</text:span></text:p>
          </draw:text-box>
        </draw:frame>
        <draw:custom-shape draw:style-name="gr20" draw:text-style-name="P5" draw:layer="layout" svg:width="7.422cm" svg:height="2.413cm" svg:x="9.77cm" svg:y="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4.308cm" svg:height="2.627cm" svg:x="9.77cm" svg:y="5.17cm">
          <draw:text-box>
            <text:p text:style-name="P1"><text:span text:style-name="T4">54359 &lt;feature&gt;</text:span></text:p>
            <text:p text:style-name="P1"><text:span text:style-name="T4">54430 &lt;feature&gt;</text:span></text:p>
            <text:p text:style-name="P1"><text:span text:style-name="T4">...</text:span></text:p>
          </draw:text-box>
        </draw:frame>
        <draw:frame draw:style-name="gr19" draw:layer="layout" svg:width="17.101cm" svg:height="4.211cm" svg:x="3.582cm" svg:y="9.099cm">
          <draw:text-box>
            <text:p>AddFeaturesModelChangedListener: imageFile, featuresFile, filterString,</text:p>
            <text:p><text:s text:c="59"/>filterIgnoreCase, addressFormat</text:p>
            <text:p>BasicFeaturesUI: deselect any selection, clear clipboard</text:p>
            <text:p>FeaturesComponent: reset component size</text:p>
            <text:p>FeaturesPane: update file and filter UI information 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Existing Action: user selects Feature</text:p>
          </draw:text-box>
        </draw:frame>
        <draw:custom-shape draw:style-name="gr20" draw:text-style-name="P5" draw:layer="layout" svg:width="23.77cm" svg:height="4.627cm" svg:x="1.992cm" svg:y="3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.992cm" svg:y1="4.551cm" svg:x2="25.762cm" svg:y2="4.551cm">
          <text:p/>
        </draw:line>
        <draw:line draw:style-name="gr21" draw:text-style-name="P5" draw:layer="layout" svg:x1="24.848cm" svg:y1="3.574cm" svg:x2="24.848cm" svg:y2="4.551cm">
          <text:p/>
        </draw:line>
        <draw:line draw:style-name="gr21" draw:text-style-name="P5" draw:layer="layout" svg:x1="25.07cm" svg:y1="3.859cm" svg:x2="25.477cm" svg:y2="4.266cm">
          <text:p/>
        </draw:line>
        <draw:line draw:style-name="gr21" draw:text-style-name="P5" draw:layer="layout" svg:x1="25.07cm" svg:y1="4.266cm" svg:x2="25.477cm" svg:y2="3.859cm">
          <text:p/>
        </draw:line>
        <draw:frame draw:style-name="gr22" draw:text-style-name="P14" draw:layer="layout" svg:width="12.797cm" svg:height="1.043cm" svg:x="1.992cm" svg:y="3.574cm">
          <draw:text-box>
            <text:p text:style-name="P1"><text:span text:style-name="T4">Bulk Extractor Viewer</text:span></text:p>
          </draw:text-box>
        </draw:frame>
        <draw:custom-shape draw:style-name="gr20" draw:text-style-name="P5" draw:layer="layout" svg:width="6.21cm" svg:height="2.41cm" svg:x="2.488cm" svg:y="5.624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335cm" svg:height="1.043cm" svg:x="3.361cm" svg:y="4.674cm">
          <draw:text-box>
            <text:p text:style-name="P1"><text:span text:style-name="T4">Reports</text:span></text:p>
          </draw:text-box>
        </draw:frame>
        <draw:custom-shape draw:style-name="gr20" draw:text-style-name="P5" draw:layer="layout" svg:width="6.21cm" svg:height="1.472cm" svg:x="18.794cm" svg:y="6.465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5.971cm" svg:height="1.835cm" svg:x="18.551cm" svg:y="4.64cm">
          <draw:text-box>
            <text:p text:style-name="P1"><text:span text:style-name="T4">Navigation</text:span></text:p>
            <text:p text:style-name="P1"><text:span text:style-name="T4">&lt;navigatioin controls&gt;...</text:span></text:p>
          </draw:text-box>
        </draw:frame>
        <draw:frame draw:style-name="gr19" draw:text-style-name="P14" draw:layer="layout" svg:width="4.757cm" svg:height="1.043cm" svg:x="9.093cm" svg:y="4.551cm">
          <draw:text-box>
            <text:p text:style-name="P1"><text:span text:style-name="T4">Features <text:s/>email.txt</text:span></text:p>
          </draw:text-box>
        </draw:frame>
        <draw:custom-shape draw:style-name="gr20" draw:text-style-name="P5" draw:layer="layout" svg:width="7.422cm" svg:height="2.413cm" svg:x="9.77cm" svg:y="5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4.308cm" svg:height="2.627cm" svg:x="9.77cm" svg:y="5.589cm">
          <draw:text-box>
            <text:p text:style-name="P1"><text:span text:style-name="T4">54359 &lt;feature&gt;</text:span></text:p>
            <text:p text:style-name="P1"><text:span text:style-name="T4">54430 &lt;feature&gt;</text:span></text:p>
            <text:p text:style-name="P1"><text:span text:style-name="T4">...</text:span></text:p>
          </draw:text-box>
        </draw:frame>
        <draw:frame draw:style-name="gr19" draw:layer="layout" svg:width="21.906cm" svg:height="6.587cm" svg:x="1.097cm" svg:y="9.454cm">
          <draw:text-box>
            <text:p>BEViewer.reportsModel changes: BEViewer.featuresModel.setReportFiles(imgfile, featurefile)</text:p>
            <text:p/>
            <text:p>FeaturesModel: </text:p>
            <text:p>AddFeaturesModelChangedListener: imageFile, featuresFile, filterString,</text:p>
            <text:p><text:s text:c="59"/>filterIgnoreCase, addressFormat</text:p>
            <text:p>BasicFeaturesUI: deselect any selection, clear clipboard</text:p>
            <text:p>FeaturesComponent: reset component size</text:p>
            <text:p>FeaturesPane: update file and filter UI information 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custom-shape draw:style-name="gr29" draw:text-style-name="P5" draw:layer="layout" svg:width="7.422cm" svg:height="0.882cm" svg:x="9.681cm" svg:y="8.49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Action: user selects Feature</text:p>
          </draw:text-box>
        </draw:frame>
        <draw:custom-shape draw:style-name="gr20" draw:text-style-name="P5" draw:layer="layout" svg:width="23.77cm" svg:height="13.695cm" svg:x="1.992cm" svg:y="6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.992cm" svg:y1="7.294cm" svg:x2="25.762cm" svg:y2="7.294cm">
          <text:p/>
        </draw:line>
        <draw:line draw:style-name="gr21" draw:text-style-name="P5" draw:layer="layout" svg:x1="24.848cm" svg:y1="6.317cm" svg:x2="24.848cm" svg:y2="7.294cm">
          <text:p/>
        </draw:line>
        <draw:line draw:style-name="gr21" draw:text-style-name="P5" draw:layer="layout" svg:x1="25.07cm" svg:y1="6.602cm" svg:x2="25.477cm" svg:y2="7.009cm">
          <text:p/>
        </draw:line>
        <draw:line draw:style-name="gr21" draw:text-style-name="P5" draw:layer="layout" svg:x1="25.07cm" svg:y1="7.009cm" svg:x2="25.477cm" svg:y2="6.602cm">
          <text:p/>
        </draw:line>
        <draw:frame draw:style-name="gr22" draw:text-style-name="P14" draw:layer="layout" svg:width="12.797cm" svg:height="1.043cm" svg:x="1.992cm" svg:y="6.317cm">
          <draw:text-box>
            <text:p text:style-name="P1"><text:span text:style-name="T4">Bulk Extractor Viewer</text:span></text:p>
          </draw:text-box>
        </draw:frame>
        <draw:custom-shape draw:style-name="gr20" draw:text-style-name="P5" draw:layer="layout" svg:width="6.21cm" svg:height="11.089cm" svg:x="2.488cm" svg:y="8.367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335cm" svg:height="1.043cm" svg:x="3.361cm" svg:y="7.417cm">
          <draw:text-box>
            <text:p text:style-name="P1"><text:span text:style-name="T4">Reports</text:span></text:p>
          </draw:text-box>
        </draw:frame>
        <draw:custom-shape draw:style-name="gr20" draw:text-style-name="P5" draw:layer="layout" svg:width="7.422cm" svg:height="4.733cm" svg:x="9.681cm" svg:y="8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7.644cm" svg:height="1.043cm" svg:x="8.916cm" svg:y="7.417cm">
          <draw:text-box>
            <text:p text:style-name="P1"><text:span text:style-name="T4">Histogram <text:s/>email_histogram.txt</text:span></text:p>
          </draw:text-box>
        </draw:frame>
        <draw:custom-shape draw:style-name="gr20" draw:text-style-name="P5" draw:layer="layout" svg:width="6.21cm" svg:height="10.302cm" svg:x="18.794cm" svg:y="9.208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5.971cm" svg:height="1.835cm" svg:x="18.551cm" svg:y="7.383cm">
          <draw:text-box>
            <text:p text:style-name="P1"><text:span text:style-name="T4">Navigation</text:span></text:p>
            <text:p text:style-name="P1"><text:span text:style-name="T4">&lt;navigatioin controls&gt;...</text:span></text:p>
          </draw:text-box>
        </draw:frame>
        <draw:frame draw:style-name="gr19" draw:text-style-name="P14" draw:layer="layout" svg:width="4.757cm" svg:height="1.043cm" svg:x="9.093cm" svg:y="13.649cm">
          <draw:text-box>
            <text:p text:style-name="P1"><text:span text:style-name="T4">Features <text:s/>email.txt</text:span></text:p>
          </draw:text-box>
        </draw:frame>
        <draw:custom-shape draw:style-name="gr20" draw:text-style-name="P5" draw:layer="layout" svg:width="7.422cm" svg:height="4.733cm" svg:x="9.77cm" svg:y="14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4.405cm" svg:height="1.835cm" svg:x="9.681cm" svg:y="8.496cm">
          <draw:text-box>
            <text:p text:style-name="P1"><text:span text:style-name="T4">N=200 &lt;feature&gt;</text:span></text:p>
            <text:p text:style-name="P1"><text:span text:style-name="T4">N=80 &lt;feature2&gt;</text:span></text:p>
          </draw:text-box>
        </draw:frame>
        <draw:frame draw:style-name="gr19" draw:text-style-name="P14" draw:layer="layout" svg:width="4.308cm" svg:height="2.627cm" svg:x="9.77cm" svg:y="14.687cm">
          <draw:text-box>
            <text:p text:style-name="P1"><text:span text:style-name="T4">54359 &lt;feature&gt;</text:span></text:p>
            <text:p text:style-name="P1"><text:span text:style-name="T4">54430 &lt;feature&gt;</text:span></text:p>
            <text:p text:style-name="P1"><text:span text:style-name="T4">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orrelating Sectors with Files</text:p>
          </draw:text-box>
        </draw:frame>
        <draw:frame presentation:style-name="pr8" draw:layer="layout" svg:width="25.199cm" svg:height="15.191cm" svg:x="1.4cm" svg:y="3.949cm" presentation:class="outline" presentation:user-transformed="true">
          <draw:text-box>
            <text:list text:style-name="L2">
              <text:list-item>
                <text:p>Files to Sectors is already done because Files are the abstraction that map to Sectors.</text:p>
              </text:list-item>
              <text:list-item>
                <text:p>We process sectors because it is more efficient and more complete than processing files.</text:p>
              </text:list-item>
              <text:list-item>
                <text:p>Features map to Sectors, not to files.</text:p>
              </text:list-item>
              <text:list-item>
                <text:p>We need a way to map from Sectors back into files.</text:p>
              </text:list-item>
              <text:list-item>
                <text:p>We could use native inodes, but then we must manage filesystem types.</text:p>
              </text:list-item>
              <text:list-item>
                <text:p>We perform a reverse lookup using DFXML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orrelating Sectors with Files</text:p>
          </draw:text-box>
        </draw:frame>
        <draw:frame presentation:style-name="pr9" draw:layer="layout" svg:width="25.199cm" svg:height="17.265cm" svg:x="1.4cm" svg:y="3.949cm" presentation:class="outline" presentation:user-transformed="true">
          <draw:text-box>
            <text:list text:style-name="L2">
              <text:list-item>
                <text:p>By associating the DFXML file with the Feature files and Image file, BEViewer can provide the following functionality by using address lookups:</text:p>
                <text:list>
                  <text:list-item>
                    <text:p>The Feature listing can show the filename associated with the address in addition to the address and Feature text that is currently shown (slide 2).</text:p>
                  </text:list-item>
                  <text:list-item>
                    <text:p>By clicking on an address in the Image view, a pop-up opens showing the associated file in a directory listing (slide 3).</text:p>
                  </text:list-item>
                  <text:list-item>
                    <text:p>Clicking on a file in the pop-up directory listing loads the file's bytes into the Image vie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Features with Filenames <text:s/></text:p>
          </draw:text-box>
        </draw:frame>
        <draw:frame draw:style-name="gr19" draw:layer="layout" svg:width="15.437cm" svg:height="7.379cm" svg:x="4.577cm" svg:y="6.186cm">
          <draw:text-box>
            <text:p>Address<text:tab/>Filename<text:tab/>Feature</text:p>
            <text:p><text:s text:c="2"/>102<text:tab/>temp.txt<text:tab/><text:tab/>personal-freemail@thawte.com</text:p>
            <text:p><text:s text:c="2"/>138<text:tab/>temp.txt<text:tab/><text:tab/>H________personal-freemail@thawte.com</text:p>
            <text:p><text:s text:c="2"/>201<text:tab/>temp.txt<text:tab/><text:tab/>personal-freemail@thawte.com</text:p>
            <text:p><text:s text:c="2"/>237<text:tab/>temp.txt<text:tab/><text:tab/>H________personal-freemail@thawte.com</text:p>
            <text:p><text:s text:c="2"/>300<text:tab/>temp.txt<text:tab/><text:tab/>server-certs@thawte.com</text:p>
            <text:p><text:s text:c="2"/>331<text:tab/>temp.txt<text:tab/><text:tab/>H________server-certs@thawte.com</text:p>
            <text:p><text:s text:c="2"/>389<text:tab/>temp.txt<text:tab/><text:tab/>server-certs@thawte.com</text:p>
            <text:p/>
          </draw:text-box>
        </draw:frame>
        <draw:custom-shape draw:style-name="gr20" draw:text-style-name="P5" draw:layer="layout" svg:width="20.023cm" svg:height="6.972cm" svg:x="4.183cm" svg:y="7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mage View and Directory Listing</text:p>
          </draw:text-box>
        </draw:frame>
        <draw:frame draw:style-name="gr19" draw:layer="layout" svg:width="24.548cm" svg:height="8.215cm" svg:x="1.65cm" svg:y="5.54cm">
          <draw:text-box>
            <text:p><text:span text:style-name="T9"><text:s text:c="4"/></text:span><text:span text:style-name="T9">0 <text:s/>32146353.premium-server@thawte.com.(0&amp;__*_H________premium-serve</text:span></text:p>
            <text:p><text:span text:style-name="T9"><text:s text:c="3"/></text:span><text:span text:style-name="T9">64 <text:s/>r@thawte.com0__0___*_H______.32155569.personal-freemail@thawte.c</text:span></text:p>
            <text:p><text:span text:style-name="T9"><text:s text:c="2"/></text:span><text:span text:style-name="T9">128 <text:s/>om.+0)__*_H________personal-freemail@thawte.com0___960101000000.</text:span></text:p>
            <text:p><text:span text:style-name="T9"><text:s text:c="2"/></text:span><text:span text:style-name="T9">192 <text:s/>32155813.personal-freemail@thawte.com.+0)__*_H________personal-f</text:span></text:p>
            <text:p><text:span text:style-name="T9"><text:s text:c="2"/></text:span><text:span text:style-name="T9">256 <text:s/>reemail@thawte.com0__0___*_H______.32158635.server-certs@thawte.</text:span></text:p>
            <text:p><text:span text:style-name="T9"><text:s text:c="2"/></text:span><text:span text:style-name="T9">320 <text:s/>com.&amp;0$__*_H________server-certs@thawte.com0___960801000000.3215</text:span></text:p>
            <text:p><text:span text:style-name="T9"><text:s text:c="2"/></text:span><text:span text:style-name="T9">384 <text:s/>8866.server-certs@thawte.com.&amp;0$__*_H________server-certs@thawte</text:span></text:p>
            <text:p><text:span text:style-name="T9"><text:s text:c="2"/></text:span><text:span text:style-name="T9">448 <text:s/>.com0__0___*_H______.32159573.silver-certs@saunalahti.fi.)0'__*_</text:span></text:p>
            <text:p><text:span text:style-name="T9"><text:s text:c="2"/></text:span><text:span text:style-name="T9">512 <text:s/>H________silver-certs@saunalahti.fi0___990701045503.32159749.sil</text:span></text:p>
            <text:p><text:span text:style-name="T9"><text:s text:c="2"/></text:span><text:span text:style-name="T9">576 <text:s/>ver-certs@saunalahti.fi.)0'__*_H________silver-certs@saunalahti.</text:span></text:p>
            <text:p><text:span text:style-name="T9"><text:s text:c="2"/></text:span><text:span text:style-name="T9">640 <text:s/>fi0__"0___*_H_____.32160266.silver-certs@saunalahti.fi.)0'__*_H_</text:span></text:p>
            <text:p/>
          </draw:text-box>
        </draw:frame>
        <draw:custom-shape draw:style-name="gr20" draw:text-style-name="P5" draw:layer="layout" svg:width="24.456cm" svg:height="8.402cm" svg:x="2.028cm" svg:y="5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7.437cm" svg:height="3.969cm" svg:x="9.407cm" svg:y="16.054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2.636cm" svg:height="2.627cm" svg:x="9.407cm" svg:y="16.054cm">
          <draw:text-box>
            <text:p>temp.txt</text:p>
            <text:p>temp2.txt</text:p>
            <text:p>temp3.txt</text:p>
          </draw:text-box>
        </draw:frame>
        <draw:frame draw:style-name="gr19" draw:layer="layout" svg:width="14.061cm" svg:height="1.043cm" svg:x="0cm" svg:y="4.217cm">
          <draw:text-box>
            <text:p>Image Address<text:tab/><text:tab/><text:tab/><text:tab/><text:tab/><text:tab/>Image Content</text:p>
          </draw:text-box>
        </draw:frame>
        <draw:frame draw:style-name="gr19" draw:layer="layout" svg:width="5.988cm" svg:height="1.043cm" svg:x="9.407cm" svg:y="15.016cm">
          <draw:text-box>
            <text:p>Directory Listing pop-up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custom-shape draw:style-name="gr35" draw:text-style-name="P5" draw:layer="layout" svg:width="3.433cm" svg:height="8.327cm" svg:x="10.154cm" svg:y="12.30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56cm" svg:x="1.4cm" svg:y="0.962cm" presentation:class="title" presentation:user-transformed="true">
          <draw:text-box>
            <text:p>Feature View</text:p>
          </draw:text-box>
        </draw:frame>
        <draw:frame draw:style-name="gr19" draw:text-style-name="P18" draw:layer="layout" svg:width="14.167cm" svg:height="7.379cm" svg:x="7.902cm" svg:y="3.938cm">
          <draw:text-box>
            <text:p><text:span text:style-name="T4">Offset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eature</text:span></text:p>
            <text:p><text:span text:style-name="T4"><text:s text:c="2"/></text:span><text:span text:style-name="T4">102</text:span><text:span text:style-name="T4"><text:tab/></text:span><text:span text:style-name="T4"><text:tab/></text:span><text:span text:style-name="T4"><text:tab/></text:span><text:span text:style-name="T4">personal-freemail@thawte.com</text:span></text:p>
            <text:p><text:span text:style-name="T4"><text:s text:c="2"/></text:span><text:span text:style-name="T4">138</text:span><text:span text:style-name="T4"><text:tab/></text:span><text:span text:style-name="T4"><text:tab/></text:span><text:span text:style-name="T4"><text:tab/></text:span><text:span text:style-name="T4">H________personal-freemail@thawte.com</text:span></text:p>
            <text:p><text:span text:style-name="T4"><text:s text:c="2"/></text:span><text:span text:style-name="T4">201</text:span><text:span text:style-name="T4"><text:tab/></text:span><text:span text:style-name="T4"><text:tab/></text:span><text:span text:style-name="T4"><text:tab/></text:span><text:span text:style-name="T4">personal-freemail@thawte.com</text:span></text:p>
            <text:p><text:span text:style-name="T4"><text:s text:c="2"/></text:span><text:span text:style-name="T4">237</text:span><text:span text:style-name="T4"><text:tab/></text:span><text:span text:style-name="T4"><text:tab/></text:span><text:span text:style-name="T4"><text:tab/></text:span><text:span text:style-name="T4">H________personal-freemail@thawte.com</text:span></text:p>
            <text:p><text:span text:style-name="T4"><text:s text:c="2"/></text:span><text:span text:style-name="T4">300</text:span><text:span text:style-name="T4"><text:tab/></text:span><text:span text:style-name="T4"><text:tab/></text:span><text:span text:style-name="T4"><text:tab/></text:span><text:span text:style-name="T4">server-certs@thawte.com</text:span></text:p>
            <text:p><text:span text:style-name="T4"><text:s text:c="2"/></text:span><text:span text:style-name="T4">331</text:span><text:span text:style-name="T4"><text:tab/></text:span><text:span text:style-name="T4"><text:tab/></text:span><text:span text:style-name="T4"><text:tab/></text:span><text:span text:style-name="T4">H________server-certs@thawte.com</text:span></text:p>
            <text:p><text:span text:style-name="T4"><text:s text:c="2"/></text:span><text:span text:style-name="T4">389</text:span><text:span text:style-name="T4"><text:tab/></text:span><text:span text:style-name="T4"><text:tab/></text:span><text:span text:style-name="T4"><text:tab/></text:span><text:span text:style-name="T4">server-certs@thawte.com</text:span></text:p>
            <text:p><text:span text:style-name="T4"/></text:p>
          </draw:text-box>
        </draw:frame>
        <draw:custom-shape draw:style-name="gr20" draw:text-style-name="P5" draw:layer="layout" svg:width="20.023cm" svg:height="6.972cm" svg:x="7.508cm" svg:y="4.796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15.437cm" svg:height="7.379cm" svg:x="7.868cm" svg:y="12.304cm">
          <draw:text-box>
            <text:p><text:span text:style-name="T4">Offset</text:span><text:span text:style-name="T4"><text:tab/></text:span><text:span text:style-name="T4">Filename</text:span><text:span text:style-name="T4"><text:tab/></text:span><text:span text:style-name="T4"><text:tab/></text:span><text:span text:style-name="T4"><text:tab/></text:span><text:span text:style-name="T4">Feature</text:span></text:p>
            <text:p><text:span text:style-name="T4"><text:s text:c="2"/></text:span><text:span text:style-name="T4">102</text:span><text:span text:style-name="T4"><text:tab/></text:span><text:span text:style-name="T4">temp.txt</text:span><text:span text:style-name="T4"><text:tab/></text:span><text:span text:style-name="T4"><text:tab/></text:span><text:span text:style-name="T4">personal-freemail@thawte.com</text:span></text:p>
            <text:p><text:span text:style-name="T4"><text:s text:c="2"/></text:span><text:span text:style-name="T4">138</text:span><text:span text:style-name="T4"><text:tab/></text:span><text:span text:style-name="T4">temp.txt</text:span><text:span text:style-name="T4"><text:tab/></text:span><text:span text:style-name="T4"><text:tab/></text:span><text:span text:style-name="T4">H________personal-freemail@thawte.com</text:span></text:p>
            <text:p><text:span text:style-name="T4"><text:s text:c="2"/></text:span><text:span text:style-name="T4">201</text:span><text:span text:style-name="T4"><text:tab/></text:span><text:span text:style-name="T4">temp.txt</text:span><text:span text:style-name="T4"><text:tab/></text:span><text:span text:style-name="T4"><text:tab/></text:span><text:span text:style-name="T4">personal-freemail@thawte.com</text:span></text:p>
            <text:p><text:span text:style-name="T4"><text:s text:c="2"/></text:span><text:span text:style-name="T4">237</text:span><text:span text:style-name="T4"><text:tab/></text:span><text:span text:style-name="T4">temp.txt</text:span><text:span text:style-name="T4"><text:tab/></text:span><text:span text:style-name="T4"><text:tab/></text:span><text:span text:style-name="T4">H________personal-freemail@thawte.com</text:span></text:p>
            <text:p><text:span text:style-name="T4"><text:s text:c="2"/></text:span><text:span text:style-name="T4">300</text:span><text:span text:style-name="T4"><text:tab/></text:span><text:span text:style-name="T4">temp.txt</text:span><text:span text:style-name="T4"><text:tab/></text:span><text:span text:style-name="T4"><text:tab/></text:span><text:span text:style-name="T4">server-certs@thawte.com</text:span></text:p>
            <text:p><text:span text:style-name="T4"><text:s text:c="2"/></text:span><text:span text:style-name="T4">331</text:span><text:span text:style-name="T4"><text:tab/></text:span><text:span text:style-name="T4">temp.txt</text:span><text:span text:style-name="T4"><text:tab/></text:span><text:span text:style-name="T4"><text:tab/></text:span><text:span text:style-name="T4">H________server-certs@thawte.com</text:span></text:p>
            <text:p><text:span text:style-name="T4"><text:s text:c="2"/></text:span><text:span text:style-name="T4">389</text:span><text:span text:style-name="T4"><text:tab/></text:span><text:span text:style-name="T4">temp.txt</text:span><text:span text:style-name="T4"><text:tab/></text:span><text:span text:style-name="T4"><text:tab/></text:span><text:span text:style-name="T4">server-certs@thawte.com</text:span></text:p>
            <text:p><text:span text:style-name="T4"/></text:p>
          </draw:text-box>
        </draw:frame>
        <draw:custom-shape draw:style-name="gr20" draw:text-style-name="P5" draw:layer="layout" svg:width="20.023cm" svg:height="6.972cm" svg:x="7.474cm" svg:y="13.162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1.776cm" svg:height="1.25cm" svg:x="2.789cm" svg:y="5.507cm">
          <draw:text-box>
            <text:p><text:span text:style-name="T10">Old:</text:span></text:p>
          </draw:text-box>
        </draw:frame>
        <draw:frame draw:style-name="gr36" draw:text-style-name="P20" draw:layer="layout" svg:width="2.022cm" svg:height="1.431cm" svg:x="2.287cm" svg:y="14.517cm">
          <draw:text-box>
            <text:p><text:span text:style-name="T10">New:</text:span></text:p>
          </draw:text-box>
        </draw:frame>
        <draw:frame draw:style-name="gr37" draw:layer="layout" svg:width="7.546cm" svg:height="2.627cm" svg:x="0.322cm" svg:y="15.949cm">
          <draw:text-box>
            <text:list text:style-name="L1">
              <text:list-item>
                <text:p><text:s/>Add Filename column.</text:p>
              </text:list-item>
              <text:list-item>
                <text:p><text:s/>Clicking filename</text:p>
              </text:list-item>
            </text:list>
            <text:p><text:s text:c="3"/>opens directory.</text:p>
          </draw:text-box>
        </draw:frame>
        <draw:line draw:style-name="gr38" draw:text-style-name="P5" draw:layer="layout" svg:x1="5.792cm" svg:y1="17.734cm" svg:x2="10.369cm" svg:y2="16.804cm">
          <text:p/>
        </draw:lin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3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custom-shape draw:style-name="gr35" draw:text-style-name="P5" draw:layer="layout" svg:width="7.437cm" svg:height="0.787cm" svg:x="16.344cm" svg:y="17.448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56cm" svg:x="1.4cm" svg:y="0.962cm" presentation:class="title">
          <draw:text-box>
            <text:p>Image View</text:p>
          </draw:text-box>
        </draw:frame>
        <draw:frame draw:style-name="gr19" draw:text-style-name="P18" draw:layer="layout" svg:width="24.548cm" svg:height="8.215cm" svg:x="1.65cm" svg:y="5.54cm">
          <draw:text-box>
            <text:p><text:span text:style-name="T9"><text:s text:c="4"/></text:span><text:span text:style-name="T9">0 <text:s/>32146353.premium-server@thawte.com.(0&amp;__*_H________premium-serve</text:span></text:p>
            <text:p><text:span text:style-name="T9"><text:s text:c="3"/></text:span><text:span text:style-name="T9">64 <text:s/>r@thawte.com0__0___*_H______.32155569.personal-freemail@thawte.c</text:span></text:p>
            <text:p><text:span text:style-name="T9"><text:s text:c="2"/></text:span><text:span text:style-name="T9">128 <text:s/>om.+0)__*_H________personal-freemail@thawte.com0___960101000000.</text:span></text:p>
            <text:p><text:span text:style-name="T9"><text:s text:c="2"/></text:span><text:span text:style-name="T9">192 <text:s/>32155813.personal-freemail@thawte.com.+0)__*_H________personal-f</text:span></text:p>
            <text:p><text:span text:style-name="T9"><text:s text:c="2"/></text:span><text:span text:style-name="T9">256 <text:s/>reemail@thawte.com0__0___*_H______.32158635.server-certs@thawte.</text:span></text:p>
            <text:p><text:span text:style-name="T9"><text:s text:c="2"/></text:span><text:span text:style-name="T9">320 <text:s/>com.&amp;0$__*_H________server-certs@thawte.com0___960801000000.3215</text:span></text:p>
            <text:p><text:span text:style-name="T9"><text:s text:c="2"/></text:span><text:span text:style-name="T9">384 <text:s/>8866.server-certs@thawte.com.&amp;0$__*_H________server-certs@thawte</text:span></text:p>
            <text:p><text:span text:style-name="T9"><text:s text:c="2"/></text:span><text:span text:style-name="T9">448 <text:s/>.com0__0___*_H______.32159573.silver-certs@saunalahti.fi.)0'__*_</text:span></text:p>
            <text:p><text:span text:style-name="T9"><text:s text:c="2"/></text:span><text:span text:style-name="T9">512 <text:s/>H________silver-certs@saunalahti.fi0___990701045503.32159749.sil</text:span></text:p>
            <text:p><text:span text:style-name="T9"><text:s text:c="2"/></text:span><text:span text:style-name="T9">576 <text:s/>ver-certs@saunalahti.fi.)0'__*_H________silver-certs@saunalahti.</text:span></text:p>
            <text:p><text:span text:style-name="T9"><text:s text:c="2"/></text:span><text:span text:style-name="T9">640 <text:s/>fi0__"0___*_H_____.32160266.silver-certs@saunalahti.fi.)0'__*_H_</text:span></text:p>
            <text:p><text:span text:style-name="T4"/></text:p>
          </draw:text-box>
        </draw:frame>
        <draw:custom-shape draw:style-name="gr20" draw:text-style-name="P5" draw:layer="layout" svg:width="24.456cm" svg:height="8.402cm" svg:x="2.028cm" svg:y="5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7.437cm" svg:height="3.969cm" svg:x="16.344cm" svg:y="16.518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2.636cm" svg:height="2.627cm" svg:x="16.344cm" svg:y="16.518cm">
          <draw:text-box>
            <text:p><text:span text:style-name="T4">temp.txt</text:span></text:p>
            <text:p><text:span text:style-name="T4">temp2.txt</text:span></text:p>
            <text:p><text:span text:style-name="T4">temp3.txt</text:span></text:p>
          </draw:text-box>
        </draw:frame>
        <draw:frame draw:style-name="gr19" draw:text-style-name="P18" draw:layer="layout" svg:width="13.744cm" svg:height="1.043cm" svg:x="2.028cm" svg:y="4.217cm">
          <draw:text-box>
            <text:p><text:span text:style-name="T4">Offset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ontent</text:span></text:p>
          </draw:text-box>
        </draw:frame>
        <draw:frame draw:style-name="gr19" draw:text-style-name="P18" draw:layer="layout" svg:width="5.298cm" svg:height="1.043cm" svg:x="16.344cm" svg:y="15.48cm">
          <draw:text-box>
            <text:p><text:span text:style-name="T4">Directory /home/Joe/</text:span></text:p>
          </draw:text-box>
        </draw:frame>
        <draw:line draw:style-name="gr38" draw:text-style-name="P5" draw:layer="layout" svg:x1="10.548cm" svg:y1="15.396cm" svg:x2="12.049cm" svg:y2="10.654cm">
          <text:p/>
        </draw:line>
        <draw:frame draw:style-name="gr19" draw:layer="layout" svg:width="7.456cm" svg:height="4.211cm" svg:x="6.15cm" svg:y="15.396cm">
          <draw:text-box>
            <text:list text:style-name="L1">
              <text:list-item>
                <text:p><text:s/>Add selection capability.</text:p>
              </text:list-item>
              <text:list-item>
                <text:p><text:s/>Clicking line opens directory.</text:p>
              </text:list-item>
            </text:list>
            <text:p/>
            <text:p>In this example, offset 512</text:p>
            <text:p>maps to File temp2.txt.</text:p>
          </draw:text-box>
        </draw:frame>
        <draw:line draw:style-name="gr38" draw:text-style-name="P5" draw:layer="layout" svg:x1="13.98cm" svg:y1="19.093cm" svg:x2="16.125cm" svg:y2="17.835cm">
          <text:p/>
        </draw:line>
        <draw:frame draw:style-name="gr36" draw:text-style-name="P20" draw:layer="layout" svg:width="2.022cm" svg:height="1.431cm" svg:x="3.61cm" svg:y="15.34cm">
          <draw:text-box>
            <text:p><text:span text:style-name="T10">New: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3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o Do (all done now)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Add “Copy Log Report to Clipboard”</text:p>
              </text:list-item>
              <text:list-item>
                <text:p>Add split pane between bulk_extractor run windows.</text:p>
              </text:list-item>
              <text:list-item>
                <text:p>Change “select directory” + “select file” to just “select new file”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ontacts</text:p>
          </draw:text-box>
        </draw:frame>
        <draw:frame presentation:style-name="pr8" draw:layer="layout" svg:width="25.199cm" svg:height="16.101cm" svg:x="1.4cm" svg:y="4.914cm" presentation:class="outline" presentation:user-transformed="true">
          <draw:text-box>
            <text:list text:style-name="L2">
              <text:list-item>
                <text:p>LIBEWF: Joachim Metz</text:p>
              </text:list-item>
              <text:list-item>
                <text:p>Andrew.Staller@dia.mil, 703-275-8328</text:p>
              </text:list-item>
              <text:list-item>
                <text:p>Jin S. Suh: Jin.Suh@ic.fbi.gov, Michael S. Hemer: Michael.Hemer@ic.fbi.gov</text:p>
              </text:list-item>
              <text:list-item>
                <text:p>Derrick Karpo, dkarpo@gmail.com, Economic Crimes, Track 2 cc</text:p>
              </text:list-item>
              <text:list-item>
                <text:p>Doug Koster dougkoster@hotmail.com, 703-374-4061, forensics analyst work to move from lab to production. <text:s/>see 5/19/11. <text:s/>Also, Doug's CC list: Megan Percy &lt;percy.meganh@gmail.com, jperkins.jupiter@gmail.com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New Contacts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Richard Davidson, richard.davidson@leo.gov, 571-382-7052, Forensics lab, FBI Counterterrorism Division. <text:s/>Call to check up on question 4. <text:s/>No, resolved.</text:p>
              </text:list-item>
              <text:list-item>
                <text:p>Charles Gomes, charlesgomes@gmail.com is writing a C# multiple-file bulk_extractor run launcher.</text:p>
              </text:list-item>
              <text:list-item>
                <text:p>Tony Zuccaro (7/7 email from: Re: introducing Prof. Cal Lee and student Kam Woods of UNC) <text:s/>Alex Nelson develop code to extract Registry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ontacts 8/12/11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Reju Kurian Computer Analysis and Response Team (CART) with Jin Suh (developer CART Linux boot CD). <text:s/>Wants to make bulk_extractor plugins. <text:s/>Reju.Kurian@ic.fbi.gov, 8/12/11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omments</text:p>
          </draw:text-box>
        </draw:frame>
        <draw:frame presentation:style-name="pr8" draw:layer="layout" svg:width="25.199cm" svg:height="14.691cm" svg:x="1.722cm" svg:y="2.805cm" presentation:class="outline" presentation:user-transformed="true">
          <draw:text-box>
            <text:list text:style-name="L2">
              <text:list-item>
                <text:p>Potential place for be_installer.msi: domex.nps.edu unauthenticated area, /htdocs/deep/begui</text:p>
              </text:list-item>
              <text:list-item>
                <text:p>Installed: /library/webserver/documents/deep/begui/be_innstaller.msi reached at http://domex.nps.edu/deep/begui/be_installer.msi.</text:p>
              </text:list-item>
              <text:list-item>
                <text:p>afflib.org</text:p>
              </text:list-item>
              <text:list-item>
                <text:p>Developer</text:p>
              </text:list-item>
              <text:list-item>
                <text:p>E01, 001, raw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Outreach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afflib.org:</text:p>
              </text:list-item>
              <text:list-item>
                <text:p>afflib.org WordPress username: Bruce Allen</text:p>
              </text:list-item>
              <text:list-item>
                <text:p>Google group</text:p>
              </text:list-item>
            </text:list>
          </draw:text-box>
        </draw:frame>
        <draw:frame draw:style-name="gr39" draw:text-style-name="P23" draw:layer="layout" svg:width="12.371cm" svg:height="1.895cm" svg:x="7.473cm" svg:y="4.55cm">
          <draw:text-box>
            <text:p text:style-name="P22"><text:span text:style-name="T11">Please create an account on afflib.org so that you can take over maintenance of the bulk_extractor web pages and annotate them with information about the GUI.</text:span></text:p>
            <text:p text:style-name="P22"><text:span text:style-name="T11"/></text:p>
          </draw:text-box>
        </draw:frame>
        <draw:frame draw:style-name="gr40" draw:text-style-name="P23" draw:layer="layout" svg:width="16.981cm" svg:height="6.416cm" svg:x="10.191cm" svg:y="8.85cm">
          <draw:text-box>
            <text:p text:style-name="P22"><text:span text:style-name="T11">* Group name: bulk_extractor-users</text:span></text:p>
            <text:p text:style-name="P22"><text:span text:style-name="T11">&gt; * Group home page: </text:span><text:span text:style-name="T11"><text:a xlink:href="http://groups.google.com/group/bulk_extractor-users">http://groups.google.com/group/bulk_extractor-users</text:a></text:span></text:p>
            <text:p text:style-name="P22"><text:span text:style-name="T11">&gt; * Group email address </text:span><text:span text:style-name="T11"><text:a xlink:href="mailto:bulk_extractor-users@googlegroups.com">bulk_extractor-users@googlegroups.com</text:a></text:span></text:p>
            <text:p text:style-name="P22"><text:span text:style-name="T11">&gt; </text:span></text:p>
            <text:p text:style-name="P22"><text:span text:style-name="T11">&gt; And here are links to a few more Google Group-related goodies:</text:span></text:p>
            <text:p text:style-name="P22"><text:span text:style-name="T11">&gt; </text:span></text:p>
            <text:p text:style-name="P22"><text:span text:style-name="T11">&gt; * Change group settings: </text:span><text:span text:style-name="T11"><text:a xlink:href="http://groups.google.com/group/bulk_extractor-users/manage">http://groups.google.com/group/bulk_extractor-users/manage</text:a></text:span></text:p>
            <text:p text:style-name="P22"><text:span text:style-name="T11">&gt; * Invite more users: </text:span><text:span text:style-name="T11"><text:a xlink:href="http://groups.google.com/group/bulk_extractor-users/members_invite">http://groups.google.com/group/bulk_extractor-users/members_invite</text:a></text:span></text:p>
            <text:p text:style-name="P22"><text:span text:style-name="T11">&gt; </text:span></text:p>
            <text:p text:style-name="P22"><text:span text:style-name="T11">&gt; If you have questions about this or any other group, please visit the Google </text:span></text:p>
            <text:p text:style-name="P22"><text:span text:style-name="T11">&gt; Groups Help Center at </text:span><text:span text:style-name="T11"><text:a xlink:href="http://groups.google.com/support?hl=en">http://groups.google.com/support?hl=en</text:a></text:span><text:span text:style-name="T11">.</text:span></text:p>
            <text:p text:style-name="P22"><text:span text:style-name="T11"/></text:p>
          </draw:text-box>
        </draw:fram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DFRWS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Digital Forensics Research Conference</text:p>
              </text:list-item>
              <text:list-item>
                <text:p>July 31 - Aug 3</text:p>
              </text:list-item>
              <text:list-item>
                <text:p>R6CU5, Tayiaba Khan, GE-306 for trave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o Do</text:p>
          </draw:text-box>
        </draw:frame>
        <draw:frame presentation:style-name="pr8" draw:layer="layout" svg:width="25.199cm" svg:height="13.717cm" svg:x="1.4cm" svg:y="4.914cm" presentation:class="outline" presentation:user-transformed="true">
          <draw:text-box>
            <text:list text:style-name="L2">
              <text:list-item>
                <text:p>Get public Wiki working, notify everyone.</text:p>
                <text:list>
                  <text:list-item>
                    <text:p>Fix link</text:p>
                  </text:list-item>
                  <text:list-item>
                    <text:p>provide .msi, web start, .jar</text:p>
                  </text:list-item>
                </text:list>
              </text:list-item>
              <text:list-item>
                <text:p>Register for DFRWS</text:p>
              </text:list-item>
              <text:list-item>
                <text:p>Find cause of bulk_extractor parse failure</text:p>
              </text:list-item>
              <text:list-item>
                <text:p>bulk_extractor Done needs to show completed bar, not partial bar. <text:s/>Change completion text. DONE.</text:p>
              </text:list-item>
              <text:list-item>
                <text:p>Stay current on papers, slides, and Python script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onthly Status Report Syntax(4/11)</text:p>
          </draw:text-box>
        </draw:frame>
        <draw:frame presentation:style-name="pr8" draw:text-style-name="P2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12">Bruce,</text:span></text:p>
              </text:list-item>
              <text:list-item>
                <text:p><text:span text:style-name="T12"/></text:p>
              </text:list-item>
              <text:list-item>
                <text:p><text:span text:style-name="T12">Although I appreciate this level of details for management purposes, it's not useful for me to insert into the report to the sponsor. As I've previously said, I need something short, written in the third person, and easy to paste in to a document. This doesn't have the correct level of detail. Here is how I rewrote it:</text:span></text:p>
              </text:list-item>
              <text:list-item>
                <text:p><text:span text:style-name="T12"/></text:p>
              </text:list-item>
              <text:list-item>
                <text:p><text:span text:style-name="T12">· <text:s text:c="6"/>Work continues on the bulk_extractor GUI. The Java-based GUI is largely operational and we are now building an installer that does not require the use of Java web-start. We identified that the file libgnurx-0.dll, flagged as a virus via VirusTotal.com, does not actually contain a virus. Nevertheless we are working to eliminate the DLL. </text:span></text:p>
              </text:list-item>
              <text:list-item>
                <text:p><text:span text:style-name="T12"/></text:p>
              </text:list-item>
              <text:list-item>
                <text:p><text:span text:style-name="T12">· <text:s text:c="6"/>NPS is creating a C# libewf implementation that will allow us to natively read EnCase .E01 files on Windows using pure C# programs, without the need to wrap the C version of libewf. <text:s/>As a side effect, we will be replacing foreign-authored code with code authored by a US government employee.</text:span></text:p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Monthly Status Report (5/11)</text:p>
          </draw:text-box>
        </draw:frame>
        <draw:frame presentation:style-name="pr8" draw:text-style-name="P2" draw:layer="layout" svg:width="23.628cm" svg:height="20.264cm" svg:x="1.4cm" svg:y="3.448cm" presentation:class="outline" presentation:user-transformed="true">
          <draw:text-box>
            <text:p><text:span text:style-name="T1"/></text:p>
            <text:p><text:span text:style-name="T1"><text:s/></text:span><text:span text:style-name="T1">The Bulk Extractor Viewer v0.2.8 is completed and is on-line in the public domain at \emph{http://domex.nps.edu/deep/Bulk_Extractor.html}. <text:s/>Several download formats are available. <text:s/>This release supports all target functional requirements for the introduction of the Bulk Extractor Viewer.</text:span></text:p>
            <text:p><text:span text:style-name="T1"/></text:p>
            <text:p><text:span text:style-name="T1">A Google Bulk Extractor Users Group has been established to centralize support and discussions for the Bulk Extractor Viewer and the bulk_extractor extraction tool at \emph{http://groups.google.com/group/bulk_extractor-users}.</text:span></text:p>
            <text:p><text:span text:style-name="T1"/></text:p>
            <text:p><text:span text:style-name="T1">The Developer at NPS has been fielding questions and comments relating to the usage of the Bulk Extractor Viewer. <text:s/>A list of potential functionality inspired by this feedback is being maintained at \emph{http://domex.nps.edu/deep/Future_Functionality_in_Bulk_Extractor_Viewer.html}.</text:span></text:p>
            <text:p><text:span text:style-name="T1"/></text:p>
            <text:p><text:span text:style-name="T1">An automated testing harness will be developed for testing Bulk Extractor functionality. <text:s/>The testing harness will test \emph{bulk_extractor} output against baselines. <text:s/>This testing harness will also test the Python tools that process \emph{bulk_extractor} output and create DFXML data.</text:span></text:p>
            <text:p><text:span text:style-name="T1"/></text:p>
            <text:p><text:span text:style-name="T1">A test jig will be developed for testing \emph{libewf}, the C\# implementation of the EnCase .E01 file reader that NPS is creating. </text:span></text:p>
            <text:p><text:span text:style-name="T1"><text:s/></text:span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Howto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onvert Wiki to DEEP .html:</text:p>
              </text:list-item>
              <text:list-item>
                <text:p>create file at /htdocs/deep, and give it chmod a+rw permission</text:p>
              </text:list-item>
              <text:list-item>
                <text:p>cd /usr/local/web; python mediawiki.py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custom-shape draw:style-name="gr29" draw:text-style-name="P5" draw:layer="layout" svg:width="7.795cm" svg:height="0.822cm" svg:x="1.108cm" svg:y="9.97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56cm" svg:x="1.4cm" svg:y="0.962cm" presentation:class="title" presentation:user-transformed="true">
          <draw:text-box>
            <text:p>Managing AFF Passphrases</text:p>
          </draw:text-box>
        </draw:frame>
        <draw:frame presentation:style-name="pr8" draw:text-style-name="P25" draw:layer="layout" svg:width="12.013cm" svg:height="13.61cm" svg:x="15.839cm" svg:y="4.664cm" presentation:class="outline" presentation:user-transformed="true">
          <draw:text-box>
            <text:p><text:span text:style-name="T8">Design Notes:</text:span></text:p>
            <text:list text:style-name="L2">
              <text:list-item>
                <text:p><text:span text:style-name="T13">Invocation is via Menu Properties | AFF Passphrases</text:span></text:p>
              </text:list-item>
              <text:list-item>
                <text:p><text:span text:style-name="T13">The passphrase list is maintained similar to the FeatureBookmarksModel except:</text:span></text:p>
                <text:list>
                  <text:list-item>
                    <text:p><text:span text:style-name="T14">There are no interested listeners.</text:span></text:p>
                  </text:list-item>
                  <text:list-item>
                    <text:p><text:span text:style-name="T14">Interface getPassphrase(File) is introduced for returning the passphrase associated with the Image file. <text:s/>The Map association is bound using trial and error on the passphrase set.</text:span></text:p>
                  </text:list-item>
                </text:list>
              </text:list-item>
            </text:list>
          </draw:text-box>
        </draw:frame>
        <draw:custom-shape draw:style-name="gr20" draw:text-style-name="P5" draw:layer="layout" svg:width="14.91cm" svg:height="9.975cm" svg:x="0.429cm" svg:y="5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7.795cm" svg:height="3.468cm" svg:x="1.108cm" svg:y="7.866cm">
          <text:p text:style-name="P5">aff passphrase 1</text:p>
          <text:p text:style-name="P5">aff passphrase 2</text:p>
          <text:p text:style-name="P5">aff passphrase 3</text:p>
          <draw:enhanced-geometry svg:viewBox="0 0 21600 21600" draw:type="rectangle" draw:enhanced-path="M 0 0 L 21600 0 21600 21600 0 21600 0 0 Z N"/>
        </draw:custom-shape>
        <draw:frame draw:style-name="gr19" draw:layer="layout" svg:width="4.193cm" svg:height="1.043cm" svg:x="1.108cm" svg:y="6.828cm">
          <draw:text-box>
            <text:p>Passphrase List</text:p>
          </draw:text-box>
        </draw:frame>
        <draw:frame draw:style-name="gr19" draw:layer="layout" svg:width="4.71cm" svg:height="1.043cm" svg:x="1.144cm" svg:y="12.084cm">
          <draw:text-box>
            <text:p>New Passpharase</text:p>
          </draw:text-box>
        </draw:frame>
        <draw:custom-shape draw:style-name="gr24" draw:text-style-name="P5" draw:layer="layout" svg:width="6.384cm" svg:height="1.038cm" svg:x="6.773cm" svg:y="12.084cm">
          <text:p text:style-name="P5">aff passphrase 4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639cm" svg:height="1.038cm" svg:x="13.449cm" svg:y="12.084cm">
          <text:p text:style-name="P5">Add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639cm" svg:height="1.038cm" svg:x="3.76cm" svg:y="14.229cm">
          <text:p text:style-name="P5">Delete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639cm" svg:height="1.038cm" svg:x="1.437cm" svg:y="14.229cm">
          <text:p text:style-name="P5">Clear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639cm" svg:height="1.038cm" svg:x="6.621cm" svg:y="14.229cm">
          <text:p text:style-name="P5">Close</text:p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4.444cm" svg:y1="5.685cm" svg:x2="14.444cm" svg:y2="6.662cm">
          <text:p/>
        </draw:line>
        <draw:line draw:style-name="gr21" draw:text-style-name="P5" draw:layer="layout" svg:x1="14.666cm" svg:y1="5.97cm" svg:x2="15.073cm" svg:y2="6.377cm">
          <text:p/>
        </draw:line>
        <draw:line draw:style-name="gr21" draw:text-style-name="P5" draw:layer="layout" svg:x1="14.666cm" svg:y1="6.377cm" svg:x2="15.073cm" svg:y2="5.97cm">
          <text:p/>
        </draw:line>
        <draw:line draw:style-name="gr21" draw:text-style-name="P5" draw:layer="layout" svg:x1="0.429cm" svg:y1="6.65cm" svg:x2="15.339cm" svg:y2="6.65cm">
          <text:p/>
        </draw:line>
        <draw:frame draw:style-name="gr19" draw:layer="layout" svg:width="4.63cm" svg:height="1.043cm" svg:x="0.858cm" svg:y="5.685cm">
          <draw:text-box>
            <text:p>AFF Passphrases</text:p>
          </draw:text-box>
        </draw:fram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Alternate bulk_extractor Sourcing</text:p>
          </draw:text-box>
        </draw:frame>
        <draw:frame presentation:style-name="pr8" draw:text-style-name="P26" draw:layer="layout" svg:width="26.098cm" svg:height="13.61cm" svg:x="0.501cm" svg:y="3.77cm" presentation:class="outline" presentation:user-transformed="true">
          <draw:text-box>
            <text:list text:style-name="L2">
              <text:list-item>
                <text:p><text:span text:style-name="T8">Process a smaller ordered sector list rather than the total raw sector list.</text:span></text:p>
                <text:list>
                  <text:list-item>
                    <text:p><text:span text:style-name="T8">Catches Features that cross discontiguous Sector boundaries.</text:span></text:p>
                  </text:list-item>
                  <text:list-item>
                    <text:p><text:span text:style-name="T8">Less Sectors to process.</text:span></text:p>
                  </text:list-item>
                  <text:list-item>
                    <text:p><text:span text:style-name="T8">Capability is already enabled by DFXML technology.</text:span></text:p>
                  </text:list-item>
                </text:list>
              </text:list-item>
            </text:list>
          </draw:text-box>
        </draw:frame>
        <draw:frame draw:style-name="gr19" draw:text-style-name="P19" draw:layer="layout" svg:width="3.503cm" svg:height="1.072cm" svg:x="2.688cm" svg:y="12.157cm">
          <draw:text-box>
            <text:p><text:span text:style-name="T2">Current way</text:span></text:p>
          </draw:text-box>
        </draw:frame>
        <draw:frame draw:style-name="gr19" draw:text-style-name="P19" draw:layer="layout" svg:width="3.876cm" svg:height="1.072cm" svg:x="14.852cm" svg:y="10.628cm">
          <draw:text-box>
            <text:p><text:span text:style-name="T2">Alternate way</text:span></text:p>
          </draw:text-box>
        </draw:frame>
        <draw:frame draw:style-name="gr19" draw:layer="layout" svg:width="3.444cm" svg:height="1.043cm" svg:x="2.11cm" svg:y="14.095cm">
          <draw:text-box>
            <text:p>Raw Sectors</text:p>
          </draw:text-box>
        </draw:frame>
        <draw:line draw:style-name="gr28" draw:text-style-name="P5" draw:layer="layout" svg:x1="4.076cm" svg:y1="15.233cm" svg:x2="4.076cm" svg:y2="18.021cm">
          <text:p/>
        </draw:line>
        <draw:frame draw:style-name="gr19" draw:layer="layout" svg:width="2.538cm" svg:height="1.043cm" svg:x="2.539cm" svg:y="18.163cm">
          <draw:text-box>
            <text:p>Features</text:p>
          </draw:text-box>
        </draw:frame>
        <draw:frame draw:style-name="gr19" draw:layer="layout" svg:width="3.444cm" svg:height="1.043cm" svg:x="13.874cm" svg:y="11.967cm">
          <draw:text-box>
            <text:p>Raw Sectors</text:p>
          </draw:text-box>
        </draw:frame>
        <draw:line draw:style-name="gr28" draw:text-style-name="P5" draw:layer="layout" svg:x1="15.875cm" svg:y1="13.005cm" svg:x2="15.84cm" svg:y2="16.197cm">
          <text:p/>
        </draw:line>
        <draw:frame draw:style-name="gr19" draw:layer="layout" svg:width="2.538cm" svg:height="1.043cm" svg:x="14.553cm" svg:y="19.202cm">
          <draw:text-box>
            <text:p>Features</text:p>
          </draw:text-box>
        </draw:frame>
        <draw:frame draw:style-name="gr19" draw:layer="layout" svg:width="3.753cm" svg:height="1.043cm" svg:x="4.076cm" svg:y="15.946cm">
          <draw:text-box>
            <text:p>bulk_extractor</text:p>
          </draw:text-box>
        </draw:frame>
        <draw:frame draw:style-name="gr19" draw:layer="layout" svg:width="8.139cm" svg:height="2.627cm" svg:x="16.198cm" svg:y="13.264cm">
          <draw:text-box>
            <text:p>inode analysis,</text:p>
            <text:p>Carving,</text:p>
            <text:p>File and Sector hashcode stoplist</text:p>
          </draw:text-box>
        </draw:frame>
        <draw:frame draw:style-name="gr19" draw:layer="layout" svg:width="4.998cm" svg:height="1.043cm" svg:x="13.195cm" svg:y="16.448cm">
          <draw:text-box>
            <text:p>Ordered Sector List</text:p>
          </draw:text-box>
        </draw:frame>
        <draw:line draw:style-name="gr28" draw:text-style-name="P5" draw:layer="layout" svg:x1="15.875cm" svg:y1="17.561cm" svg:x2="15.875cm" svg:y2="19.202cm">
          <text:p/>
        </draw:line>
        <draw:frame draw:style-name="gr19" draw:layer="layout" svg:width="3.753cm" svg:height="1.043cm" svg:x="15.875cm" svg:y="17.561cm">
          <draw:text-box>
            <text:p>bulk_extractor</text:p>
          </draw:text-box>
        </draw:fram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8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Bruce Allen</meta:initial-creator>
    <meta:creation-date>2010-06-14T14:19:48</meta:creation-date>
    <dc:date>2012-07-11T09:42:24</dc:date>
    <meta:printed-by>Bruce Allen</meta:printed-by>
    <meta:print-date>2010-12-15T10:32:42</meta:print-date>
    <meta:editing-cycles>67</meta:editing-cycles>
    <meta:editing-duration>P83DT23H13M37S</meta:editing-duration>
    <meta:document-statistic meta:object-count="93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9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047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1.207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Hours subtotal</text:p>
          </table:table-cell>
          <table:table-cell office:value-type="string">
            <text:p>Hours from Outline</text:p>
          </table:table-cell>
          <table:table-cell table:number-columns-repeated="3"/>
          <table:table-cell office:value-type="string">
            <text:p>Hours</text:p>
          </table:table-cell>
          <table:table-cell/>
          <table:table-cell office:value-type="string">
            <text:p>Graphic Art Hours</text:p>
          </table:table-cell>
        </table:table-row>
        <table:table-row table:style-name="ro1">
          <table:table-cell office:value-type="string">
            <text:p>Reader Selector</text:p>
          </table:table-cell>
          <table:table-cell table:number-columns-repeated="3"/>
          <table:table-cell office:value-type="string">
            <text:p>Reader Selector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ooc:=SUM([.B4:.B5])"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.E01 Reader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Split Raw File Reader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View Volume Information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.E01 Reader</text:p>
          </table:table-cell>
          <table:table-cell table:number-columns-repeated="3"/>
          <table:table-cell office:value-type="string">
            <text:p>L&amp;F Image Display Format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ooc:=SUM([.B8:.B21])" office:value-type="float" office:value="98">
            <text:p>98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L&amp;F Feature Control Panel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L&amp;F Graphic Art Support</text:p>
          </table:table-cell>
          <table:table-cell office:value-type="float" office:value="22">
            <text:p>22</text:p>
          </table:table-cell>
          <table:table-cell/>
          <table:table-cell office:value-type="float" office:value="88">
            <text:p>8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Bookmarks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Functional Testing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Testing by Expert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office:value-type="string">
            <text:p>Programmer Total:</text:p>
          </table:table-cell>
          <table:table-cell table:formula="oooc:=SUM([.F3:.F13])" office:value-type="float" office:value="352">
            <text:p>352</text:p>
          </table:table-cell>
          <table:table-cell office:value-type="string">
            <text:p>Hours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  <table:table-cell table:formula="oooc:=[.F14]/8" office:value-type="float" office:value="44">
            <text:p>44</text:p>
          </table:table-cell>
          <table:table-cell office:value-type="string">
            <text:p>Days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Graphic Artist Total</text:p>
          </table:table-cell>
          <table:table-cell table:formula="oooc:=[.H9]" office:value-type="float" office:value="88">
            <text:p>88</text:p>
          </table:table-cell>
          <table:table-cell office:value-type="string">
            <text:p>Hours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table:formula="oooc:=[.F17]/8" office:value-type="float" office:value="11">
            <text:p>11</text:p>
          </table:table-cell>
          <table:table-cell office:value-type="string">
            <text:p>Day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Expert Total</text:p>
          </table:table-cell>
          <table:table-cell office:value-type="string">
            <text:p>Not Determin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plit Raw File Reader</text:p>
          </table:table-cell>
          <table:table-cell table:number-columns-repeated="7"/>
        </table:table-row>
        <table:table-row table:style-name="ro1">
          <table:table-cell table:formula="oooc:=SUM([.B24:.B25])"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iew Volume Information</text:p>
          </table:table-cell>
          <table:table-cell table:number-columns-repeated="7"/>
        </table:table-row>
        <table:table-row table:style-name="ro1">
          <table:table-cell table:formula="oooc:=SUM([.B28:.B33])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&amp;F Image Display Format</text:p>
          </table:table-cell>
          <table:table-cell table:number-columns-repeated="7"/>
        </table:table-row>
        <table:table-row table:style-name="ro1">
          <table:table-cell table:formula="oooc:=SUM([.B37:.B38])"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&amp;F Feature Control Panel</text:p>
          </table:table-cell>
          <table:table-cell table:number-columns-repeated="7"/>
        </table:table-row>
        <table:table-row table:style-name="ro1">
          <table:table-cell table:formula="oooc:=SUM([.B41:.B41])"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&amp;F Graphic Art Support</text:p>
          </table:table-cell>
          <table:table-cell table:number-columns-repeated="7"/>
        </table:table-row>
        <table:table-row table:style-name="ro1">
          <table:table-cell table:formula="oooc:=SUM([.B44:.B46])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ooc:=SUM([.C44:.C46])" office:value-type="float" office:value="88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ookmarks</text:p>
          </table:table-cell>
          <table:table-cell table:number-columns-repeated="7"/>
        </table:table-row>
        <table:table-row table:style-name="ro1">
          <table:table-cell table:formula="oooc:=SUM([.B50:.B55])" office:value-type="float" office:value="66">
            <text:p>66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Functional Testing</text:p>
          </table:table-cell>
          <table:table-cell table:number-columns-repeated="7"/>
        </table:table-row>
        <table:table-row table:style-name="ro1">
          <table:table-cell table:formula="oooc:=SUM([.B58:.B64])"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esting by Expert</text:p>
          </table:table-cell>
          <table:table-cell table:number-columns-repeated="7"/>
        </table:table-row>
        <table:table-row table:style-name="ro1">
          <table:table-cell table:formula="oooc:=SUM([.B67:.B68])"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rogrammer Total:</text:p>
          </table:table-cell>
          <table:table-cell table:number-columns-repeated="7"/>
        </table:table-row>
        <table:table-row table:style-name="ro1">
          <table:table-cell table:formula="oooc:=[.A4]+[.A8]+[.A24]+[.A28]+[.A36]+[.A41]+[.A44]+[.A49]+[.A58]+[.A67]" office:value-type="float" office:value="352">
            <text:p>352</text:p>
          </table:table-cell>
          <table:table-cell office:value-type="string">
            <text:p>hours</text:p>
          </table:table-cell>
          <table:table-cell table:number-columns-repeated="6"/>
        </table:table-row>
        <table:table-row table:style-name="ro1">
          <table:table-cell table:formula="oooc:=[.A71] / 8" office:value-type="float" office:value="44">
            <text:p>44</text:p>
          </table:table-cell>
          <table:table-cell office:value-type="string">
            <text:p>day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raphic Artist Total:</text:p>
          </table:table-cell>
          <table:table-cell table:number-columns-repeated="7"/>
        </table:table-row>
        <table:table-row table:style-name="ro1">
          <table:table-cell table:formula="oooc:=[.D44]" office:value-type="float" office:value="88">
            <text:p>88</text:p>
          </table:table-cell>
          <table:table-cell office:value-type="string">
            <text:p>hours</text:p>
          </table:table-cell>
          <table:table-cell table:number-columns-repeated="6"/>
        </table:table-row>
        <table:table-row table:style-name="ro1">
          <table:table-cell table:formula="oooc:=[.A75]/8" office:value-type="float" office:value="11">
            <text:p>11</text:p>
          </table:table-cell>
          <table:table-cell office:value-type="string">
            <text:p>day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xpert total: Not Specified.</text:p>
          </table:table-cell>
          <table:table-cell table:number-columns-repeated="7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2">10/22/2010</text:date>, <text:time>17:3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2.6791in"/>
    </style:style>
    <style:style style:name="co3" style:family="table-column">
      <style:table-column-properties fo:break-before="auto" style:column-width="0.4299in"/>
    </style:style>
    <style:style style:name="co4" style:family="table-column">
      <style:table-column-properties fo:break-before="auto" style:column-width="0.527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Bulk Extractor Viewer work estimate, 10/6/10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2"/>
          <table:table-cell table:style-name="ce1" office:value-type="string">
            <text:p>Days</text:p>
          </table:table-cell>
          <table:table-cell table:style-name="ce1" office:value-type="string">
            <text:p>Helper</text:p>
          </table:table-cell>
        </table:table-row>
        <table:table-row table:style-name="ro1">
          <table:table-cell office:value-type="string">
            <text:p>.E01 Read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sig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Test against files generated by EnCas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Support for viewing .E01 Volume Statu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>
            <text:p>Look and Fee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erve image display formats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string">
            <text:p>Standardize image display format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/>
          <table:table-cell office:value-type="string">
            <text:p>Change button Icons to something better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hange Feature Control panel design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1">
          <table:table-cell/>
          <table:table-cell office:value-type="string">
            <text:p>Improve appearance of Help text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mprove image pane auto-scroll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es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eature File Data Provi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Image File Data Provi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Feature Pane boundary check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Image Pane boundary check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Misc. checks based on menu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ookmark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erve existing usage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string">
            <text:p>Desig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Test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ad raw files across split input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sign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9:.C33])" office:value-type="float" office:value="19.6">
            <text:p>19.6</text:p>
          </table:table-cell>
          <table:table-cell table:formula="oooc:=SUM([.D10:.D32])" office:value-type="float" office:value="5.9">
            <text:p>5.9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2">10/22/2010</text:date>, <text:time>17:3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